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tunicates_ncrna-m3/content.xml"/>
  <manifest:file-entry manifest:media-type="text/xml" manifest:full-path="tunicates_ncrna-m3/settings.xml"/>
  <manifest:file-entry manifest:media-type="application/vnd.sun.xml.math" manifest:full-path="tunicates_ncrna-m3/"/>
  <manifest:file-entry manifest:media-type="text/xml" manifest:full-path="tunicates_ncrna-m6/content.xml"/>
  <manifest:file-entry manifest:media-type="text/xml" manifest:full-path="tunicates_ncrna-m6/settings.xml"/>
  <manifest:file-entry manifest:media-type="application/vnd.sun.xml.math" manifest:full-path="tunicates_ncrna-m6/"/>
  <manifest:file-entry manifest:media-type="text/xml" manifest:full-path="tunicates_ncrna-m7/content.xml"/>
  <manifest:file-entry manifest:media-type="text/xml" manifest:full-path="tunicates_ncrna-m7/settings.xml"/>
  <manifest:file-entry manifest:media-type="application/vnd.sun.xml.math" manifest:full-path="tunicates_ncrna-m7/"/>
  <manifest:file-entry manifest:media-type="text/xml" manifest:full-path="tunicates_ncrna-m8/content.xml"/>
  <manifest:file-entry manifest:media-type="text/xml" manifest:full-path="tunicates_ncrna-m8/settings.xml"/>
  <manifest:file-entry manifest:media-type="application/vnd.sun.xml.math" manifest:full-path="tunicates_ncrna-m8/"/>
  <manifest:file-entry manifest:media-type="text/xml" manifest:full-path="tunicates_ncrna-m9/content.xml"/>
  <manifest:file-entry manifest:media-type="text/xml" manifest:full-path="tunicates_ncrna-m9/settings.xml"/>
  <manifest:file-entry manifest:media-type="application/vnd.sun.xml.math" manifest:full-path="tunicates_ncrna-m9/"/>
  <manifest:file-entry manifest:media-type="text/xml" manifest:full-path="tunicates_ncrna-m10/content.xml"/>
  <manifest:file-entry manifest:media-type="text/xml" manifest:full-path="tunicates_ncrna-m10/settings.xml"/>
  <manifest:file-entry manifest:media-type="application/vnd.sun.xml.math" manifest:full-path="tunicates_ncrna-m10/"/>
  <manifest:file-entry manifest:media-type="text/xml" manifest:full-path="tunicates_ncrna-m11/content.xml"/>
  <manifest:file-entry manifest:media-type="text/xml" manifest:full-path="tunicates_ncrna-m11/settings.xml"/>
  <manifest:file-entry manifest:media-type="application/vnd.sun.xml.math" manifest:full-path="tunicates_ncrna-m11/"/>
  <manifest:file-entry manifest:media-type="text/xml" manifest:full-path="tunicates_ncrna-m12/content.xml"/>
  <manifest:file-entry manifest:media-type="text/xml" manifest:full-path="tunicates_ncrna-m12/settings.xml"/>
  <manifest:file-entry manifest:media-type="application/vnd.sun.xml.math" manifest:full-path="tunicates_ncrna-m12/"/>
  <manifest:file-entry manifest:media-type="text/xml" manifest:full-path="tunicates_ncrna-m13/content.xml"/>
  <manifest:file-entry manifest:media-type="text/xml" manifest:full-path="tunicates_ncrna-m13/settings.xml"/>
  <manifest:file-entry manifest:media-type="application/vnd.sun.xml.math" manifest:full-path="tunicates_ncrna-m13/"/>
  <manifest:file-entry manifest:media-type="text/xml" manifest:full-path="tunicates_ncrna-m14/content.xml"/>
  <manifest:file-entry manifest:media-type="text/xml" manifest:full-path="tunicates_ncrna-m14/settings.xml"/>
  <manifest:file-entry manifest:media-type="application/vnd.sun.xml.math" manifest:full-path="tunicates_ncrna-m14/"/>
  <manifest:file-entry manifest:media-type="text/xml" manifest:full-path="tunicates_ncrna-m15/content.xml"/>
  <manifest:file-entry manifest:media-type="text/xml" manifest:full-path="tunicates_ncrna-m15/settings.xml"/>
  <manifest:file-entry manifest:media-type="application/vnd.sun.xml.math" manifest:full-path="tunicates_ncrna-m15/"/>
  <manifest:file-entry manifest:media-type="text/xml" manifest:full-path="tunicates_ncrna-m16/content.xml"/>
  <manifest:file-entry manifest:media-type="text/xml" manifest:full-path="tunicates_ncrna-m16/settings.xml"/>
  <manifest:file-entry manifest:media-type="application/vnd.sun.xml.math" manifest:full-path="tunicates_ncrna-m16/"/>
  <manifest:file-entry manifest:media-type="text/xml" manifest:full-path="tunicates_ncrna-m17/content.xml"/>
  <manifest:file-entry manifest:media-type="text/xml" manifest:full-path="tunicates_ncrna-m17/settings.xml"/>
  <manifest:file-entry manifest:media-type="application/vnd.sun.xml.math" manifest:full-path="tunicates_ncrna-m17/"/>
  <manifest:file-entry manifest:media-type="text/xml" manifest:full-path="tunicates_ncrna-m18/content.xml"/>
  <manifest:file-entry manifest:media-type="text/xml" manifest:full-path="tunicates_ncrna-m18/settings.xml"/>
  <manifest:file-entry manifest:media-type="application/vnd.sun.xml.math" manifest:full-path="tunicates_ncrna-m18/"/>
  <manifest:file-entry manifest:media-type="text/xml" manifest:full-path="tunicates_ncrna-m19/content.xml"/>
  <manifest:file-entry manifest:media-type="text/xml" manifest:full-path="tunicates_ncrna-m19/settings.xml"/>
  <manifest:file-entry manifest:media-type="application/vnd.sun.xml.math" manifest:full-path="tunicates_ncrna-m19/"/>
  <manifest:file-entry manifest:media-type="text/xml" manifest:full-path="tunicates_ncrna-m20/content.xml"/>
  <manifest:file-entry manifest:media-type="text/xml" manifest:full-path="tunicates_ncrna-m20/settings.xml"/>
  <manifest:file-entry manifest:media-type="application/vnd.sun.xml.math" manifest:full-path="tunicates_ncrna-m20/"/>
  <manifest:file-entry manifest:media-type="text/xml" manifest:full-path="tunicates_ncrna-m21/content.xml"/>
  <manifest:file-entry manifest:media-type="text/xml" manifest:full-path="tunicates_ncrna-m21/settings.xml"/>
  <manifest:file-entry manifest:media-type="application/vnd.sun.xml.math" manifest:full-path="tunicates_ncrna-m21/"/>
  <manifest:file-entry manifest:media-type="text/xml" manifest:full-path="tunicates_ncrna-m22/content.xml"/>
  <manifest:file-entry manifest:media-type="text/xml" manifest:full-path="tunicates_ncrna-m22/settings.xml"/>
  <manifest:file-entry manifest:media-type="application/vnd.sun.xml.math" manifest:full-path="tunicates_ncrna-m22/"/>
  <manifest:file-entry manifest:media-type="text/xml" manifest:full-path="tunicates_ncrna-m23/content.xml"/>
  <manifest:file-entry manifest:media-type="text/xml" manifest:full-path="tunicates_ncrna-m23/settings.xml"/>
  <manifest:file-entry manifest:media-type="application/vnd.sun.xml.math" manifest:full-path="tunicates_ncrna-m23/"/>
  <manifest:file-entry manifest:media-type="text/xml" manifest:full-path="tunicates_ncrna-m24/content.xml"/>
  <manifest:file-entry manifest:media-type="text/xml" manifest:full-path="tunicates_ncrna-m24/settings.xml"/>
  <manifest:file-entry manifest:media-type="application/vnd.sun.xml.math" manifest:full-path="tunicates_ncrna-m24/"/>
  <manifest:file-entry manifest:media-type="text/xml" manifest:full-path="tunicates_ncrna-m25/content.xml"/>
  <manifest:file-entry manifest:media-type="text/xml" manifest:full-path="tunicates_ncrna-m25/settings.xml"/>
  <manifest:file-entry manifest:media-type="application/vnd.sun.xml.math" manifest:full-path="tunicates_ncrna-m25/"/>
  <manifest:file-entry manifest:media-type="text/xml" manifest:full-path="tunicates_ncrna-m26/content.xml"/>
  <manifest:file-entry manifest:media-type="text/xml" manifest:full-path="tunicates_ncrna-m26/settings.xml"/>
  <manifest:file-entry manifest:media-type="application/vnd.sun.xml.math" manifest:full-path="tunicates_ncrna-m26/"/>
  <manifest:file-entry manifest:media-type="text/xml" manifest:full-path="tunicates_ncrna-m27/content.xml"/>
  <manifest:file-entry manifest:media-type="text/xml" manifest:full-path="tunicates_ncrna-m27/settings.xml"/>
  <manifest:file-entry manifest:media-type="application/vnd.sun.xml.math" manifest:full-path="tunicates_ncrna-m27/"/>
  <manifest:file-entry manifest:media-type="text/xml" manifest:full-path="tunicates_ncrna-m28/content.xml"/>
  <manifest:file-entry manifest:media-type="text/xml" manifest:full-path="tunicates_ncrna-m28/settings.xml"/>
  <manifest:file-entry manifest:media-type="application/vnd.sun.xml.math" manifest:full-path="tunicates_ncrna-m28/"/>
  <manifest:file-entry manifest:media-type="text/xml" manifest:full-path="tunicates_ncrna-m29/content.xml"/>
  <manifest:file-entry manifest:media-type="text/xml" manifest:full-path="tunicates_ncrna-m29/settings.xml"/>
  <manifest:file-entry manifest:media-type="application/vnd.sun.xml.math" manifest:full-path="tunicates_ncrna-m29/"/>
  <manifest:file-entry manifest:media-type="text/xml" manifest:full-path="tunicates_ncrna-m31/content.xml"/>
  <manifest:file-entry manifest:media-type="text/xml" manifest:full-path="tunicates_ncrna-m31/settings.xml"/>
  <manifest:file-entry manifest:media-type="application/vnd.sun.xml.math" manifest:full-path="tunicates_ncrna-m31/"/>
  <manifest:file-entry manifest:media-type="text/xml" manifest:full-path="tunicates_ncrna-m32/content.xml"/>
  <manifest:file-entry manifest:media-type="text/xml" manifest:full-path="tunicates_ncrna-m32/settings.xml"/>
  <manifest:file-entry manifest:media-type="application/vnd.sun.xml.math" manifest:full-path="tunicates_ncrna-m32/"/>
  <manifest:file-entry manifest:media-type="text/xml" manifest:full-path="tunicates_ncrna-m33/content.xml"/>
  <manifest:file-entry manifest:media-type="text/xml" manifest:full-path="tunicates_ncrna-m33/settings.xml"/>
  <manifest:file-entry manifest:media-type="application/vnd.sun.xml.math" manifest:full-path="tunicates_ncrna-m33/"/>
  <manifest:file-entry manifest:media-type="text/xml" manifest:full-path="tunicates_ncrna-m34/content.xml"/>
  <manifest:file-entry manifest:media-type="text/xml" manifest:full-path="tunicates_ncrna-m34/settings.xml"/>
  <manifest:file-entry manifest:media-type="application/vnd.sun.xml.math" manifest:full-path="tunicates_ncrna-m34/"/>
  <manifest:file-entry manifest:media-type="text/xml" manifest:full-path="tunicates_ncrna-m35/content.xml"/>
  <manifest:file-entry manifest:media-type="text/xml" manifest:full-path="tunicates_ncrna-m35/settings.xml"/>
  <manifest:file-entry manifest:media-type="application/vnd.sun.xml.math" manifest:full-path="tunicates_ncrna-m35/"/>
  <manifest:file-entry manifest:media-type="text/xml" manifest:full-path="tunicates_ncrna-m36/content.xml"/>
  <manifest:file-entry manifest:media-type="text/xml" manifest:full-path="tunicates_ncrna-m36/settings.xml"/>
  <manifest:file-entry manifest:media-type="application/vnd.sun.xml.math" manifest:full-path="tunicates_ncrna-m36/"/>
  <manifest:file-entry manifest:media-type="text/xml" manifest:full-path="tunicates_ncrna-m37/content.xml"/>
  <manifest:file-entry manifest:media-type="text/xml" manifest:full-path="tunicates_ncrna-m37/settings.xml"/>
  <manifest:file-entry manifest:media-type="application/vnd.sun.xml.math" manifest:full-path="tunicates_ncrna-m37/"/>
  <manifest:file-entry manifest:media-type="text/xml" manifest:full-path="tunicates_ncrna-m38/content.xml"/>
  <manifest:file-entry manifest:media-type="text/xml" manifest:full-path="tunicates_ncrna-m38/settings.xml"/>
  <manifest:file-entry manifest:media-type="application/vnd.sun.xml.math" manifest:full-path="tunicates_ncrna-m38/"/>
  <manifest:file-entry manifest:media-type="text/xml" manifest:full-path="tunicates_ncrna-m39/content.xml"/>
  <manifest:file-entry manifest:media-type="text/xml" manifest:full-path="tunicates_ncrna-m39/settings.xml"/>
  <manifest:file-entry manifest:media-type="application/vnd.sun.xml.math" manifest:full-path="tunicates_ncrna-m39/"/>
  <manifest:file-entry manifest:media-type="text/xml" manifest:full-path="tunicates_ncrna-m40/content.xml"/>
  <manifest:file-entry manifest:media-type="text/xml" manifest:full-path="tunicates_ncrna-m40/settings.xml"/>
  <manifest:file-entry manifest:media-type="application/vnd.sun.xml.math" manifest:full-path="tunicates_ncrna-m40/"/>
  <manifest:file-entry manifest:media-type="text/xml" manifest:full-path="tunicates_ncrna-m41/content.xml"/>
  <manifest:file-entry manifest:media-type="text/xml" manifest:full-path="tunicates_ncrna-m41/settings.xml"/>
  <manifest:file-entry manifest:media-type="application/vnd.sun.xml.math" manifest:full-path="tunicates_ncrna-m41/"/>
  <manifest:file-entry manifest:media-type="text/xml" manifest:full-path="tunicates_ncrna-m42/content.xml"/>
  <manifest:file-entry manifest:media-type="text/xml" manifest:full-path="tunicates_ncrna-m42/settings.xml"/>
  <manifest:file-entry manifest:media-type="application/vnd.sun.xml.math" manifest:full-path="tunicates_ncrna-m42/"/>
  <manifest:file-entry manifest:media-type="text/xml" manifest:full-path="tunicates_ncrna-m43/content.xml"/>
  <manifest:file-entry manifest:media-type="text/xml" manifest:full-path="tunicates_ncrna-m43/settings.xml"/>
  <manifest:file-entry manifest:media-type="application/vnd.sun.xml.math" manifest:full-path="tunicates_ncrna-m43/"/>
  <manifest:file-entry manifest:media-type="text/xml" manifest:full-path="tunicates_ncrna-m44/content.xml"/>
  <manifest:file-entry manifest:media-type="text/xml" manifest:full-path="tunicates_ncrna-m44/settings.xml"/>
  <manifest:file-entry manifest:media-type="application/vnd.sun.xml.math" manifest:full-path="tunicates_ncrna-m44/"/>
  <manifest:file-entry manifest:media-type="text/xml" manifest:full-path="tunicates_ncrna-m45/content.xml"/>
  <manifest:file-entry manifest:media-type="text/xml" manifest:full-path="tunicates_ncrna-m45/settings.xml"/>
  <manifest:file-entry manifest:media-type="application/vnd.sun.xml.math" manifest:full-path="tunicates_ncrna-m45/"/>
  <manifest:file-entry manifest:media-type="text/xml" manifest:full-path="tunicates_ncrna-m46/content.xml"/>
  <manifest:file-entry manifest:media-type="text/xml" manifest:full-path="tunicates_ncrna-m46/settings.xml"/>
  <manifest:file-entry manifest:media-type="application/vnd.sun.xml.math" manifest:full-path="tunicates_ncrna-m46/"/>
  <manifest:file-entry manifest:media-type="text/xml" manifest:full-path="tunicates_ncrna-m47/content.xml"/>
  <manifest:file-entry manifest:media-type="text/xml" manifest:full-path="tunicates_ncrna-m47/settings.xml"/>
  <manifest:file-entry manifest:media-type="application/vnd.sun.xml.math" manifest:full-path="tunicates_ncrna-m47/"/>
  <manifest:file-entry manifest:media-type="text/xml" manifest:full-path="tunicates_ncrna-m48/content.xml"/>
  <manifest:file-entry manifest:media-type="text/xml" manifest:full-path="tunicates_ncrna-m48/settings.xml"/>
  <manifest:file-entry manifest:media-type="application/vnd.sun.xml.math" manifest:full-path="tunicates_ncrna-m48/"/>
  <manifest:file-entry manifest:media-type="text/xml" manifest:full-path="tunicates_ncrna-m49/content.xml"/>
  <manifest:file-entry manifest:media-type="text/xml" manifest:full-path="tunicates_ncrna-m49/settings.xml"/>
  <manifest:file-entry manifest:media-type="application/vnd.sun.xml.math" manifest:full-path="tunicates_ncrna-m49/"/>
  <manifest:file-entry manifest:media-type="text/xml" manifest:full-path="tunicates_ncrna-m50/content.xml"/>
  <manifest:file-entry manifest:media-type="text/xml" manifest:full-path="tunicates_ncrna-m50/settings.xml"/>
  <manifest:file-entry manifest:media-type="application/vnd.sun.xml.math" manifest:full-path="tunicates_ncrna-m50/"/>
  <manifest:file-entry manifest:media-type="text/xml" manifest:full-path="tunicates_ncrna-m51/content.xml"/>
  <manifest:file-entry manifest:media-type="text/xml" manifest:full-path="tunicates_ncrna-m51/settings.xml"/>
  <manifest:file-entry manifest:media-type="application/vnd.sun.xml.math" manifest:full-path="tunicates_ncrna-m51/"/>
  <manifest:file-entry manifest:media-type="text/xml" manifest:full-path="tunicates_ncrna-m52/content.xml"/>
  <manifest:file-entry manifest:media-type="text/xml" manifest:full-path="tunicates_ncrna-m52/settings.xml"/>
  <manifest:file-entry manifest:media-type="application/vnd.sun.xml.math" manifest:full-path="tunicates_ncrna-m52/"/>
  <manifest:file-entry manifest:media-type="text/xml" manifest:full-path="tunicates_ncrna-m53/content.xml"/>
  <manifest:file-entry manifest:media-type="text/xml" manifest:full-path="tunicates_ncrna-m53/settings.xml"/>
  <manifest:file-entry manifest:media-type="application/vnd.sun.xml.math" manifest:full-path="tunicates_ncrna-m53/"/>
  <manifest:file-entry manifest:media-type="text/xml" manifest:full-path="tunicates_ncrna-m54/content.xml"/>
  <manifest:file-entry manifest:media-type="text/xml" manifest:full-path="tunicates_ncrna-m54/settings.xml"/>
  <manifest:file-entry manifest:media-type="application/vnd.sun.xml.math" manifest:full-path="tunicates_ncrna-m54/"/>
  <manifest:file-entry manifest:media-type="text/xml" manifest:full-path="tunicates_ncrna-m55/content.xml"/>
  <manifest:file-entry manifest:media-type="text/xml" manifest:full-path="tunicates_ncrna-m55/settings.xml"/>
  <manifest:file-entry manifest:media-type="application/vnd.sun.xml.math" manifest:full-path="tunicates_ncrna-m55/"/>
  <manifest:file-entry manifest:media-type="text/xml" manifest:full-path="tunicates_ncrna-m56/content.xml"/>
  <manifest:file-entry manifest:media-type="text/xml" manifest:full-path="tunicates_ncrna-m56/settings.xml"/>
  <manifest:file-entry manifest:media-type="application/vnd.sun.xml.math" manifest:full-path="tunicates_ncrna-m56/"/>
  <manifest:file-entry manifest:media-type="text/xml" manifest:full-path="tunicates_ncrna-m57/content.xml"/>
  <manifest:file-entry manifest:media-type="text/xml" manifest:full-path="tunicates_ncrna-m57/settings.xml"/>
  <manifest:file-entry manifest:media-type="application/vnd.sun.xml.math" manifest:full-path="tunicates_ncrna-m57/"/>
  <manifest:file-entry manifest:media-type="text/xml" manifest:full-path="tunicates_ncrna-m58/content.xml"/>
  <manifest:file-entry manifest:media-type="text/xml" manifest:full-path="tunicates_ncrna-m58/settings.xml"/>
  <manifest:file-entry manifest:media-type="application/vnd.sun.xml.math" manifest:full-path="tunicates_ncrna-m58/"/>
  <manifest:file-entry manifest:media-type="text/xml" manifest:full-path="tunicates_ncrna-m59/content.xml"/>
  <manifest:file-entry manifest:media-type="text/xml" manifest:full-path="tunicates_ncrna-m59/settings.xml"/>
  <manifest:file-entry manifest:media-type="application/vnd.sun.xml.math" manifest:full-path="tunicates_ncrna-m59/"/>
  <manifest:file-entry manifest:media-type="text/xml" manifest:full-path="tunicates_ncrna-m60/content.xml"/>
  <manifest:file-entry manifest:media-type="text/xml" manifest:full-path="tunicates_ncrna-m60/settings.xml"/>
  <manifest:file-entry manifest:media-type="application/vnd.sun.xml.math" manifest:full-path="tunicates_ncrna-m60/"/>
  <manifest:file-entry manifest:media-type="text/xml" manifest:full-path="tunicates_ncrna-m61/content.xml"/>
  <manifest:file-entry manifest:media-type="text/xml" manifest:full-path="tunicates_ncrna-m61/settings.xml"/>
  <manifest:file-entry manifest:media-type="application/vnd.sun.xml.math" manifest:full-path="tunicates_ncrna-m61/"/>
  <manifest:file-entry manifest:media-type="text/xml" manifest:full-path="tunicates_ncrna-m62/content.xml"/>
  <manifest:file-entry manifest:media-type="text/xml" manifest:full-path="tunicates_ncrna-m62/settings.xml"/>
  <manifest:file-entry manifest:media-type="application/vnd.sun.xml.math" manifest:full-path="tunicates_ncrna-m62/"/>
  <manifest:file-entry manifest:media-type="text/xml" manifest:full-path="tunicates_ncrna-m63/content.xml"/>
  <manifest:file-entry manifest:media-type="text/xml" manifest:full-path="tunicates_ncrna-m63/settings.xml"/>
  <manifest:file-entry manifest:media-type="application/vnd.sun.xml.math" manifest:full-path="tunicates_ncrna-m63/"/>
  <manifest:file-entry manifest:media-type="text/xml" manifest:full-path="tunicates_ncrna-m64/content.xml"/>
  <manifest:file-entry manifest:media-type="text/xml" manifest:full-path="tunicates_ncrna-m64/settings.xml"/>
  <manifest:file-entry manifest:media-type="application/vnd.sun.xml.math" manifest:full-path="tunicates_ncrna-m64/"/>
  <manifest:file-entry manifest:media-type="text/xml" manifest:full-path="tunicates_ncrna-m66/content.xml"/>
  <manifest:file-entry manifest:media-type="text/xml" manifest:full-path="tunicates_ncrna-m66/settings.xml"/>
  <manifest:file-entry manifest:media-type="application/vnd.sun.xml.math" manifest:full-path="tunicates_ncrna-m66/"/>
  <manifest:file-entry manifest:media-type="text/xml" manifest:full-path="tunicates_ncrna-m67/content.xml"/>
  <manifest:file-entry manifest:media-type="text/xml" manifest:full-path="tunicates_ncrna-m67/settings.xml"/>
  <manifest:file-entry manifest:media-type="application/vnd.sun.xml.math" manifest:full-path="tunicates_ncrna-m67/"/>
  <manifest:file-entry manifest:media-type="text/xml" manifest:full-path="tunicates_ncrna-m68/content.xml"/>
  <manifest:file-entry manifest:media-type="text/xml" manifest:full-path="tunicates_ncrna-m68/settings.xml"/>
  <manifest:file-entry manifest:media-type="application/vnd.sun.xml.math" manifest:full-path="tunicates_ncrna-m68/"/>
  <manifest:file-entry manifest:media-type="text/xml" manifest:full-path="tunicates_ncrna-m69/content.xml"/>
  <manifest:file-entry manifest:media-type="text/xml" manifest:full-path="tunicates_ncrna-m69/settings.xml"/>
  <manifest:file-entry manifest:media-type="application/vnd.sun.xml.math" manifest:full-path="tunicates_ncrna-m69/"/>
  <manifest:file-entry manifest:media-type="text/xml" manifest:full-path="tunicates_ncrna-m71/content.xml"/>
  <manifest:file-entry manifest:media-type="text/xml" manifest:full-path="tunicates_ncrna-m71/settings.xml"/>
  <manifest:file-entry manifest:media-type="application/vnd.sun.xml.math" manifest:full-path="tunicates_ncrna-m71/"/>
  <manifest:file-entry manifest:media-type="text/xml" manifest:full-path="tunicates_ncrna-m72/content.xml"/>
  <manifest:file-entry manifest:media-type="text/xml" manifest:full-path="tunicates_ncrna-m72/settings.xml"/>
  <manifest:file-entry manifest:media-type="application/vnd.sun.xml.math" manifest:full-path="tunicates_ncrna-m72/"/>
  <manifest:file-entry manifest:media-type="text/xml" manifest:full-path="tunicates_ncrna-m73/content.xml"/>
  <manifest:file-entry manifest:media-type="text/xml" manifest:full-path="tunicates_ncrna-m73/settings.xml"/>
  <manifest:file-entry manifest:media-type="application/vnd.sun.xml.math" manifest:full-path="tunicates_ncrna-m73/"/>
  <manifest:file-entry manifest:media-type="text/xml" manifest:full-path="tunicates_ncrna-m74/content.xml"/>
  <manifest:file-entry manifest:media-type="text/xml" manifest:full-path="tunicates_ncrna-m74/settings.xml"/>
  <manifest:file-entry manifest:media-type="application/vnd.sun.xml.math" manifest:full-path="tunicates_ncrna-m74/"/>
  <manifest:file-entry manifest:media-type="text/xml" manifest:full-path="tunicates_ncrna-m75/content.xml"/>
  <manifest:file-entry manifest:media-type="text/xml" manifest:full-path="tunicates_ncrna-m75/settings.xml"/>
  <manifest:file-entry manifest:media-type="application/vnd.sun.xml.math" manifest:full-path="tunicates_ncrna-m75/"/>
  <manifest:file-entry manifest:media-type="text/xml" manifest:full-path="tunicates_ncrna-m76/content.xml"/>
  <manifest:file-entry manifest:media-type="text/xml" manifest:full-path="tunicates_ncrna-m76/settings.xml"/>
  <manifest:file-entry manifest:media-type="application/vnd.sun.xml.math" manifest:full-path="tunicates_ncrna-m76/"/>
  <manifest:file-entry manifest:media-type="text/xml" manifest:full-path="tunicates_ncrna-m77/content.xml"/>
  <manifest:file-entry manifest:media-type="text/xml" manifest:full-path="tunicates_ncrna-m77/settings.xml"/>
  <manifest:file-entry manifest:media-type="application/vnd.sun.xml.math" manifest:full-path="tunicates_ncrna-m77/"/>
  <manifest:file-entry manifest:media-type="text/xml" manifest:full-path="tunicates_ncrna-m78/content.xml"/>
  <manifest:file-entry manifest:media-type="text/xml" manifest:full-path="tunicates_ncrna-m78/settings.xml"/>
  <manifest:file-entry manifest:media-type="application/vnd.sun.xml.math" manifest:full-path="tunicates_ncrna-m78/"/>
  <manifest:file-entry manifest:media-type="text/xml" manifest:full-path="tunicates_ncrna-m79/content.xml"/>
  <manifest:file-entry manifest:media-type="text/xml" manifest:full-path="tunicates_ncrna-m79/settings.xml"/>
  <manifest:file-entry manifest:media-type="application/vnd.sun.xml.math" manifest:full-path="tunicates_ncrna-m79/"/>
  <manifest:file-entry manifest:media-type="text/xml" manifest:full-path="tunicates_ncrna-m80/content.xml"/>
  <manifest:file-entry manifest:media-type="text/xml" manifest:full-path="tunicates_ncrna-m80/settings.xml"/>
  <manifest:file-entry manifest:media-type="application/vnd.sun.xml.math" manifest:full-path="tunicates_ncrna-m80/"/>
  <manifest:file-entry manifest:media-type="text/xml" manifest:full-path="tunicates_ncrna-m81/content.xml"/>
  <manifest:file-entry manifest:media-type="text/xml" manifest:full-path="tunicates_ncrna-m81/settings.xml"/>
  <manifest:file-entry manifest:media-type="application/vnd.sun.xml.math" manifest:full-path="tunicates_ncrna-m81/"/>
  <manifest:file-entry manifest:media-type="text/xml" manifest:full-path="tunicates_ncrna-m82/content.xml"/>
  <manifest:file-entry manifest:media-type="text/xml" manifest:full-path="tunicates_ncrna-m82/settings.xml"/>
  <manifest:file-entry manifest:media-type="application/vnd.sun.xml.math" manifest:full-path="tunicates_ncrna-m82/"/>
  <manifest:file-entry manifest:media-type="text/xml" manifest:full-path="tunicates_ncrna-m83/content.xml"/>
  <manifest:file-entry manifest:media-type="text/xml" manifest:full-path="tunicates_ncrna-m83/settings.xml"/>
  <manifest:file-entry manifest:media-type="application/vnd.sun.xml.math" manifest:full-path="tunicates_ncrna-m83/"/>
  <manifest:file-entry manifest:media-type="text/xml" manifest:full-path="tunicates_ncrna-m84/content.xml"/>
  <manifest:file-entry manifest:media-type="text/xml" manifest:full-path="tunicates_ncrna-m84/settings.xml"/>
  <manifest:file-entry manifest:media-type="application/vnd.sun.xml.math" manifest:full-path="tunicates_ncrna-m84/"/>
  <manifest:file-entry manifest:media-type="text/xml" manifest:full-path="tunicates_ncrna-m85/content.xml"/>
  <manifest:file-entry manifest:media-type="text/xml" manifest:full-path="tunicates_ncrna-m85/settings.xml"/>
  <manifest:file-entry manifest:media-type="application/vnd.sun.xml.math" manifest:full-path="tunicates_ncrna-m85/"/>
  <manifest:file-entry manifest:media-type="text/xml" manifest:full-path="tunicates_ncrna-m86/content.xml"/>
  <manifest:file-entry manifest:media-type="text/xml" manifest:full-path="tunicates_ncrna-m86/settings.xml"/>
  <manifest:file-entry manifest:media-type="application/vnd.sun.xml.math" manifest:full-path="tunicates_ncrna-m86/"/>
  <manifest:file-entry manifest:media-type="text/xml" manifest:full-path="tunicates_ncrna-m87/content.xml"/>
  <manifest:file-entry manifest:media-type="text/xml" manifest:full-path="tunicates_ncrna-m87/settings.xml"/>
  <manifest:file-entry manifest:media-type="application/vnd.sun.xml.math" manifest:full-path="tunicates_ncrna-m87/"/>
  <manifest:file-entry manifest:media-type="text/xml" manifest:full-path="tunicates_ncrna-m88/content.xml"/>
  <manifest:file-entry manifest:media-type="text/xml" manifest:full-path="tunicates_ncrna-m88/settings.xml"/>
  <manifest:file-entry manifest:media-type="application/vnd.sun.xml.math" manifest:full-path="tunicates_ncrna-m88/"/>
  <manifest:file-entry manifest:media-type="text/xml" manifest:full-path="tunicates_ncrna-m89/content.xml"/>
  <manifest:file-entry manifest:media-type="text/xml" manifest:full-path="tunicates_ncrna-m89/settings.xml"/>
  <manifest:file-entry manifest:media-type="application/vnd.sun.xml.math" manifest:full-path="tunicates_ncrna-m89/"/>
  <manifest:file-entry manifest:media-type="text/xml" manifest:full-path="tunicates_ncrna-m90/content.xml"/>
  <manifest:file-entry manifest:media-type="text/xml" manifest:full-path="tunicates_ncrna-m90/settings.xml"/>
  <manifest:file-entry manifest:media-type="application/vnd.sun.xml.math" manifest:full-path="tunicates_ncrna-m90/"/>
  <manifest:file-entry manifest:media-type="text/xml" manifest:full-path="tunicates_ncrna-m91/content.xml"/>
  <manifest:file-entry manifest:media-type="text/xml" manifest:full-path="tunicates_ncrna-m91/settings.xml"/>
  <manifest:file-entry manifest:media-type="application/vnd.sun.xml.math" manifest:full-path="tunicates_ncrna-m91/"/>
  <manifest:file-entry manifest:media-type="text/xml" manifest:full-path="tunicates_ncrna-m92/content.xml"/>
  <manifest:file-entry manifest:media-type="text/xml" manifest:full-path="tunicates_ncrna-m92/settings.xml"/>
  <manifest:file-entry manifest:media-type="application/vnd.sun.xml.math" manifest:full-path="tunicates_ncrna-m92/"/>
  <manifest:file-entry manifest:media-type="text/xml" manifest:full-path="tunicates_ncrna-m93/content.xml"/>
  <manifest:file-entry manifest:media-type="text/xml" manifest:full-path="tunicates_ncrna-m93/settings.xml"/>
  <manifest:file-entry manifest:media-type="application/vnd.sun.xml.math" manifest:full-path="tunicates_ncrna-m93/"/>
  <manifest:file-entry manifest:media-type="text/xml" manifest:full-path="tunicates_ncrna-m94/content.xml"/>
  <manifest:file-entry manifest:media-type="text/xml" manifest:full-path="tunicates_ncrna-m94/settings.xml"/>
  <manifest:file-entry manifest:media-type="application/vnd.sun.xml.math" manifest:full-path="tunicates_ncrna-m94/"/>
  <manifest:file-entry manifest:media-type="text/xml" manifest:full-path="tunicates_ncrna-m95/content.xml"/>
  <manifest:file-entry manifest:media-type="text/xml" manifest:full-path="tunicates_ncrna-m95/settings.xml"/>
  <manifest:file-entry manifest:media-type="application/vnd.sun.xml.math" manifest:full-path="tunicates_ncrna-m95/"/>
  <manifest:file-entry manifest:media-type="text/xml" manifest:full-path="tunicates_ncrna-m96/content.xml"/>
  <manifest:file-entry manifest:media-type="text/xml" manifest:full-path="tunicates_ncrna-m96/settings.xml"/>
  <manifest:file-entry manifest:media-type="application/vnd.sun.xml.math" manifest:full-path="tunicates_ncrna-m96/"/>
  <manifest:file-entry manifest:media-type="text/xml" manifest:full-path="tunicates_ncrna-m97/content.xml"/>
  <manifest:file-entry manifest:media-type="text/xml" manifest:full-path="tunicates_ncrna-m97/settings.xml"/>
  <manifest:file-entry manifest:media-type="application/vnd.sun.xml.math" manifest:full-path="tunicates_ncrna-m97/"/>
  <manifest:file-entry manifest:media-type="text/xml" manifest:full-path="tunicates_ncrna-m98/content.xml"/>
  <manifest:file-entry manifest:media-type="text/xml" manifest:full-path="tunicates_ncrna-m98/settings.xml"/>
  <manifest:file-entry manifest:media-type="application/vnd.sun.xml.math" manifest:full-path="tunicates_ncrna-m98/"/>
  <manifest:file-entry manifest:media-type="text/xml" manifest:full-path="tunicates_ncrna-m99/content.xml"/>
  <manifest:file-entry manifest:media-type="text/xml" manifest:full-path="tunicates_ncrna-m99/settings.xml"/>
  <manifest:file-entry manifest:media-type="application/vnd.sun.xml.math" manifest:full-path="tunicates_ncrna-m99/"/>
  <manifest:file-entry manifest:media-type="text/xml" manifest:full-path="tunicates_ncrna-m100/content.xml"/>
  <manifest:file-entry manifest:media-type="text/xml" manifest:full-path="tunicates_ncrna-m100/settings.xml"/>
  <manifest:file-entry manifest:media-type="application/vnd.sun.xml.math" manifest:full-path="tunicates_ncrna-m100/"/>
  <manifest:file-entry manifest:media-type="text/xml" manifest:full-path="tunicates_ncrna-m102/content.xml"/>
  <manifest:file-entry manifest:media-type="text/xml" manifest:full-path="tunicates_ncrna-m102/settings.xml"/>
  <manifest:file-entry manifest:media-type="application/vnd.sun.xml.math" manifest:full-path="tunicates_ncrna-m102/"/>
  <manifest:file-entry manifest:media-type="text/xml" manifest:full-path="tunicates_ncrna-m103/content.xml"/>
  <manifest:file-entry manifest:media-type="text/xml" manifest:full-path="tunicates_ncrna-m103/settings.xml"/>
  <manifest:file-entry manifest:media-type="application/vnd.sun.xml.math" manifest:full-path="tunicates_ncrna-m103/"/>
  <manifest:file-entry manifest:media-type="text/xml" manifest:full-path="tunicates_ncrna-m104/content.xml"/>
  <manifest:file-entry manifest:media-type="text/xml" manifest:full-path="tunicates_ncrna-m104/settings.xml"/>
  <manifest:file-entry manifest:media-type="application/vnd.sun.xml.math" manifest:full-path="tunicates_ncrna-m104/"/>
  <manifest:file-entry manifest:media-type="text/xml" manifest:full-path="tunicates_ncrna-m105/content.xml"/>
  <manifest:file-entry manifest:media-type="text/xml" manifest:full-path="tunicates_ncrna-m105/settings.xml"/>
  <manifest:file-entry manifest:media-type="application/vnd.sun.xml.math" manifest:full-path="tunicates_ncrna-m105/"/>
  <manifest:file-entry manifest:media-type="text/xml" manifest:full-path="tunicates_ncrna-m106/content.xml"/>
  <manifest:file-entry manifest:media-type="text/xml" manifest:full-path="tunicates_ncrna-m106/settings.xml"/>
  <manifest:file-entry manifest:media-type="application/vnd.sun.xml.math" manifest:full-path="tunicates_ncrna-m106/"/>
  <manifest:file-entry manifest:media-type="text/xml" manifest:full-path="tunicates_ncrna-m107/content.xml"/>
  <manifest:file-entry manifest:media-type="text/xml" manifest:full-path="tunicates_ncrna-m107/settings.xml"/>
  <manifest:file-entry manifest:media-type="application/vnd.sun.xml.math" manifest:full-path="tunicates_ncrna-m107/"/>
  <manifest:file-entry manifest:media-type="text/xml" manifest:full-path="tunicates_ncrna-m108/content.xml"/>
  <manifest:file-entry manifest:media-type="text/xml" manifest:full-path="tunicates_ncrna-m108/settings.xml"/>
  <manifest:file-entry manifest:media-type="application/vnd.sun.xml.math" manifest:full-path="tunicates_ncrna-m108/"/>
  <manifest:file-entry manifest:media-type="text/xml" manifest:full-path="tunicates_ncrna-m109/content.xml"/>
  <manifest:file-entry manifest:media-type="text/xml" manifest:full-path="tunicates_ncrna-m109/settings.xml"/>
  <manifest:file-entry manifest:media-type="application/vnd.sun.xml.math" manifest:full-path="tunicates_ncrna-m109/"/>
  <manifest:file-entry manifest:media-type="text/xml" manifest:full-path="tunicates_ncrna-m110/content.xml"/>
  <manifest:file-entry manifest:media-type="text/xml" manifest:full-path="tunicates_ncrna-m110/settings.xml"/>
  <manifest:file-entry manifest:media-type="application/vnd.sun.xml.math" manifest:full-path="tunicates_ncrna-m110/"/>
  <manifest:file-entry manifest:media-type="text/xml" manifest:full-path="tunicates_ncrna-m111/content.xml"/>
  <manifest:file-entry manifest:media-type="text/xml" manifest:full-path="tunicates_ncrna-m111/settings.xml"/>
  <manifest:file-entry manifest:media-type="application/vnd.sun.xml.math" manifest:full-path="tunicates_ncrna-m111/"/>
  <manifest:file-entry manifest:media-type="text/xml" manifest:full-path="tunicates_ncrna-m112/content.xml"/>
  <manifest:file-entry manifest:media-type="text/xml" manifest:full-path="tunicates_ncrna-m112/settings.xml"/>
  <manifest:file-entry manifest:media-type="application/vnd.sun.xml.math" manifest:full-path="tunicates_ncrna-m112/"/>
  <manifest:file-entry manifest:media-type="text/xml" manifest:full-path="tunicates_ncrna-m113/content.xml"/>
  <manifest:file-entry manifest:media-type="text/xml" manifest:full-path="tunicates_ncrna-m113/settings.xml"/>
  <manifest:file-entry manifest:media-type="application/vnd.sun.xml.math" manifest:full-path="tunicates_ncrna-m113/"/>
  <manifest:file-entry manifest:media-type="text/xml" manifest:full-path="tunicates_ncrna-m114/content.xml"/>
  <manifest:file-entry manifest:media-type="text/xml" manifest:full-path="tunicates_ncrna-m114/settings.xml"/>
  <manifest:file-entry manifest:media-type="application/vnd.sun.xml.math" manifest:full-path="tunicates_ncrna-m114/"/>
  <manifest:file-entry manifest:media-type="text/xml" manifest:full-path="tunicates_ncrna-m115/content.xml"/>
  <manifest:file-entry manifest:media-type="text/xml" manifest:full-path="tunicates_ncrna-m115/settings.xml"/>
  <manifest:file-entry manifest:media-type="application/vnd.sun.xml.math" manifest:full-path="tunicates_ncrna-m115/"/>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tex4ht-lg file="tunicates_ncrna.lg" ?>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4htlink href="#x1-10001" name="QQ2-1-3"/>Introduction</text:p>
          <text:p text:style-name="P1"><text:span text:style-name="toc-mark">2 </text:span><t4htlink href="#x1-20002" name="QQ2-1-4"/>miRNA families origin and evolutionary perspective</text:p>
          <text:p text:style-name="P2"><text:span text:style-name="toc-mark">2.1 </text:span><t4htlink href="#x1-30002.1" name="QQ2-1-5"/>Origins
and Evolution of MicroRNAs</text:p>
          <text:p text:style-name="P2"><text:span text:style-name="toc-mark">2.2 </text:span><t4htlink href="#x1-40002.2" name="QQ2-1-6"/>miRNA identification and validation</text:p>
          <text:p text:style-name="P2"><text:span text:style-name="toc-mark">2.3 </text:span><t4htlink href="#x1-70002.3" name="QQ2-1-9"/>miRNA in
clusters</text:p>
          <text:p text:style-name="P1"><text:span text:style-name="toc-mark">3 </text:span><t4htlink href="#x1-80003" name="QQ2-1-13"/>miRNAs and its role in development</text:p>
          <text:p text:style-name="P2"><text:span text:style-name="toc-mark">3.1 </text:span><t4htlink href="#x1-90003.1" name="QQ2-1-14"/>miRNAs discovery and its role in
development</text:p>
          <text:p text:style-name="P2"><text:span text:style-name="toc-mark">3.2 </text:span><t4htlink href="#x1-100003.2" name="QQ2-1-15"/>Neuronal fate determination and regulation by miR-124</text:p>
          <text:p text:style-name="P1"><text:span text:style-name="toc-mark">4 </text:span><t4htlink href="#x1-140004" name="QQ2-1-19"/>Other ncRNAs
associated with development</text:p>
          <text:p text:style-name="P2"><text:span text:style-name="toc-mark">4.1 </text:span><t4htlink href="#x1-150004.1" name="QQ2-1-20"/>Yellow Crescent RNA</text:p>
          <text:p text:style-name="P2"><text:span text:style-name="toc-mark">4.2 </text:span><t4htlink href="#x1-160004.2" name="QQ2-1-21"/>MicroRNA-offset RNAs</text:p>
          <text:p text:style-name="P2"><text:span text:style-name="toc-mark">4.3
</text:span><t4htlink href="#x1-170004.3" name="QQ2-1-22"/>Long Noncoding RNA RMST</text:p>
          <text:p text:style-name="P2"><text:span text:style-name="toc-mark">4.4 </text:span><t4htlink href="#x1-180004.4" name="QQ2-1-23"/>Splices-leader RNA</text:p>
          <text:p text:style-name="P1"><text:span text:style-name="toc-mark">5 </text:span><t4htlink href="#x1-190005" name="QQ2-1-24"/>Acknowledgments</text:p>
          <text:p text:style-name="P1"><text:span text:style-name="toc-mark"> </text:span><t4htlink href="#Q1-1-26"/>References</text:p>
        </text:index-body>
      </text:table-of-content>
      <!--begin maketitle-->
      <text:p text:style-name="Title"><text:span text:style-name="ptmb7t-x-x-160">non-protein-coding</text:span>
<text:span text:style-name="ptmb7t-x-x-160">RNAs</text:span>
<text:span text:style-name="ptmb7t-x-x-160">as</text:span>
<text:span text:style-name="ptmb7t-x-x-160">regulators</text:span>
<text:span text:style-name="ptmb7t-x-x-160">of</text:span>
<text:span text:style-name="ptmb7t-x-x-160">development</text:span>
<text:span text:style-name="ptmb7t-x-x-160">in</text:span>
<text:span text:style-name="ptmb7t-x-x-160">tunicates</text:span></text:p>
      <text:p text:style-name="author">Cristian
A.
Velandia-Huerto*,
Federico
D.
Brown,
Adriaan
A.
Gittenberger,
Peter
F.
Stadler
and
Clara
I.
Bermúdez-Santana</text:p>
      <t4htlink href="#x1-2f0" name="x1-2f0"/>
      <text:note text:note-class="footnote" text:id="fn0x1">
        <text:note-citation>
          <!--l. 97-->
          <draw:frame draw:style-name="mml-inline" draw:name="mobj-3" text:anchor-type="as-char" draw:z-index="0">
            <draw:object xlink:href="./tunicates_ncrna-m3" xlink:type="simple" xlink:show="embed" xlink:actuate="onLoad"/>
          </draw:frame>
        </text:note-citation>
        <text:note-body>
          <text:p text:style-name="Footnote"><text:span text:style-name="ptmr7t-x-x-85">C.A.</text:span>
<text:span text:style-name="ptmr7t-x-x-85">Velandia-Huerto,</text:span><text:line-break/>
<text:span text:style-name="ptmr7t-x-x-85">Bioinformatics</text:span>
<text:span text:style-name="ptmr7t-x-x-85">Group,</text:span>
<text:span text:style-name="ptmr7t-x-x-85">Department</text:span>
<text:span text:style-name="ptmr7t-x-x-85">of</text:span>
<text:span text:style-name="ptmr7t-x-x-85">Computer</text:span>
<text:span text:style-name="ptmr7t-x-x-85">Science,</text:span>
<text:span text:style-name="ptmr7t-x-x-85">and</text:span>
<text:span text:style-name="ptmr7t-x-x-85">Interdisciplinary</text:span>
<text:span text:style-name="ptmr7t-x-x-85">Center</text:span>
<text:span text:style-name="ptmr7t-x-x-85">for</text:span>
<text:span text:style-name="ptmr7t-x-x-85">Bioinformatics,</text:span>
<text:span text:style-name="ptmr7t-x-x-85">Universit</text:span><text:span text:style-name="ptmr7t-x-x-85">ä</text:span><text:span text:style-name="ptmr7t-x-x-85">t</text:span>
<text:span text:style-name="ptmr7t-x-x-85">Leipzig,</text:span>
<text:span text:style-name="ptmr7t-x-x-85">H</text:span><text:span text:style-name="ptmr7t-x-x-85">ä</text:span><text:span text:style-name="ptmr7t-x-x-85">rtelstraße</text:span>
<text:span text:style-name="ptmr7t-x-x-85">16–18,</text:span>
<text:span text:style-name="ptmr7t-x-x-85">D-04107,</text:span>
<text:span text:style-name="ptmr7t-x-x-85">Leipzig,</text:span>
<text:span text:style-name="ptmr7t-x-x-85">Germany.</text:span><text:line-break/>
<text:span text:style-name="ptmr7t-x-x-85">Biology</text:span>
<text:span text:style-name="ptmr7t-x-x-85">Department,</text:span>
<text:span text:style-name="ptmr7t-x-x-85">Universidad</text:span>
<text:span text:style-name="ptmr7t-x-x-85">Nacional</text:span>
<text:span text:style-name="ptmr7t-x-x-85">de</text:span>
<text:span text:style-name="ptmr7t-x-x-85">Colombia,</text:span>
<text:span text:style-name="ptmr7t-x-x-85">Carrera</text:span>
<text:span text:style-name="ptmr7t-x-x-85">45</text:span>
<text:span text:style-name="ptmr7t-x-x-85">#</text:span>
<text:span text:style-name="ptmr7t-x-x-85">26-85,</text:span>
<text:span text:style-name="ptmr7t-x-x-85">Edif.</text:span>
<text:span text:style-name="ptmr7t-x-x-85">Uriel</text:span>
<text:span text:style-name="ptmr7t-x-x-85">Guti</text:span><text:span text:style-name="ptmr7t-x-x-85">é</text:span><text:span text:style-name="ptmr7t-x-x-85">rrez,</text:span>
<text:span text:style-name="ptmr7t-x-x-85">Bogot</text:span><text:span text:style-name="ptmr7t-x-x-85">á</text:span><text:span text:style-name="ptmr7t-x-x-85">,</text:span>
<text:span text:style-name="ptmr7t-x-x-85">Colombia,</text:span>
<text:span text:style-name="ptmr7t-x-x-85">*Correspondence</text:span>
<text:span text:style-name="ptmr7t-x-x-85">e-mail:</text:span>
<text:span text:style-name="ptmr7t-x-x-85">cristian@bioinf.uni-leipzig.de.</text:span><text:line-break/>
<text:span text:style-name="ptmr7t-x-x-85">F.D.</text:span>
<text:span text:style-name="ptmr7t-x-x-85">Brown,</text:span><text:line-break/>
<text:span text:style-name="ptmr7t-x-x-85">Departamento</text:span>
<text:span text:style-name="ptmr7t-x-x-85">de</text:span>
<text:span text:style-name="ptmr7t-x-x-85">Zoologia,</text:span>
<text:span text:style-name="ptmr7t-x-x-85">Instituto</text:span>
<text:span text:style-name="ptmr7t-x-x-85">Bioci</text:span><text:span text:style-name="ptmr7t-x-x-85">ê</text:span><text:span text:style-name="ptmr7t-x-x-85">ncias,</text:span>
<text:span text:style-name="ptmr7t-x-x-85">Universidade</text:span>
<text:span text:style-name="ptmr7t-x-x-85">de</text:span>
<text:span text:style-name="ptmr7t-x-x-85">S</text:span><text:span text:style-name="ptmr7t-x-x-85">ã</text:span><text:span text:style-name="ptmr7t-x-x-85">o</text:span>
<text:span text:style-name="ptmr7t-x-x-85">Paulo,</text:span>
<text:span text:style-name="ptmr7t-x-x-85">Rua</text:span>
<text:span text:style-name="ptmr7t-x-x-85">do</text:span>
<text:span text:style-name="ptmr7t-x-x-85">Mat</text:span><text:span text:style-name="ptmr7t-x-x-85">ã</text:span><text:span text:style-name="ptmr7t-x-x-85">o,</text:span>
<text:span text:style-name="ptmr7t-x-x-85">Tr.</text:span>
<text:span text:style-name="ptmr7t-x-x-85">14</text:span>
<text:span text:style-name="ptmr7t-x-x-85">no.</text:span>
<text:span text:style-name="ptmr7t-x-x-85">101,</text:span>
<text:span text:style-name="ptmr7t-x-x-85">S</text:span><text:span text:style-name="ptmr7t-x-x-85">ã</text:span><text:span text:style-name="ptmr7t-x-x-85">o</text:span>
<text:span text:style-name="ptmr7t-x-x-85">Paulo,</text:span>
<text:span text:style-name="ptmr7t-x-x-85">SP,</text:span>
<text:span text:style-name="ptmr7t-x-x-85">Brazil</text:span><text:line-break/>
<text:span text:style-name="ptmr7t-x-x-85">Laboratorio</text:span>
<text:span text:style-name="ptmr7t-x-x-85">de</text:span>
<text:span text:style-name="ptmr7t-x-x-85">Biolog</text:span><text:span text:style-name="ptmr7t-x-x-85">í</text:span><text:span text:style-name="ptmr7t-x-x-85">a</text:span>
<text:span text:style-name="ptmr7t-x-x-85">del</text:span>
<text:span text:style-name="ptmr7t-x-x-85">Desarrollo</text:span>
<text:span text:style-name="ptmr7t-x-x-85">Evolutiva,</text:span>
<text:span text:style-name="ptmr7t-x-x-85">Departamento</text:span>
<text:span text:style-name="ptmr7t-x-x-85">de</text:span>
<text:span text:style-name="ptmr7t-x-x-85">Ciencias</text:span>
<text:span text:style-name="ptmr7t-x-x-85">Biol</text:span><text:span text:style-name="ptmr7t-x-x-85">ó</text:span><text:span text:style-name="ptmr7t-x-x-85">gicas,</text:span>
<text:span text:style-name="ptmr7t-x-x-85">Universidad</text:span>
<text:span text:style-name="ptmr7t-x-x-85">de</text:span>
<text:span text:style-name="ptmr7t-x-x-85">los</text:span>
<text:span text:style-name="ptmr7t-x-x-85">Andes,</text:span>
<text:span text:style-name="ptmr7t-x-x-85">Cra</text:span>
<text:span text:style-name="ptmr7t-x-x-85">1</text:span>
<text:span text:style-name="ptmr7t-x-x-85">No.</text:span>
<text:span text:style-name="ptmr7t-x-x-85">18A-12,</text:span>
<text:span text:style-name="ptmr7t-x-x-85">Bogot</text:span><text:span text:style-name="ptmr7t-x-x-85">á</text:span><text:span text:style-name="ptmr7t-x-x-85">,</text:span>
<text:span text:style-name="ptmr7t-x-x-85">Colombia,</text:span>
<text:span text:style-name="ptmr7t-x-x-85">e-mail:</text:span>
<text:span text:style-name="ptmr7t-x-x-85">fdbrown@usp.br.</text:span>
<text:span text:style-name="ptmr7t-x-x-85">A.A.</text:span>
<text:span text:style-name="ptmr7t-x-x-85">Gittenberger,</text:span><text:line-break/>
<text:span text:style-name="ptmr7t-x-x-85">Institute</text:span>
<text:span text:style-name="ptmr7t-x-x-85">of</text:span>
<text:span text:style-name="ptmr7t-x-x-85">Biology,</text:span>
<text:span text:style-name="ptmr7t-x-x-85">Leiden</text:span>
<text:span text:style-name="ptmr7t-x-x-85">University,</text:span>
<text:span text:style-name="ptmr7t-x-x-85">P.O.</text:span>
<text:span text:style-name="ptmr7t-x-x-85">Box</text:span>
<text:span text:style-name="ptmr7t-x-x-85">9505,</text:span>
<text:span text:style-name="ptmr7t-x-x-85">2300</text:span>
<text:span text:style-name="ptmr7t-x-x-85">RA,</text:span>
<text:span text:style-name="ptmr7t-x-x-85">Leiden,</text:span>
<text:span text:style-name="ptmr7t-x-x-85">Netherlands</text:span><text:line-break/>
<text:span text:style-name="ptmr7t-x-x-85">GiMaRIS,</text:span>
<text:span text:style-name="ptmr7t-x-x-85">BioScience</text:span>
<text:span text:style-name="ptmr7t-x-x-85">Park</text:span>
<text:span text:style-name="ptmr7t-x-x-85">Leiden,</text:span>
<text:span text:style-name="ptmr7t-x-x-85">J.H.</text:span>
<text:span text:style-name="ptmr7t-x-x-85">Oortweg</text:span>
<text:span text:style-name="ptmr7t-x-x-85">21,</text:span>
<text:span text:style-name="ptmr7t-x-x-85">2333</text:span>
<text:span text:style-name="ptmr7t-x-x-85">CH,</text:span>
<text:span text:style-name="ptmr7t-x-x-85">Leiden,</text:span>
<text:span text:style-name="ptmr7t-x-x-85">Netherlands</text:span><text:line-break/>
<text:span text:style-name="ptmr7t-x-x-85">Naturalis</text:span>
<text:span text:style-name="ptmr7t-x-x-85">Biodiversity</text:span>
<text:span text:style-name="ptmr7t-x-x-85">Center,</text:span>
<text:span text:style-name="ptmr7t-x-x-85">Darwinweg</text:span>
<text:span text:style-name="ptmr7t-x-x-85">2,</text:span>
<text:span text:style-name="ptmr7t-x-x-85">2333</text:span>
<text:span text:style-name="ptmr7t-x-x-85">CR,Leiden,</text:span>
<text:span text:style-name="ptmr7t-x-x-85">Netherlands,</text:span>
<text:span text:style-name="ptmr7t-x-x-85">e-mail:</text:span>
<text:span text:style-name="ptmr7t-x-x-85">gittenberger@gimaris.com.</text:span><text:line-break/>
<text:span text:style-name="ptmr7t-x-x-85">P.F.</text:span>
<text:span text:style-name="ptmr7t-x-x-85">Stadler,</text:span><text:line-break/>
<text:span text:style-name="ptmr7t-x-x-85">Bioinformatics</text:span>
<text:span text:style-name="ptmr7t-x-x-85">Group,</text:span>
<text:span text:style-name="ptmr7t-x-x-85">Department</text:span>
<text:span text:style-name="ptmr7t-x-x-85">of</text:span>
<text:span text:style-name="ptmr7t-x-x-85">Computer</text:span>
<text:span text:style-name="ptmr7t-x-x-85">Science,</text:span>
<text:span text:style-name="ptmr7t-x-x-85">and</text:span>
<text:span text:style-name="ptmr7t-x-x-85">Interdisciplinary</text:span>
<text:span text:style-name="ptmr7t-x-x-85">Center</text:span>
<text:span text:style-name="ptmr7t-x-x-85">for</text:span>
<text:span text:style-name="ptmr7t-x-x-85">Bioinformatics,</text:span>
<text:span text:style-name="ptmr7t-x-x-85">Universit</text:span><text:span text:style-name="ptmr7t-x-x-85">ä</text:span><text:span text:style-name="ptmr7t-x-x-85">t</text:span>
<text:span text:style-name="ptmr7t-x-x-85">Leipzig,</text:span>
<text:span text:style-name="ptmr7t-x-x-85">H</text:span><text:span text:style-name="ptmr7t-x-x-85">ä</text:span><text:span text:style-name="ptmr7t-x-x-85">rtelstraße</text:span>
<text:span text:style-name="ptmr7t-x-x-85">16–18,</text:span>
<text:span text:style-name="ptmr7t-x-x-85">D-04107,</text:span>
<text:span text:style-name="ptmr7t-x-x-85">Leipzig,</text:span>
<text:span text:style-name="ptmr7t-x-x-85">Germany,</text:span>
<text:span text:style-name="ptmr7t-x-x-85">e-mail:</text:span>
<text:span text:style-name="ptmr7t-x-x-85">studla@bioinf.uni-leipzig.de.</text:span><text:line-break/>
<text:span text:style-name="ptmr7t-x-x-85">C.I.</text:span>
<text:span text:style-name="ptmr7t-x-x-85">Berm</text:span><text:span text:style-name="ptmr7t-x-x-85">ú</text:span><text:span text:style-name="ptmr7t-x-x-85">dez-Santana,</text:span><text:line-break/>
<text:span text:style-name="ptmr7t-x-x-85">Biology</text:span>
<text:span text:style-name="ptmr7t-x-x-85">Department,</text:span>
<text:span text:style-name="ptmr7t-x-x-85">Universidad</text:span>
<text:span text:style-name="ptmr7t-x-x-85">Nacional</text:span>
<text:span text:style-name="ptmr7t-x-x-85">de</text:span>
<text:span text:style-name="ptmr7t-x-x-85">Colombia,</text:span>
<text:span text:style-name="ptmr7t-x-x-85">Carrera</text:span>
<text:span text:style-name="ptmr7t-x-x-85">45</text:span>
<text:span text:style-name="ptmr7t-x-x-85">#</text:span>
<text:span text:style-name="ptmr7t-x-x-85">26-85,</text:span>
<text:span text:style-name="ptmr7t-x-x-85">Edif.</text:span>
<text:span text:style-name="ptmr7t-x-x-85">Uriel</text:span>
<text:span text:style-name="ptmr7t-x-x-85">Guti</text:span><text:span text:style-name="ptmr7t-x-x-85">é</text:span><text:span text:style-name="ptmr7t-x-x-85">rrez,</text:span>
<text:span text:style-name="ptmr7t-x-x-85">Bogot</text:span><text:span text:style-name="ptmr7t-x-x-85">á</text:span><text:span text:style-name="ptmr7t-x-x-85">,</text:span>
<text:span text:style-name="ptmr7t-x-x-85">Colombia,</text:span>
<text:span text:style-name="ptmr7t-x-x-85">e-mail:</text:span>
<text:span text:style-name="ptmr7t-x-x-85">cibermudezs@unal.edu.co.</text:span>
</text:p>
        </text:note-body>
      </text:note>
      <t4htlink href="#Q1-1-1" name="Q1-1-1"/>
      <t4htlink href="#Q1-1-2" name="Q1-1-2"/>
      <!--end maketitle-->
      <!--l. 128-->
      <text:p text:style-name="Text-body"><text:span text:style-name="textbf"><text:span text:style-name="ptmb7t-">Abstract</text:span></text:span> Tunicates, or urochordates, are a group of small marine organisms that are found
widely throughout the seas of the world. As most plausible sister group of the vertebrates
they are of utmost importance for a comprehensive understanding of chordate evolution,
hence they have served as model organisms for many aspects of the developmental
biology. Current genomic analysis of tunicates indicates that their genomes evolved with a
fast rate not only at the level of nucleotide substitutions but also in terms of genomic
organization. The latter involves genome reduction, rearrangements, as well as the loss
of some important coding and non-coding RNA (ncRNAs) elements and even
entire genomic regions that are otherwise well conserved. These observations
are largely based on evidence from comparative genomics resulting from the
analysis of well-studied gene families such as the Hox genes and their non-coding
elements. In this chapter the focus lies on the ncRNA complement of tunicates,
with a particular emphasis on microRNAs, which have already been studied
extensively for other animal clades. MicroRNAs are known as important regulators of
key genes in animal development and they are intimately related to the increase
morphological complexity in higher metazoans. Here we review the discovery, evolution,
and genome organization of the miRNA repertoire, which has been drastically
reduced and restructured in tunicates compared to the chordate ancestor. Known
functions of microRNAs as regulators of development in tunicates are a central
topic. For instance we consider the role of miRNAs as regulators of the muscle
development and their importance in the regulation of the differential expression
during the oral siphon regeneration. Beyond microRNAs, we touch upon the
functions of some other ncRNAs such as Yellow Crescent RNA, moRNAs, RMST
lncRNAs, or spliced-leader (SL) RNAs, which have diverse functions associated with
the embryonic development, neurogenesis and mediation of mRNA stability in
general.
  </text:p>
      <!--start of section-->
      <text:h text:style-name="Heading-2" text:outline-level="2"><text:span text:style-name="section">1  </text:span><t4htlink href="#QQ2-1-3" name="x1-10001"/>Introduction</text:h>
      <!--l. 133-->
      <text:p text:style-name="Text-body">Tunicates are organisms characterized by a fast rate of genomic and developmental
evolution. Some fast evolving evolutionary changes include loss of synteny, fast changes
in cis-regulatory sequences, and loss of several key regulatory developmental genes (<t4htlink href="#XSatou2008">Satou
et<text:s/>al.</t4htlink>,<text:s/><t4htlink href="#XSatou2008">2008</t4htlink>;<text:s/><t4htlink href="#XDenoeud1381">Denoeud et<text:s/>al.</t4htlink>,<text:s/><t4htlink href="#XDenoeud1381">2010</t4htlink>), such as several central or posterior Hox genes
involved in AP patterning of metazoans (<t4htlink href="#XIkuta:2005">Ikuta and Saiga</t4htlink>,<text:s/><t4htlink href="#XIkuta:2005">2005</t4htlink>) and Gbx involved
in the establishment of the midbrain-hindbrain boundary in vertebrates (<t4htlink href="#XYagi2003">Yagi
et<text:s/>al.</t4htlink>,<text:s/><t4htlink href="#XYagi2003">2003</t4htlink>).
</text:p>
      <!--l. 141-->
      <text:p text:style-name="First-line-indent">  The role of noncoding RNAs in tunicate development has been studied since the
1990’s, dating back to the seminal work by Swalla &amp; Jeffry on the RNAs localized in the
yellow crescent or myoplasm, a cytoskeletal domain in oocytes of the ascidian <text:span text:style-name="textit"><text:span text:style-name="ptmri7t-">Styela</text:span>
<text:span text:style-name="ptmri7t-">clava</text:span></text:span> (<t4htlink href="#XSwalla1995">Swalla and Jeffery</t4htlink>,<text:s/><t4htlink href="#XSwalla1995">1995</t4htlink>). The yellow crescent (YC) RNA identified to
be present throughout embryonic development was the first example of what
is now a large and rapidly growing class of ncRNAs with important roles in
growth and development in tunicates. This asymmetrically distributed ascidian
                                                               

                                                               
RNAs were part of the set of many other RNAs known as maternally synthesized
cytoplasmically localized RNAs, discovered first in oocytes of Xenopus (<t4htlink href="#XBashirullah1998">Bashirullah
et<text:s/>al.</t4htlink>,<text:s/><t4htlink href="#XBashirullah1998">1998</t4htlink>).
</text:p>
      <!--l. 152-->
      <text:p text:style-name="First-line-indent">  The current state of knowledge on ncRNAs in tunicates is far from comprehensive and
complete. Nevertheless, in particular microRNAs have been studied already in
some detail in several tunicates species, such as, <text:span text:style-name="textit"><text:span text:style-name="ptmri7t-">Oikopleura dioica</text:span></text:span>, both Ciona
species<t4htlink href="#x1-1001f1" name="x1-1001f1"/><text:note text:note-class="footnote" text:id="fn1x0"><text:note-citation>1 </text:note-citation><text:note-body><text:p text:style-name="Footnote"><text:span text:style-name="ptmr7t-x-x-85">In accordance with the prevalent use in the ascidian community we use the term </text:span><text:span text:style-name="textit"><text:span text:style-name="ptmri7t-x-x-85">Ciona robusta</text:span></text:span>
<text:span text:style-name="ptmr7t-x-x-85">reflecting that “Morphological evidence that the molecularly determined </text:span><text:span text:style-name="textit"><text:span text:style-name="ptmri7t-x-x-85">C.</text:span><text:span text:style-name="ptmri7t-x-x-85"><text:s/>intestinalis</text:span></text:span> <text:span text:style-name="ptmr7t-x-x-85">type A and type B</text:span>
<text:span text:style-name="ptmr7t-x-x-85">are different species: </text:span><text:span text:style-name="textit"><text:span text:style-name="ptmri7t-x-x-85">Ciona robusta</text:span></text:span> <text:span text:style-name="ptmr7t-x-x-85">and </text:span><text:span text:style-name="textit"><text:span text:style-name="ptmri7t-x-x-85">C. intestinalis</text:span></text:span><text:span text:style-name="ptmr7t-x-x-85">” (</text:span><t4htlink href="#XBrunetti:2015"><text:span text:style-name="ptmr7t-x-x-85">Brunetti et</text:span><text:span text:style-name="ptmr7t-x-x-85"><text:s/>al.</text:span></t4htlink><text:span text:style-name="ptmr7t-x-x-85">,</text:span><text:span text:style-name="ptmr7t-x-x-85"><text:s/></text:span><t4htlink href="#XBrunetti:2015"><text:span text:style-name="ptmr7t-x-x-85">2015</text:span></t4htlink><text:span text:style-name="ptmr7t-x-x-85">).</text:span></text:p></text:note-body></text:note>,
<text:span text:style-name="textit"><text:span text:style-name="ptmri7t-">Didemnum vexillum</text:span></text:span>, and <text:span text:style-name="textit"><text:span text:style-name="ptmri7t-">Salpa thompsoni</text:span></text:span>. These studies have revealed many losses of
miRNA families that are very well conserved outside the tunicates. At the same time,
many gains of unique miRNAs among recently divergent lineages in the tunicates when
compared to other groups of chordates (<t4htlink href="#XFu:08">Fu et<text:s/>al.</t4htlink>,<text:s/><t4htlink href="#XFu:08">2008</t4htlink>;<text:s/><t4htlink href="#XVelandia-Huerto2016">Velandia-Huerto et<text:s/>al.</t4htlink>,<text:s/><t4htlink href="#XVelandia-Huerto2016">2016</t4htlink>).
Relaxed constraints in the evolution of genomes and developmental trajectories in the
tunicates may have been responsible for the plethora of reproductive strategies,
morphologies, and life histories observed in the group (<t4htlink href="#XHolland2015">Holland</t4htlink>,<text:s/><t4htlink href="#XHolland2015">2015</t4htlink>).
</text:p>
      <!--l. 170-->
      <text:p text:style-name="Text-body">
  </text:p>
      <!--end of section-->
      <!--start of section-->
      <text:h text:style-name="Heading-2" text:outline-level="2"><text:span text:style-name="section">2  </text:span><t4htlink href="#QQ2-1-4" name="x1-20002"/>miRNA families origin and evolutionary perspective</text:h>
      <!--l. 173-->
      <text:p text:style-name="Text-body">
  </text:p>
      <!--start of subsection-->
      <text:h text:style-name="Heading-3" text:outline-level="3"><text:span text:style-name="subsection">2.1  </text:span><t4htlink href="#QQ2-1-5" name="x1-30002.1"/>Origins and Evolution of MicroRNAs</text:h>
      <!--l. 175-->
      <text:p text:style-name="Text-body">MicroRNAs (miRNAs) have been described in almost all animals and plants as well as
unicellular eukaryotes. They are important post-transcriptional regulators of gene
expression affecting a sizable fraction of all mRNAs (<t4htlink href="#XAmeres:13">Ameres and Zamore</t4htlink>,<text:s/><t4htlink href="#XAmeres:13">2013</t4htlink>).
Mechanistically, miRNAs depends on the presence of the evolutionarily even older
RNA interference pathways (<t4htlink href="#XCerutti:06">Cerutti and Casas-Mollano</t4htlink>,<text:s/><t4htlink href="#XCerutti:06">2006</t4htlink>;<text:s/><t4htlink href="#XShabalina:08">Shabalina and
Koonin</t4htlink>,<text:s/><t4htlink href="#XShabalina:08">2008</t4htlink>) that leads to the suppression of double-stranded RNA molecules in a cell’s
cytoplasm.
</text:p>
      <!--l. 183-->
      <text:p text:style-name="First-line-indent">  Throughout animals, canonical miRNAs are processed through a well-characterized
pathway. The primary precursor transcript (pri-miRNA) is transcribed by pol-II.
While in most cases the pri-miRNA is a long noncoding RNA, some miRNAs
are processed from protein-coding transcripts, where they are mostly derived
from introns (<t4htlink href="#XLin:06">Lin et<text:s/>al.</t4htlink>,<text:s/><t4htlink href="#XLin:06">2006</t4htlink>). In the next step, hairpin-shaped precursors, the
pre-miRNAs, are excised while the RNA is still residing in the nucleus. These are
exported into the cytoplasm (<t4htlink href="#XLund:04">Lund et<text:s/>al.</t4htlink>,<text:s/><t4htlink href="#XLund:04">2004</t4htlink>) and then processed further into
miRNA/miRNA* duplexes. In the final step the single-stranded mature miR or
its complement, the miR*, is incorporated into the RISC complex. Sequence
                                                               

                                                               
complementarity of miR and mRNA ensures the targeting specificity (<t4htlink href="#XBartel:13">Bartel</t4htlink>,<text:s/><t4htlink href="#XBartel:13">2009</t4htlink>).
As as a consequence, miRNAs share a set of structural characteristics, most
importantly the extremely stable secondary structure of the precursor hairpin
and the 2-bp overhang of miR and miR* generated by Dicer processing. These
features make it possible to reliably identify miRNAs from short RNA-seq data,
see e.g. (<t4htlink href="#XLangenberger:10a">Langenberger et<text:s/>al.</t4htlink>,<text:s/><t4htlink href="#XLangenberger:10a">2010</t4htlink>;<text:s/><t4htlink href="#XFriedlaender:12">Friedländer et<text:s/>al.</t4htlink>,<text:s/><t4htlink href="#XFriedlaender:12">2012</t4htlink>;<text:s/><t4htlink href="#XLangenberger:13a">Langenberger
et<text:s/>al.</t4htlink>,<text:s/><t4htlink href="#XLangenberger:13a">2012</t4htlink>).
</text:p>
      <!--l. 200-->
      <text:p text:style-name="First-line-indent">  Most animal microRNAs are among the most highly conserved genetic elements. The
most stringent selection pressure acts on the mature miR sequence. This is a
consequence of the fact that a single miR typically targets a large number of
mRNAs. Mutations in the mature sequence thus simultaneously affect many
interactions, and thus are almost always selected against. In conjunction with
the stringent requirements on the secondary structure, the entire precursor is
under strong stabilizing selection (<t4htlink href="#XPrice:11">Price et<text:s/>al.</t4htlink>,<text:s/><t4htlink href="#XPrice:11">2011</t4htlink>), explaining the observed
high levels of sequence conservation. As a consequence, even evolutionarily
distant homologs of miRNAs can be readily detected despite the short sequence
length. Most efficiently, <text:span text:style-name="texttt"><text:span text:style-name="pcrr7t-">infernal</text:span></text:span> (<t4htlink href="#XNawrocki:13">Nawrocki and Eddy</t4htlink>,<text:s/><t4htlink href="#XNawrocki:13">2013a</t4htlink>) is used for this
purpose, since it makes use of both sequence and structure comparison. The
evolution of miRNAs can thus be traced back in time with high accuracy (<t4htlink href="#XHertel:06a">Hertel
et<text:s/>al.</t4htlink>,<text:s/><t4htlink href="#XHertel:06a">2006</t4htlink>).
</text:p>
      <!--l. 214-->
      <text:p text:style-name="First-line-indent">  Like other gene families, miRNAs form paralogs (<t4htlink href="#XTanzer:04a">Tanzer and Stadler</t4htlink>,<text:s/><t4htlink href="#XTanzer:04a">2004</t4htlink>;<text:s/><t4htlink href="#XHertel:12a">Hertel
et<text:s/>al.</t4htlink>,<text:s/><t4htlink href="#XHertel:12a">2012</t4htlink>) and hence often appear as families of homologous genes. This forms the
basis of the <text:span text:style-name="texttt"><text:span text:style-name="pcrr7t-">miRBase</text:span></text:span> nomenclature (<t4htlink href="#XAmbrose:03a">Ambros et<text:s/>al.</t4htlink>,<text:s/><t4htlink href="#XAmbrose:03a">2003</t4htlink>). A series of investigations
into the phylogenetic distribution of miRNA families showed that miRNAs are
infrequently lost at family level and thus serve as excellent phylogenetic markers
(<t4htlink href="#XSempere:06">Sempere et<text:s/>al.</t4htlink>,<text:s/><t4htlink href="#XSempere:06">2006</t4htlink>;<text:s/><t4htlink href="#XHeimberg:08">Heimberg et<text:s/>al.</t4htlink>,<text:s/><t4htlink href="#XHeimberg:08">2007</t4htlink>,<text:s/><t4htlink href="#XHeimberg:10">2010</t4htlink>;<text:s/><t4htlink href="#XWheeler:09">Wheeler et<text:s/>al.</t4htlink>,<text:s/><t4htlink href="#XWheeler:09">2009</t4htlink>), although
the massive restructuring of the miRNA complement of tunicates is an important
exception to this rule (<t4htlink href="#XFu:08">Fu et<text:s/>al.</t4htlink>,<text:s/><t4htlink href="#XFu:08">2008</t4htlink>).
</text:p>
      <!--l. 223-->
      <text:p text:style-name="First-line-indent">  The innovation of new miRNA families is an on-going process. Experimental surveys
of the miRNA repertoir thus have reported a large number of very young and even
species-specific miRNAs (<t4htlink href="#XBentwich:05">Bentwich et<text:s/>al.</t4htlink>,<text:s/><t4htlink href="#XBentwich:05">2005</t4htlink>;<text:s/><t4htlink href="#XBerezikov:06">Berezikov et<text:s/>al.</t4htlink>,<text:s/><t4htlink href="#XBerezikov:06">2006</t4htlink>). The process
was studied quantitatively in fruit flies, where innovation rate of as many as <!--l. 227--><draw:frame draw:style-name="mml-inline" draw:name="mobj-6" text:anchor-type="as-char" draw:z-index="0"><draw:object xlink:href="./tunicates_ncrna-m6" xlink:type="simple" xlink:show="embed" xlink:actuate="onLoad"/></draw:frame>  new miRNA genes per million years has been estimated (<t4htlink href="#XLu:08">Lu et<text:s/>al.</t4htlink>,<text:s/><t4htlink href="#XLu:08">2008</t4htlink>). This is
consistent with the fact that stable hairpins are abundant structural elements in
random RNAs, which makes it not only possible but actually quite likely that
miRNA precursors appear by chance in transcribed genomic regions (<t4htlink href="#XTanzer:04a">Tanzer and
Stadler</t4htlink>,<text:s/><t4htlink href="#XTanzer:04a">2004</t4htlink>;<text:s/><t4htlink href="#XCampoPaysaa:11">Campo-Paysaa et<text:s/>al.</t4htlink>,<text:s/><t4htlink href="#XCampoPaysaa:11">2011a</t4htlink>;<text:s/><t4htlink href="#XMarco:13">Marco et<text:s/>al.</t4htlink>,<text:s/><t4htlink href="#XMarco:13">2013</t4htlink>). Of course, only a tiny
fraction of these fortuitously processed hairpins have a function and hence are subject to
selection, and an even smaller subset is conserved over long evolutionary time scales.
Detailed studies showed that evolutionarily young miRNA have comparably low
expression levels. Initially, they go through a phase of relatively fast sequence evolution
(<t4htlink href="#XLiang:09">Liang and Li</t4htlink>,<text:s/><t4htlink href="#XLiang:09">2009</t4htlink>;<text:s/><t4htlink href="#XMeunier:12">Meunier et<text:s/>al.</t4htlink>,<text:s/><t4htlink href="#XMeunier:12">2012</t4htlink>), which slows down as the selective pressures
from a gradual increase in the number of target site increases. A large, diverse set of
targets then protects against miRNA loss (<t4htlink href="#XLee:07a">Lee et<text:s/>al.</t4htlink>,<text:s/><t4htlink href="#XLee:07a">2007</t4htlink>). The rate of gain of
miRNA families that are retained essentially permanently amounts to only <!--l. 241--><draw:frame draw:style-name="mml-inline" draw:name="mobj-7" text:anchor-type="as-char" draw:z-index="0"><draw:object xlink:href="./tunicates_ncrna-m7" xlink:type="simple" xlink:show="embed" xlink:actuate="onLoad"/></draw:frame>  per several million years. This number is consistent with divergence of the miRNA
complements between animal phyla.
</text:p>
      <!--l. 245-->
      <text:p text:style-name="First-line-indent">  Many authors have observed that overall the miRNA repertoire has been expanding
throughout animal evolution in a manner that at least roughly correlates with
morphological complexity (<t4htlink href="#XHertel:06a">Hertel et<text:s/>al.</t4htlink>,<text:s/><t4htlink href="#XHertel:06a">2006</t4htlink>;<text:s/><t4htlink href="#XSempere:06">Sempere et<text:s/>al.</t4htlink>,<text:s/><t4htlink href="#XSempere:06">2006</t4htlink>;<text:s/><t4htlink href="#XNiwa:07">Niwa and
Slack</t4htlink>,<text:s/><t4htlink href="#XNiwa:07">2007</t4htlink>;<text:s/><t4htlink href="#XProchnik:07">Prochnik et<text:s/>al.</t4htlink>,<text:s/><t4htlink href="#XProchnik:07">2007</t4htlink>;<text:s/><t4htlink href="#XLee:07a">Lee et<text:s/>al.</t4htlink>,<text:s/><t4htlink href="#XLee:07a">2007</t4htlink>;<text:s/><t4htlink href="#XHeimberg:08">Heimberg et<text:s/>al.</t4htlink>,<text:s/><t4htlink href="#XHeimberg:08">2007</t4htlink>;<text:s/><t4htlink href="#XPeterson:09">Peterson
et<text:s/>al.</t4htlink>,<text:s/><t4htlink href="#XPeterson:09">2009</t4htlink>;<text:s/><t4htlink href="#XBerezikov:11">Berezikov</t4htlink>,<text:s/><t4htlink href="#XBerezikov:11">2011</t4htlink>). Several bursts of miRNA innovation have been observed
(<t4htlink href="#XHertel:06a">Hertel et<text:s/>al.</t4htlink>,<text:s/><t4htlink href="#XHertel:06a">2006</t4htlink>;<text:s/><t4htlink href="#XHeimberg:08">Heimberg et<text:s/>al.</t4htlink>,<text:s/><t4htlink href="#XHeimberg:08">2007</t4htlink>;<text:s/><t4htlink href="#XTanzer:10a">Tanzer et<text:s/>al.</t4htlink>,<text:s/><t4htlink href="#XTanzer:10a">2010</t4htlink>;<text:s/><t4htlink href="#XHertel:15a">Hertel and
Stadler</t4htlink>,<text:s/><t4htlink href="#XHertel:15a">2015</t4htlink>), most notably at the root of the placental mammals, the ancestor of
“free-living” nematodes, or the radiation of the drosophilids. Massive morphological
simplification, on the other hand, is sometimes associated with a drastic loss of miRNA
families. This has been observed most prominently for tunicates (<t4htlink href="#XFu:08">Fu et<text:s/>al.</t4htlink>,<text:s/><t4htlink href="#XFu:08">2008</t4htlink>;<text:s/><t4htlink href="#XDai:09">Dai
et<text:s/>al.</t4htlink>,<text:s/><t4htlink href="#XDai:09">2009</t4htlink>).
  </text:p>
      <!--end of subsection-->
      <!--start of subsection-->
      <text:h text:style-name="Heading-3" text:outline-level="3"><text:span text:style-name="subsection">2.2  </text:span><t4htlink href="#QQ2-1-6" name="x1-40002.2"/>miRNA identification and validation</text:h>
      <!--l. 259-->
      <text:p text:style-name="Text-body">The first miRNA reported in any tunicate was let-7, which was first detected
in <text:span text:style-name="textit"><text:span text:style-name="ptmri7t-">Ciona robusta</text:span></text:span> and <text:span text:style-name="textit"><text:span text:style-name="ptmri7t-">Herdmania curvata</text:span></text:span> (<t4htlink href="#XPasquinelli2000">Pasquinelli et<text:s/>al.</t4htlink>,<text:s/><t4htlink href="#XPasquinelli2000">2000</t4htlink>). A
previous study the same year in <text:span text:style-name="textit"><text:span text:style-name="ptmri7t-">C.</text:span><text:span text:style-name="ptmri7t-"><text:s/>elegans</text:span></text:span> had shown that small RNA let-7 (<!--l. 262--><draw:frame draw:style-name="mml-inline" draw:name="mobj-8" text:anchor-type="as-char" draw:z-index="0"><draw:object xlink:href="./tunicates_ncrna-m8" xlink:type="simple" xlink:show="embed" xlink:actuate="onLoad"/></draw:frame>  nt) was required for late larval to adult developmental transition (<t4htlink href="#XReinhart:2000mz">Reinhart
et<text:s/>al.</t4htlink>,<text:s/><t4htlink href="#XReinhart:2000mz">2000</t4htlink>). Small RNA let-7 was then shown to also be differentially expressed during
the development of many distantly related animal taxa, but was not detected in Porifera,
Ctenophora, Cnidaria, and Acoelomorpha, suggesting that let-7 was involved in the
regulation of late temporal transitions during development or in the evolution of complex
life histories in the Nephrozoa (<t4htlink href="#XPasquinelli2000">Pasquinelli et<text:s/>al.</t4htlink>,<text:s/><t4htlink href="#XPasquinelli2000">2000</t4htlink>,<text:s/><t4htlink href="#XPasquinelli2003">2003</t4htlink>).
</text:p>
      <!--l. 270-->
      <text:p text:style-name="First-line-indent">  The first systematic computational screen of a tunicate genome in 2005 followed the
first large animal sequencing projects. Beginning with <text:span text:style-name="textit"><text:span text:style-name="ptmri7t-">C.</text:span><text:span text:style-name="ptmri7t-"><text:s/>robusta</text:span></text:span> and <text:span text:style-name="textit"><text:span text:style-name="ptmri7t-">C.</text:span><text:span text:style-name="ptmri7t-"><text:s/>savignyi</text:span></text:span>, a
profile-based strategy was implemented in the ERPIN program (<t4htlink href="#XLegendre2005">Legendre et<text:s/>al.</t4htlink>,<text:s/><t4htlink href="#XLegendre2005">2005</t4htlink>).
This work detected a set of new miRNAs candidates considered to be <text:span text:style-name="textit"><text:span text:style-name="ptmri7t-">C.</text:span><text:span text:style-name="ptmri7t-"><text:s/>robusta</text:span></text:span>
specific, such as the members of the family miR-9 and miR-79 together with
many other miRNA families that, as expected, were found to be homologous
between both Ciona species. Among these were miR-124, miR-92, miR-98,
miR-325, the miR310-313 group, and let-7. In the same year, a whole-genomic
comparative approach in the urochordate lineage was performed on the species
<text:span text:style-name="textit"><text:span text:style-name="ptmri7t-">C.</text:span><text:span text:style-name="ptmri7t-"><text:s/>robusta</text:span></text:span>, <text:span text:style-name="textit"><text:span text:style-name="ptmri7t-">C.</text:span><text:span text:style-name="ptmri7t-"><text:s/>savignyi</text:span></text:span>, and <text:span text:style-name="textit"><text:span text:style-name="ptmri7t-">O.</text:span><text:span text:style-name="ptmri7t-"><text:s/>dioica</text:span></text:span>. Using a computational screening of structured
ncRNAs based upon homology between predicted precursor hairpin structures <!--l. 282--><draw:frame draw:style-name="mml-inline" draw:name="mobj-9" text:anchor-type="as-char" draw:z-index="0"><draw:object xlink:href="./tunicates_ncrna-m9" xlink:type="simple" xlink:show="embed" xlink:actuate="onLoad"/></draw:frame>  miRNA candidates were detected including let-7 and other six known candidates
in <text:span text:style-name="textit"><text:span text:style-name="ptmri7t-">C.</text:span><text:span text:style-name="ptmri7t-"><text:s/>robusta</text:span></text:span> (<t4htlink href="#XMissal2005">Missal et<text:s/>al.</t4htlink>,<text:s/><t4htlink href="#XMissal2005">2005</t4htlink>). The same group in 2007 implemented a
structure-based clustering approach in <text:span text:style-name="textit"><text:span text:style-name="ptmri7t-">C. robusta</text:span></text:span> predicted the presence of <!--l. 286--><draw:frame draw:style-name="mml-inline" draw:name="mobj-10" text:anchor-type="as-char" draw:z-index="0"><draw:object xlink:href="./tunicates_ncrna-m10" xlink:type="simple" xlink:show="embed" xlink:actuate="onLoad"/></draw:frame>  miRNAs, of which only let-7, miR-7, miR-124, and miR-126 coincided with the
previously annotated miRNAs (<t4htlink href="#XWill2007">Will et<text:s/>al.</t4htlink>,<text:s/><t4htlink href="#XWill2007">2007</t4htlink>).
</text:p>
      <!--l. 289-->
      <text:p text:style-name="First-line-indent">  Up to this point, efforts to map the miRNAs in urochordate lineages were mainly
focused on computational approaches. With improved sequence technologies, new hybrid
strategies were employed that combined computational and experimental studies to
validate candidate families previously detected. For instance, the first bona fide records for
<text:span text:style-name="textit"><text:span text:style-name="ptmri7t-">C.</text:span><text:span text:style-name="ptmri7t-"><text:s/>robusta</text:span></text:span> miRNAs were registered in mirBase only in Release 11 based on the data
reported in <t4htlink href="#XNorden-Krichmar2007">Norden-Krichmar et<text:s/>al.</t4htlink><text:s/>(<t4htlink href="#XNorden-Krichmar2007">2007</t4htlink>). This study searched the genomes of
<text:span text:style-name="textit"><text:span text:style-name="ptmri7t-">C.</text:span><text:span text:style-name="ptmri7t-"><text:s/>robusta</text:span></text:span> and <text:span text:style-name="textit"><text:span text:style-name="ptmri7t-">C.</text:span><text:span text:style-name="ptmri7t-"><text:s/>savignyi</text:span></text:span> for conservation of the seed regions of the known mature
miRNA sequences compiled in the 2006 release of miRBase release. Those miRNAs were
aligned locally using the FASTA/ssearch34 program, retaining only matches with at least
90% identity. The characteristic hairpin structure and the relative positioning of the
mature sequences were used as additional filters. After manual curation a set of <!--l. 302--><draw:frame draw:style-name="mml-inline" draw:name="mobj-11" text:anchor-type="as-char" draw:z-index="0"><draw:object xlink:href="./tunicates_ncrna-m11" xlink:type="simple" xlink:show="embed" xlink:actuate="onLoad"/></draw:frame>  miRNAs that appeared conserved in both Cionas was reported. The expression of <!--l. 303--><draw:frame draw:style-name="mml-inline" draw:name="mobj-12" text:anchor-type="as-char" draw:z-index="0"><draw:object xlink:href="./tunicates_ncrna-m12" xlink:type="simple" xlink:show="embed" xlink:actuate="onLoad"/></draw:frame>  of these families, including let-7, miR-7, and miR-126, was then confirmed by
Northern blot analyses in the adult tissue of <text:span text:style-name="textit"><text:span text:style-name="ptmri7t-">C.</text:span><text:span text:style-name="ptmri7t-"><text:s/>robusta</text:span></text:span>.
</text:p>
      <!--l. 307-->
      <text:p text:style-name="First-line-indent">  Until 2008, most of the miRNAs were annotated in Cionas, and few new miRNA
families were discovered in other urochordates. The first repertory of miRNAs in tunicate
beyond the Ciona species was published in 2008 for the larvacean <text:span text:style-name="textit"><text:span text:style-name="ptmri7t-">O.</text:span><text:span text:style-name="ptmri7t-"><text:s/>dioica</text:span></text:span>
(<t4htlink href="#XFu:08">Fu et<text:s/>al.</t4htlink>,<text:s/><t4htlink href="#XFu:08">2008</t4htlink>). At that time the Fu <text:span text:style-name="Emphasis"><text:span text:style-name="ptmri7t-">et al.</text:span></text:span><text:s/>were studying the temporal-spatial
expression patterns of conserved miRNAs in different developmental stages
of oocytes, 1-cell zygote, 2-8 cell embryons, blastulas, gastrulas, tadpoles (in
different stages) and 1-6 days old adults from <text:span text:style-name="textit"><text:span text:style-name="ptmri7t-">O.</text:span><text:span text:style-name="ptmri7t-"><text:s/>dioica</text:span></text:span>. Small RNAs were isolated,
amplified by RT-PCR and rapid amplification of cDNA ends (RACE) of the
developmental stages, cloned and sequenced. Blast searches using the sequences of cloned
small RNA libraries were used to annotate small RNAs as miRNA candidates.
In further steps the recovered genomic flanking sequences each side of those
mapped candidates were used as input to predicted secondary structures by mfold
v3.1.<text:s/>This step was used to detect candidates that folds like miRNA hairpins
and aimed to decrease the set of false positive potential miRNAs in <text:span text:style-name="textit"><text:span text:style-name="ptmri7t-">O.</text:span><text:span text:style-name="ptmri7t-"><text:s/>dioica</text:span></text:span>.
Finally, for this set of potential candidates a developmental miRNA array dot blot
analyses were performed to detect miRNA expression. With this approach from <!--l. 325--><draw:frame draw:style-name="mml-inline" draw:name="mobj-13" text:anchor-type="as-char" draw:z-index="0"><draw:object xlink:href="./tunicates_ncrna-m13" xlink:type="simple" xlink:show="embed" xlink:actuate="onLoad"/></draw:frame>  sequenced small RNA clones, expression was detected for only <!--l. 326--><draw:frame draw:style-name="mml-inline" draw:name="mobj-14" text:anchor-type="as-char" draw:z-index="0"><draw:object xlink:href="./tunicates_ncrna-m14" xlink:type="simple" xlink:show="embed" xlink:actuate="onLoad"/></draw:frame>  miRNAs. The authors suggested that these candidates were expressed throughout the
short life cycle of <text:span text:style-name="textit"><text:span text:style-name="ptmri7t-">O.</text:span><text:span text:style-name="ptmri7t-"><text:s/>dioica</text:span></text:span> showing that some of them were stocked as maternal
determinants prior to rapid embryonic development. The authors also identified a set of
sex-specific miRNAs that appeared as male/female gonad differentiation became apparent
and was maintained throughout spermatogenesis (<t4htlink href="#XFu:08">Fu et<text:s/>al.</t4htlink>,<text:s/><t4htlink href="#XFu:08">2008</t4htlink>). Unexpectedly, the
majority of the miRNAs loci in <text:span text:style-name="textit"><text:span text:style-name="ptmri7t-">O.</text:span><text:span text:style-name="ptmri7t-"><text:s/>dioica</text:span></text:span> were located in antisense orientations in the
host genes, in contrast to the majority of the mammalian miRNAs known at the
time.
</text:p>
      <!--l. 337-->
      <text:p text:style-name="First-line-indent">  Between the years 2009 and 2015 the majority of the studies of miRNAs in tunicates
were focused on the validation of expression of computational predicted miRNAs in
Cionas with the special focus on <text:span text:style-name="textit"><text:span text:style-name="ptmri7t-">C.</text:span><text:span text:style-name="ptmri7t-"><text:s/>robusta</text:span></text:span> as model organism of tunicates
or on the test of new computational approaches as miRTRAP, miRDeep2 and
miRRim2, which used next-generation sequencing libraries of small RNAs derived
from <text:span text:style-name="textit"><text:span text:style-name="ptmri7t-">C. robusta</text:span></text:span> to validate their algorithms. Then by the year 2016 the first
comparative homology based search strategy let us to identify the repertory on
miRNAs and other ncRNAs in the carpet sea squirt <text:span text:style-name="textit"><text:span text:style-name="ptmri7t-">Didemnum vexillum</text:span></text:span> with a
preliminary comparative analysis of gain and losses of miRNA families in chordates
which included the <text:span text:style-name="textit"><text:span text:style-name="ptmri7t-">Cionas</text:span></text:span>, <text:span text:style-name="textit"><text:span text:style-name="ptmri7t-">O. dioca</text:span></text:span> and the colonial tunicate <text:span text:style-name="textit"><text:span text:style-name="ptmri7t-">Botryllus schlosseri</text:span></text:span>
(<t4htlink href="#XVelandia-Huerto2016">Velandia-Huerto et<text:s/>al.</t4htlink>,<text:s/><t4htlink href="#XVelandia-Huerto2016">2016</t4htlink>). By the same year, from the preliminary genome
sequence assembled for the Southern Ocean salp, <text:span text:style-name="textit"><text:span text:style-name="ptmri7t-">Salpa thompsoni</text:span></text:span> (Urochordata,
Thaliacea) a set of miRNAs families were detected (<t4htlink href="#XJue2016">Jue et<text:s/>al.</t4htlink>,<text:s/><t4htlink href="#XJue2016">2016</t4htlink>) and in 2017 the
prediction of miRNAs families were reported for <text:span text:style-name="textit"><text:span text:style-name="ptmri7t-">Halocynthia roretzi</text:span></text:span> species (<t4htlink href="#XWang2017">Wang
et<text:s/>al.</t4htlink>,<text:s/><t4htlink href="#XWang2017">2017</t4htlink>).
  </text:p>
      <!--start of subsubsection-->
      <text:h text:style-name="Heading-4" text:outline-level="4"><text:span text:style-name="subsubsection">2.2.1  </text:span><t4htlink href="#x1-50002.2.1" name="x1-50002.2.1"/>High throughput studies of Ciona miRNAs</text:h>
      <!--l. 357-->
      <text:p text:style-name="Text-body">At the end of the last decade the application of next generation sequencing
technologies to sequence small RNA libraries changed the common way used to
detect expression of miRNAs in many organisms including the tunicates. This
technology became one of the most common approaches that supported methods like
RT-PCR, microarrays or dot blotting which were previously used to validate
miRNA expression in tunicates. In 2009 small RNA libraries prepared from various
developmental stages including unfertilized eggs, early embryos, late embryos
and adults from <text:span text:style-name="textit"><text:span text:style-name="ptmri7t-">C.</text:span><text:span text:style-name="ptmri7t-"><text:s/>robusta</text:span></text:span> were assayed by high-throughput sequencing of
cDNA with an Illumina 1G Genome Analyzer. These sequencing data revealed <!--l. 366--><draw:frame draw:style-name="mml-inline" draw:name="mobj-15" text:anchor-type="as-char" draw:z-index="0"><draw:object xlink:href="./tunicates_ncrna-m15" xlink:type="simple" xlink:show="embed" xlink:actuate="onLoad"/></draw:frame>  miRNAs families in <text:span text:style-name="textit"><text:span text:style-name="ptmri7t-">C.</text:span><text:span text:style-name="ptmri7t-"><text:s/>robusta</text:span></text:span>. Unexpectedly, a distinct species of small
RNAs processed from the distal parts of the miRNA precursor hairpins was found
to be abundantly expressed. These were termed miRNA-offset RNAs (moRs)
(<t4htlink href="#XShi2009">Shi et<text:s/>al.</t4htlink>,<text:s/><t4htlink href="#XShi2009">2009</t4htlink>). Later on, after extracting non-coding conserved regions of
whole genome alignments between <text:span text:style-name="textit"><text:span text:style-name="ptmri7t-">C.</text:span><text:span text:style-name="ptmri7t-"><text:s/>robusta</text:span></text:span> and <text:span text:style-name="textit"><text:span text:style-name="ptmri7t-">C.</text:span><text:span text:style-name="ptmri7t-"><text:s/>savigny</text:span></text:span> a set of <!--l. 372--><draw:frame draw:style-name="mml-inline" draw:name="mobj-16" text:anchor-type="as-char" draw:z-index="0"><draw:object xlink:href="./tunicates_ncrna-m16" xlink:type="simple" xlink:show="embed" xlink:actuate="onLoad"/></draw:frame>  million sequences were computationally folded using RNAfold and mfold. Then after
combining the following criteria: structure/sequence conservation, homology to
known miRNAs, and phylogenetic footprinting the authors detected a set of <!--l. 375--><draw:frame draw:style-name="mml-inline" draw:name="mobj-17" text:anchor-type="as-char" draw:z-index="0"><draw:object xlink:href="./tunicates_ncrna-m17" xlink:type="simple" xlink:show="embed" xlink:actuate="onLoad"/></draw:frame>  candidate sequences (<t4htlink href="#XKeshavan2010">Keshavan et<text:s/>al.</t4htlink>,<text:s/><t4htlink href="#XKeshavan2010">2010</t4htlink>). Then in order to validate those
candidates, RT-PCR and PAGE were conducted to design a custom microarray. <!--l. 377--><draw:frame draw:style-name="mml-inline" draw:name="mobj-18" text:anchor-type="as-char" draw:z-index="0"><draw:object xlink:href="./tunicates_ncrna-m18" xlink:type="simple" xlink:show="embed" xlink:actuate="onLoad"/></draw:frame>  of the <!--l. 377--><draw:frame draw:style-name="mml-inline" draw:name="mobj-19" text:anchor-type="as-char" draw:z-index="0"><draw:object xlink:href="./tunicates_ncrna-m19" xlink:type="simple" xlink:show="embed" xlink:actuate="onLoad"/></draw:frame>  miRNA predictions were represented either in their microarray data or in the
Illumina sequences from (<t4htlink href="#XShi2009">Shi et<text:s/>al.</t4htlink>,<text:s/><t4htlink href="#XShi2009">2009</t4htlink>), leading to an estimate of about <!--l. 380--><draw:frame draw:style-name="mml-inline" draw:name="mobj-20" text:anchor-type="as-char" draw:z-index="0"><draw:object xlink:href="./tunicates_ncrna-m20" xlink:type="simple" xlink:show="embed" xlink:actuate="onLoad"/></draw:frame>  miRNA genes in <text:span text:style-name="textit"><text:span text:style-name="ptmri7t-">C.</text:span><text:span text:style-name="ptmri7t-"><text:s/>robusta</text:span></text:span>. It is worth noting that (<t4htlink href="#XKeshavan2010">Keshavan et<text:s/>al.</t4htlink>,<text:s/><t4htlink href="#XKeshavan2010">2010</t4htlink>) did not
recover <!--l. 381--><draw:frame draw:style-name="mml-inline" draw:name="mobj-21" text:anchor-type="as-char" draw:z-index="0"><draw:object xlink:href="./tunicates_ncrna-m21" xlink:type="simple" xlink:show="embed" xlink:actuate="onLoad"/></draw:frame>  previously characterized miRNAs. A novel computational strategy for the systematic,
whole-genome identification of microRNA from high throughput sequencing information
was developed in 2010 in <t4htlink href="#XHendrix2010">Hendrix et<text:s/>al.</t4htlink><text:s/>(<t4htlink href="#XHendrix2010">2010</t4htlink>) and applied to <text:span text:style-name="textit"><text:span text:style-name="ptmri7t-">C.</text:span><text:span text:style-name="ptmri7t-"><text:s/>robusta</text:span></text:span>. This method,
miRTRAP, relies on the sequence patterns produced by mechanisms of microRNA biogenesis
but also includes additional criteria regarding the prevalence and quality of small RNAs
arising from the antisense strand and the neighboring loci. With that approach, nearly <!--l. 388--><draw:frame draw:style-name="mml-inline" draw:name="mobj-22" text:anchor-type="as-char" draw:z-index="0"><draw:object xlink:href="./tunicates_ncrna-m22" xlink:type="simple" xlink:show="embed" xlink:actuate="onLoad"/></draw:frame>  putative microRNAs loci were detected. The miRTRAP approach depends crucially on
the depth of the small RNAs mapped to a given locus and requires a very accurate
assignment of small RNA sequences on their relative positions along the hairpin, that is,
miR/miR*, moR/moR* and loop (<t4htlink href="#XHendrix2010">Hendrix et<text:s/>al.</t4htlink>,<text:s/><t4htlink href="#XHendrix2010">2010</t4htlink>). A further improvement in the
analysis of miRNA sequencing data became available with miRDeep2, a revised version
miRDeep (<t4htlink href="#XFriedlaender:12">Friedländer et<text:s/>al.</t4htlink>,<text:s/><t4htlink href="#XFriedlaender:12">2012</t4htlink>). It was reported to identify with an accuracy of <!--l. 396--><draw:frame draw:style-name="mml-inline" draw:name="mobj-23" text:anchor-type="as-char" draw:z-index="0"><draw:object xlink:href="./tunicates_ncrna-m23" xlink:type="simple" xlink:show="embed" xlink:actuate="onLoad"/></draw:frame> % and <!--l. 396--><draw:frame draw:style-name="mml-inline" draw:name="mobj-24" text:anchor-type="as-char" draw:z-index="0"><draw:object xlink:href="./tunicates_ncrna-m24" xlink:type="simple" xlink:show="embed" xlink:actuate="onLoad"/></draw:frame> % canonical and non-canonical miRNAs in different species. A reanalysis
of the small RNA data from (<t4htlink href="#XShi2009">Shi et<text:s/>al.</t4htlink>,<text:s/><t4htlink href="#XShi2009">2009</t4htlink>) with miRDeep2 reported <!--l. 398--><draw:frame draw:style-name="mml-inline" draw:name="mobj-25" text:anchor-type="as-char" draw:z-index="0"><draw:object xlink:href="./tunicates_ncrna-m25" xlink:type="simple" xlink:show="embed" xlink:actuate="onLoad"/></draw:frame>  known and <!--l. 398--><draw:frame draw:style-name="mml-inline" draw:name="mobj-26" text:anchor-type="as-char" draw:z-index="0"><draw:object xlink:href="./tunicates_ncrna-m26" xlink:type="simple" xlink:show="embed" xlink:actuate="onLoad"/></draw:frame>  novel miRNAs in <text:span text:style-name="textit"><text:span text:style-name="ptmri7t-">C.</text:span><text:span text:style-name="ptmri7t-"><text:s/>robusta</text:span></text:span>. In the same year the program miRRim2 (<t4htlink href="#XTerai2012">Terai
et<text:s/>al.</t4htlink>,<text:s/><t4htlink href="#XTerai2012">2012</t4htlink>) was applied to the <text:span text:style-name="textit"><text:span text:style-name="ptmri7t-">C.</text:span><text:span text:style-name="ptmri7t-"><text:s/>robusta</text:span></text:span> genome, in which some candidates identified
from the work of <t4htlink href="#XHendrix2010">Hendrix et<text:s/>al.</t4htlink><text:s/>(<t4htlink href="#XHendrix2010">2010</t4htlink>) and the several novel promising candidates were
detected.
</text:p>
      <!--l. 404-->
      <text:p text:style-name="First-line-indent">  In 2013, (<t4htlink href="#XKusakabe2013">Kusakabe et<text:s/>al.</t4htlink>,<text:s/><t4htlink href="#XKusakabe2013">2013</t4htlink>) investigated the expression patterns of the cluster
miR-1 and miR-133 in <text:span text:style-name="textit"><text:span text:style-name="ptmri7t-">C.</text:span><text:span text:style-name="ptmri7t-"><text:s/>robusta</text:span></text:span> and in <text:span text:style-name="textit"><text:span text:style-name="ptmri7t-">C.</text:span><text:span text:style-name="ptmri7t-"><text:s/>savignyi</text:span></text:span>. RT-PCR amplification of
miR-1/133 precursors were performed and PCR products were subcloned and sequenced.
Whole-mount in situ hybridization to detect cin-miR-1/miR-133 primary transcript was
performed and LNA Northern blotting was conducted on different developmental
stages.
  </text:p>
      <!--end of subsubsection-->
      <!--start of subsubsection-->
      <text:h text:style-name="Heading-4" text:outline-level="4"><text:span text:style-name="subsubsection">2.2.2  </text:span><t4htlink href="#x1-60002.2.2" name="x1-60002.2.2"/>High throughput miRNA searches in other Urochordates</text:h>
      <!--l. 413-->
      <text:p text:style-name="Text-body">Since 2016 new approximations has increased our knowledge about new families in other
tunicates thanks to the sequence of new urochordate genomes of the species
<text:span text:style-name="textit"><text:span text:style-name="ptmri7t-">D.</text:span><text:span text:style-name="ptmri7t-"><text:s/>vexillum</text:span></text:span>, <text:span text:style-name="textit"><text:span text:style-name="ptmri7t-">S.</text:span><text:span text:style-name="ptmri7t-"><text:s/>thompsoni</text:span></text:span> and <text:span text:style-name="textit"><text:span text:style-name="ptmri7t-">H.</text:span><text:span text:style-name="ptmri7t-"><text:s/>roretzi</text:span></text:span>. A detailed homology-based computational
survey of ncRNAs was performend for an early draft genome of <text:span text:style-name="textit"><text:span text:style-name="ptmri7t-">D. vexillum</text:span></text:span>
(<t4htlink href="#XVelandia-Huerto2016">Velandia-Huerto et<text:s/>al.</t4htlink>,<text:s/><t4htlink href="#XVelandia-Huerto2016">2016</t4htlink>). Blast and HMMer searches were performed with
annotated small ncRNAs sequences from metazoans and hidden markov models from
RFAM<t4htlink href="#x1-6001f2" name="x1-6001f2"/><text:note text:note-class="footnote" text:id="fn2x0"><text:note-citation>2 </text:note-citation><text:note-body><text:p text:style-name="Footnote"><text:span text:style-name="ptmr7t-x-x-85">http://rfam.xfam.org/</text:span></text:p></text:note-body></text:note>
to obtain the sort of candidates at sequence level. Structural alignments of those
sequences were performed by infernal (<t4htlink href="#XNawrocki:2013">Nawrocki and Eddy</t4htlink>,<text:s/><t4htlink href="#XNawrocki:2013">2013b</t4htlink>), using
metazoan-specific covariance models to annotate the small ncRNAs collection, which <!--l. 423--><draw:frame draw:style-name="mml-inline" draw:name="mobj-27" text:anchor-type="as-char" draw:z-index="0"><draw:object xlink:href="./tunicates_ncrna-m27" xlink:type="simple" xlink:show="embed" xlink:actuate="onLoad"/></draw:frame>  families and <!--l. 424--><draw:frame draw:style-name="mml-inline" draw:name="mobj-28" text:anchor-type="as-char" draw:z-index="0"><draw:object xlink:href="./tunicates_ncrna-m28" xlink:type="simple" xlink:show="embed" xlink:actuate="onLoad"/></draw:frame>  loci of miRNAs were found.
</text:p>
      <!--l. 426-->
      <text:p text:style-name="First-line-indent">  Small RNA libraries for the Southern Ocean salp <text:span text:style-name="textit"><text:span text:style-name="ptmri7t-">S.</text:span><text:span text:style-name="ptmri7t-"><text:s/>thompsoni</text:span></text:span> were sequenced with an
Illumina Hiseq 2000 (<t4htlink href="#XJue2016">Jue et<text:s/>al.</t4htlink>,<text:s/><t4htlink href="#XJue2016">2016</t4htlink>). After filtering data sets to 18-24 nt for miRNA
and 28-32 nt for piRNA, the reads were aligned to <text:span text:style-name="textit"><text:span text:style-name="ptmri7t-">S. thompsoni</text:span></text:span> genome and miRNA gene
folding predictions were performed using RNAfold. In this initial survey of small RNAs,
were revealed the presence of known, conserved miRNAs, as well as novel miRNA genes and
mature miRNA signatures for varying developmental stages. Then in 2017, the prediction
of <!--l. 433--><draw:frame draw:style-name="mml-inline" draw:name="mobj-29" text:anchor-type="as-char" draw:z-index="0"><draw:object xlink:href="./tunicates_ncrna-m29" xlink:type="simple" xlink:show="embed" xlink:actuate="onLoad"/></draw:frame>  miRNAs candidates in <text:span text:style-name="textit"><text:span text:style-name="ptmri7t-">H.</text:span><text:span text:style-name="ptmri7t-"><text:s/>roretzi</text:span></text:span> were obtained through three complementary
methods. The experimental validation suggested that more than half of these candidate
miRNAs are expressed during embryogenesis. The expression of some of the predicted
miRNAs were validated by RT-PCR using embryonic RNA. In this approach <text:span text:style-name="textit"><text:span text:style-name="ptmri7t-">C.</text:span><text:span text:style-name="ptmri7t-"><text:s/>robusta</text:span></text:span>
small RNA-Seq reads derived from <text:span text:style-name="textit"><text:span text:style-name="ptmri7t-">C.</text:span><text:span text:style-name="ptmri7t-"><text:s/>robusta</text:span></text:span> (<t4htlink href="#XShi2009">Shi et<text:s/>al.</t4htlink>,<text:s/><t4htlink href="#XShi2009">2009</t4htlink>) (previously known as <text:span text:style-name="textit"><text:span text:style-name="ptmri7t-">C.</text:span>
<text:span text:style-name="ptmri7t-">intestinalis</text:span></text:span> today reclassified) was used to identify conserved miRNAs in <text:span text:style-name="textit"><text:span text:style-name="ptmri7t-">H.</text:span><text:span text:style-name="ptmri7t-"><text:s/>roretzi</text:span></text:span>
(<t4htlink href="#XWang2017">Wang et<text:s/>al.</t4htlink>,<text:s/><t4htlink href="#XWang2017">2017</t4htlink>).
</text:p>
      <!--l. 443-->
      <text:p text:style-name="First-line-indent">  Current repertoire of miRNAs (Figure <t4htlink href="#x1-70198">8<!--tex4ht:ref: fig:matrimirnas --></t4htlink>) is based on the final matrix of miRNAs
families from <t4htlink href="#XHertel:15a">Hertel and Stadler</t4htlink><text:s/>(<t4htlink href="#XHertel:15a">2015</t4htlink>) and complemented by homology methods
developed on <t4htlink href="#XVelandia-Huerto2016">Velandia-Huerto et<text:s/>al.</t4htlink><text:s/>(<t4htlink href="#XVelandia-Huerto2016">2016</t4htlink>) and specifically for <text:span text:style-name="textit"><text:span text:style-name="ptmri7t-">S. thompsoni</text:span></text:span> and <text:span text:style-name="textit"><text:span text:style-name="ptmri7t-">H.</text:span>
<text:span text:style-name="ptmri7t-">roretzi</text:span></text:span> blast searches with structural alignments where applied on the reported candidates
in <t4htlink href="#XJue2016">Jue et<text:s/>al.</t4htlink><text:s/>(<t4htlink href="#XJue2016">2016</t4htlink>) and <t4htlink href="#XWang2017">Wang et<text:s/>al.</t4htlink><text:s/>(<t4htlink href="#XWang2017">2017</t4htlink>).
  </text:p>
      <!--end of subsubsection-->
      <!--end of subsection-->
      <!--start of subsection-->
      <text:h text:style-name="Heading-3" text:outline-level="3"><text:span text:style-name="subsection">2.3  </text:span><t4htlink href="#QQ2-1-9" name="x1-70002.3"/>miRNA in clusters</text:h>
      <!--l. 454-->
      <text:p text:style-name="Text-body">One of the most interesting aspects about the patterns of genomic locations of
miRNAs is to know whether those loci are randomly distributed throughout the
genome as single copies or if they are arranged on consecutive locations or in
tandem copies clustered to be expressed from polycistronic primary precursors
or to be transcribed independently (<t4htlink href="#XTanzer:10a">Tanzer et<text:s/>al.</t4htlink>,<text:s/><t4htlink href="#XTanzer:10a">2010</t4htlink>). Interestingly in <text:span text:style-name="textit"><text:span text:style-name="ptmri7t-">O.</text:span>
<text:span text:style-name="ptmri7t-">dioca</text:span></text:span> miRNAs are located in the antisense orientations of protein-coding gene
and immediately downstream of its corresponding 3‘UTR region or even more
frequently in the sense strand of introns (<t4htlink href="#XFu:08">Fu et<text:s/>al.</t4htlink>,<text:s/><t4htlink href="#XFu:08">2008</t4htlink>). Nevertheless, after those
conspicuous distributions some clusters have been also identified in <text:span text:style-name="textit"><text:span text:style-name="ptmri7t-">O. dioca</text:span></text:span>. For
instance four miRNAs, miR-1490a, miR-1493, miR-1497d, and miR-1504, are
reported by <t4htlink href="#XFu:08">Fu et<text:s/>al.</t4htlink><text:s/>(<t4htlink href="#XFu:08">2008</t4htlink>) to be present as two copies, and miR-1497d-1 and
miR-1497d-2 are included in the large miR-1497 cluster. The current structure of this
cluster is shown in Table <t4htlink href="#x1-7001r1">1<!--tex4ht:ref: tab:detailBigClusters --></t4htlink> although only one copy for the miR-1497 has been
reported for <text:span text:style-name="textit"><text:span text:style-name="ptmri7t-">C. robusta</text:span></text:span> located in an intergenic region (<t4htlink href="#XFu:08">Fu et<text:s/>al.</t4htlink>,<text:s/><t4htlink href="#XFu:08">2008</t4htlink>;<text:s/><t4htlink href="#XHendrix2010">Hendrix
et<text:s/>al.</t4htlink>,<text:s/><t4htlink href="#XHendrix2010">2010</t4htlink>) and one in <text:span text:style-name="textit"><text:span text:style-name="ptmri7t-">C. savigny</text:span></text:span> overlapped in an intron (<t4htlink href="#XFu:08">Fu et<text:s/>al.</t4htlink>,<text:s/><t4htlink href="#XFu:08">2008</t4htlink>). By testing
real time PCR co-expression of some miRNAs, their host and adjacent genes in
<text:span text:style-name="textit"><text:span text:style-name="ptmri7t-">O. dioca</text:span></text:span> by <t4htlink href="#XFu:08">Fu et<text:s/>al.</t4htlink><text:s/>(<t4htlink href="#XFu:08">2008</t4htlink>) it was discovered that in the case of the cluster
miR-1487/miR-1488 there was no clear positive or negative correlation with the
expression of its anti-sense hosting gene. The same authors showed that in males this
cluster expression was not associated with the expression of its adjacent ABCA3
gene.
  </text:p>
      <text:section text:style-name="begin-end-env" text:name="begin-end-env-1">
        <text:p text:style-name="begin-env-p"/>
        <!--begin center-->
        <text:p text:style-name="center">
<t4htlink href="#x1-7001r1" name="x1-7001r1"/></text:p>
        <!--l. 482-->
        <table:table table:style-name="longtable">
          <!--table:table-column-group ???="TBL-1-1g"-->
          <table:table-column table:style-name="TBL-1-1"/>
          <table:table-column table:style-name="TBL-1-2"/>
          <table:table-column table:style-name="TBL-1-3"/>
          <table:table-column table:style-name="TBL-1-4"/>
          <table:table-column table:style-name="TBL-1-5"/>
          <table:table-column table:style-name="TBL-1-6"/>
          <table:table-column table:style-name="TBL-1-7"/>
          <!--/table:table-column-group-->
          <table:table-row table:style-name="TBL-1-1-">
            <table:table-cell table:number-columns-spanned="3" table:style-name="TBL-1-1-1">
              <text:p/>
            </table:table-cell>
            <text:span text:style-name="caption">
              <text:span text:style-name="caption-title">
                <t4htlink href="#x1-7001r1" name="x1-7001r1">
                  <text:span text:style-name="ptmr7t-x-x-85">Table</text:span>
                  <text:span text:style-name="ptmr7t-x-x-85"><text:s/>1</text:span>
                </t4htlink>
                <text:span text:style-name="ptmr7t-x-x-85">: </text:span>
              </text:span>
              <text:span text:style-name="ptmr7t-x-x-85">Details of biggest miRNA cluster for chordate species.</text:span>
            </text:span>
            <t4htlink href="#x1-7002" name="x1-7002"/>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1-2-">
            <table:table-cell table:style-name="TBL-1-2-1">
              <text:p>           </text:p>
            </table:table-cell>
          </table:table-row>
          <table:table-row table:style-name="TBL-1-3-">
            <table:table-cell table:style-name="TBL-1-3-1">
              <text:p>           </text:p>
            </table:table-cell>
          </table:table-row>
          <table:table-row table:style-name="TBL-1-4-">
            <table:table-cell table:style-name="TBL-1-4-1">
              <text:p><text:span text:style-name="textbf"><text:span text:style-name="ptmb7t-x-x-85">Specie</text:span></text:span>      </text:p>
            </table:table-cell>
            <table:table-cell table:style-name="TBL-1-4-2">
              <text:p><text:span text:style-name="textbf"><text:span text:style-name="ptmb7t-x-x-85">Chr</text:span></text:span>        </text:p>
            </table:table-cell>
            <table:table-cell table:style-name="TBL-1-4-3">
              <text:p><text:span text:style-name="textbf"><text:span text:style-name="ptmb7t-x-x-85">Start</text:span></text:span>       </text:p>
            </table:table-cell>
            <table:table-cell table:style-name="TBL-1-4-4">
              <text:p><text:span text:style-name="textbf"><text:span text:style-name="ptmb7t-x-x-85">End</text:span></text:span>        </text:p>
            </table:table-cell>
            <table:table-cell table:style-name="TBL-1-4-5">
              <text:p><text:span text:style-name="textbf"><text:span text:style-name="ptmb7t-x-x-85">Size</text:span>
<text:span text:style-name="ptmb7t-x-x-85">(Mb)</text:span></text:span>   </text:p>
            </table:table-cell>
            <table:table-cell table:style-name="TBL-1-4-6">
              <text:p><text:span text:style-name="textbf"><text:span text:style-name="ptmb7t-x-x-85">No.</text:span></text:span>   </text:p>
            </table:table-cell>
            <table:table-cell table:style-name="TBL-1-4-7">
              <text:p><text:span text:style-name="textbf"><text:span text:style-name="ptmb7t-x-x-85">miRNAs detail</text:span></text:span>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1-5-">
            <table:table-cell table:style-name="TBL-1-5-1">
              <text:p>           </text:p>
            </table:table-cell>
          </table:table-row>
          <table:table-row table:style-name="TBL-1-6-">
            <table:table-cell table:style-name="TBL-1-6-1">
              <text:p>           </text:p>
            </table:table-cell>
          </table:table-row>
          <table:table-row table:style-name="TBL-1-7-">
            <table:table-cell table:style-name="TBL-1-7-1">
              <text:p><text:span text:style-name="textit"><text:span text:style-name="ptmri7t-x-x-85">B. floridae</text:span></text:span>    </text:p>
            </table:table-cell>
            <table:table-cell table:style-name="TBL-1-7-2">
              <text:p><text:span text:style-name="ptmr7t-x-x-85">Bf</text:span><text:span text:style-name="ptmr7t-x-x-85">_V2</text:span><text:span text:style-name="ptmr7t-x-x-85">_118</text:span>   </text:p>
            </table:table-cell>
            <table:table-cell table:style-name="TBL-1-7-3">
              <text:p><!--l. 491--><draw:frame draw:style-name="mml-inline" draw:name="mobj-31" text:anchor-type="as-char" draw:z-index="0"><draw:object xlink:href="./tunicates_ncrna-m31" xlink:type="simple" xlink:show="embed" xlink:actuate="onLoad"/></draw:frame>                </text:p>
            </table:table-cell>
            <table:table-cell table:style-name="TBL-1-7-4">
              <text:p><!--l. 491--><draw:frame draw:style-name="mml-inline" draw:name="mobj-32" text:anchor-type="as-char" draw:z-index="0"><draw:object xlink:href="./tunicates_ncrna-m32" xlink:type="simple" xlink:show="embed" xlink:actuate="onLoad"/></draw:frame>                </text:p>
            </table:table-cell>
            <table:table-cell table:style-name="TBL-1-7-5">
              <text:p><!--l. 491--><draw:frame draw:style-name="mml-inline" draw:name="mobj-33" text:anchor-type="as-char" draw:z-index="0"><draw:object xlink:href="./tunicates_ncrna-m33" xlink:type="simple" xlink:show="embed" xlink:actuate="onLoad"/></draw:frame>          </text:p>
            </table:table-cell>
            <table:table-cell table:style-name="TBL-1-7-6">
              <text:p><!--l. 491--><draw:frame draw:style-name="mml-inline" draw:name="mobj-34" text:anchor-type="as-char" draw:z-index="0"><draw:object xlink:href="./tunicates_ncrna-m34" xlink:type="simple" xlink:show="embed" xlink:actuate="onLoad"/></draw:frame>        </text:p>
            </table:table-cell>
            <table:table-cell table:style-name="TBL-1-7-7">
              <text:p><text:span text:style-name="ptmr7t-x-x-85">bfl-mir-4869,</text:span>
<text:span text:style-name="ptmr7t-x-x-85">bfl-mir-4857,</text:span>
<text:span text:style-name="ptmr7t-x-x-85">bfl-mir-4862,</text:span>
<text:span text:style-name="ptmr7t-x-x-85">bfl-mir-4856b,</text:span>
<text:span text:style-name="ptmr7t-x-x-85">bfl-mir-4856a</text:span>     </text:p>
            </table:table-cell>
          </table:table-row>
          <table:table-row table:style-name="TBL-1-8-">
            <table:table-cell table:style-name="TBL-1-8-1">
              <text:p><text:span text:style-name="textit"><text:span text:style-name="ptmri7t-x-x-85">O. dioica</text:span></text:span>     </text:p>
            </table:table-cell>
            <table:table-cell table:style-name="TBL-1-8-2">
              <text:p><text:span text:style-name="ptmr7t-x-x-85">scaffold</text:span><text:span text:style-name="ptmr7t-x-x-85">_3</text:span>    </text:p>
            </table:table-cell>
            <table:table-cell table:style-name="TBL-1-8-3">
              <text:p><!--l. 493--><draw:frame draw:style-name="mml-inline" draw:name="mobj-35" text:anchor-type="as-char" draw:z-index="0"><draw:object xlink:href="./tunicates_ncrna-m35" xlink:type="simple" xlink:show="embed" xlink:actuate="onLoad"/></draw:frame>                </text:p>
            </table:table-cell>
            <table:table-cell table:style-name="TBL-1-8-4">
              <text:p><!--l. 493--><draw:frame draw:style-name="mml-inline" draw:name="mobj-36" text:anchor-type="as-char" draw:z-index="0"><draw:object xlink:href="./tunicates_ncrna-m36" xlink:type="simple" xlink:show="embed" xlink:actuate="onLoad"/></draw:frame>                </text:p>
            </table:table-cell>
            <table:table-cell table:style-name="TBL-1-8-5">
              <text:p><!--l. 493--><draw:frame draw:style-name="mml-inline" draw:name="mobj-37" text:anchor-type="as-char" draw:z-index="0"><draw:object xlink:href="./tunicates_ncrna-m37" xlink:type="simple" xlink:show="embed" xlink:actuate="onLoad"/></draw:frame>          </text:p>
            </table:table-cell>
            <table:table-cell table:style-name="TBL-1-8-6">
              <text:p><!--l. 493--><draw:frame draw:style-name="mml-inline" draw:name="mobj-38" text:anchor-type="as-char" draw:z-index="0"><draw:object xlink:href="./tunicates_ncrna-m38" xlink:type="simple" xlink:show="embed" xlink:actuate="onLoad"/></draw:frame>        </text:p>
            </table:table-cell>
            <table:table-cell table:style-name="TBL-1-8-7">
              <text:p><text:span text:style-name="ptmr7t-x-x-85">odi-mir-1497e,</text:span>
<text:span text:style-name="ptmr7t-x-x-85">odi-mir-1497d-2,</text:span>
<text:span text:style-name="ptmr7t-x-x-85">odi-mir-1497d-1,</text:span>
<text:span text:style-name="ptmr7t-x-x-85">odi-mir-1497c,</text:span>
<text:span text:style-name="ptmr7t-x-x-85">odi-mir-1497b,</text:span>
<text:span text:style-name="ptmr7t-x-x-85">odi-mir-1497a</text:span>     </text:p>
            </table:table-cell>
          </table:table-row>
          <table:table-row table:style-name="TBL-1-9-">
            <table:table-cell table:style-name="TBL-1-9-1">
              <text:p><text:span text:style-name="textit"><text:span text:style-name="ptmri7t-x-x-85">B. schlosseri</text:span></text:span>   </text:p>
            </table:table-cell>
            <table:table-cell table:style-name="TBL-1-9-2">
              <text:p><text:span text:style-name="ptmr7t-x-x-85">chrUn</text:span>       </text:p>
            </table:table-cell>
            <table:table-cell table:style-name="TBL-1-9-3">
              <text:p><!--l. 496--><draw:frame draw:style-name="mml-inline" draw:name="mobj-39" text:anchor-type="as-char" draw:z-index="0"><draw:object xlink:href="./tunicates_ncrna-m39" xlink:type="simple" xlink:show="embed" xlink:actuate="onLoad"/></draw:frame>                </text:p>
            </table:table-cell>
            <table:table-cell table:style-name="TBL-1-9-4">
              <text:p><!--l. 496--><draw:frame draw:style-name="mml-inline" draw:name="mobj-40" text:anchor-type="as-char" draw:z-index="0"><draw:object xlink:href="./tunicates_ncrna-m40" xlink:type="simple" xlink:show="embed" xlink:actuate="onLoad"/></draw:frame>                </text:p>
            </table:table-cell>
            <table:table-cell table:style-name="TBL-1-9-5">
              <text:p><!--l. 496--><draw:frame draw:style-name="mml-inline" draw:name="mobj-41" text:anchor-type="as-char" draw:z-index="0"><draw:object xlink:href="./tunicates_ncrna-m41" xlink:type="simple" xlink:show="embed" xlink:actuate="onLoad"/></draw:frame>          </text:p>
            </table:table-cell>
            <table:table-cell table:style-name="TBL-1-9-6">
              <text:p><!--l. 496--><draw:frame draw:style-name="mml-inline" draw:name="mobj-42" text:anchor-type="as-char" draw:z-index="0"><draw:object xlink:href="./tunicates_ncrna-m42" xlink:type="simple" xlink:show="embed" xlink:actuate="onLoad"/></draw:frame>        </text:p>
            </table:table-cell>
            <table:table-cell table:style-name="TBL-1-9-7">
              <text:p><text:span text:style-name="ptmr7t-x-x-85">mir-233, mir-10</text:span>    </text:p>
            </table:table-cell>
          </table:table-row>
          <table:table-row table:style-name="TBL-1-10-">
            <table:table-cell table:style-name="TBL-1-10-1">
              <text:p><text:span text:style-name="textit"><text:span text:style-name="ptmri7t-x-x-85">C. robusta</text:span></text:span>    </text:p>
            </table:table-cell>
            <table:table-cell table:style-name="TBL-1-10-2">
              <text:p><!--l. 498--><draw:frame draw:style-name="mml-inline" draw:name="mobj-43" text:anchor-type="as-char" draw:z-index="0"><draw:object xlink:href="./tunicates_ncrna-m43" xlink:type="simple" xlink:show="embed" xlink:actuate="onLoad"/></draw:frame>                </text:p>
            </table:table-cell>
            <table:table-cell table:style-name="TBL-1-10-3">
              <text:p><!--l. 498--><draw:frame draw:style-name="mml-inline" draw:name="mobj-44" text:anchor-type="as-char" draw:z-index="0"><draw:object xlink:href="./tunicates_ncrna-m44" xlink:type="simple" xlink:show="embed" xlink:actuate="onLoad"/></draw:frame>                </text:p>
            </table:table-cell>
            <table:table-cell table:style-name="TBL-1-10-4">
              <text:p><!--l. 498--><draw:frame draw:style-name="mml-inline" draw:name="mobj-45" text:anchor-type="as-char" draw:z-index="0"><draw:object xlink:href="./tunicates_ncrna-m45" xlink:type="simple" xlink:show="embed" xlink:actuate="onLoad"/></draw:frame>                </text:p>
            </table:table-cell>
            <table:table-cell table:style-name="TBL-1-10-5">
              <text:p><!--l. 498--><draw:frame draw:style-name="mml-inline" draw:name="mobj-46" text:anchor-type="as-char" draw:z-index="0"><draw:object xlink:href="./tunicates_ncrna-m46" xlink:type="simple" xlink:show="embed" xlink:actuate="onLoad"/></draw:frame>          </text:p>
            </table:table-cell>
            <table:table-cell table:style-name="TBL-1-10-6">
              <text:p><!--l. 498--><draw:frame draw:style-name="mml-inline" draw:name="mobj-47" text:anchor-type="as-char" draw:z-index="0"><draw:object xlink:href="./tunicates_ncrna-m47" xlink:type="simple" xlink:show="embed" xlink:actuate="onLoad"/></draw:frame>        </text:p>
            </table:table-cell>
            <table:table-cell table:style-name="TBL-1-10-7">
              <text:p><text:span text:style-name="ptmr7t-x-x-85">cin-mir-4006d,</text:span>
<text:span text:style-name="ptmr7t-x-x-85">cin-mir-4006c,</text:span>
<text:span text:style-name="ptmr7t-x-x-85">cin-mir-4001b-2,</text:span>
<text:span text:style-name="ptmr7t-x-x-85">cin-mir-4000i,</text:span>
<text:span text:style-name="ptmr7t-x-x-85">cin-mir-4006g,</text:span>
<text:span text:style-name="ptmr7t-x-x-85">cin-mir-4001e,</text:span>
<text:span text:style-name="ptmr7t-x-x-85">cin-mir-4001d,</text:span>
<text:span text:style-name="ptmr7t-x-x-85">cin-mir-4000g,</text:span>
<text:span text:style-name="ptmr7t-x-x-85">cin-mir-4006f,</text:span>
<text:span text:style-name="ptmr7t-x-x-85">cin-mir-4006b,</text:span>
<text:span text:style-name="ptmr7t-x-x-85">cin-mir-4001b-1,</text:span>
<text:span text:style-name="ptmr7t-x-x-85">cin-mir-4000c,</text:span>
<text:span text:style-name="ptmr7t-x-x-85">cin-mir-4006e,</text:span>
<text:span text:style-name="ptmr7t-x-x-85">cin-mir-4000b-2,</text:span>
<text:span text:style-name="ptmr7t-x-x-85">cin-mir-4001a-1,</text:span>
<text:span text:style-name="ptmr7t-x-x-85">cin-mir-4000b-1,</text:span>
<text:span text:style-name="ptmr7t-x-x-85">cin-mir-4002,</text:span>
<text:span text:style-name="ptmr7t-x-x-85">cin-mir-4000d,</text:span>
<text:span text:style-name="ptmr7t-x-x-85">cin-mir-4001h,</text:span>
<text:span text:style-name="ptmr7t-x-x-85">cin-mir-4000a-2,</text:span>
<text:span text:style-name="ptmr7t-x-x-85">cin-mir-4006a-2,</text:span>
<text:span text:style-name="ptmr7t-x-x-85">cin-mir-4006a-3,</text:span>
<text:span text:style-name="ptmr7t-x-x-85">cin-mir-4006a-1</text:span>    </text:p>
            </table:table-cell>
          </table:table-row>
          <table:table-row table:style-name="TBL-1-11-">
            <table:table-cell table:style-name="TBL-1-11-1">
              <text:p><text:span text:style-name="textit"><text:span text:style-name="ptmri7t-x-x-85">C. savignyi</text:span></text:span>    </text:p>
            </table:table-cell>
            <table:table-cell table:style-name="TBL-1-11-2">
              <text:p><text:span text:style-name="ptmr7t-x-x-85">reftig</text:span><text:span text:style-name="ptmr7t-x-x-85">_16</text:span>     </text:p>
            </table:table-cell>
            <table:table-cell table:style-name="TBL-1-11-3">
              <text:p><!--l. 504--><draw:frame draw:style-name="mml-inline" draw:name="mobj-48" text:anchor-type="as-char" draw:z-index="0"><draw:object xlink:href="./tunicates_ncrna-m48" xlink:type="simple" xlink:show="embed" xlink:actuate="onLoad"/></draw:frame>                </text:p>
            </table:table-cell>
            <table:table-cell table:style-name="TBL-1-11-4">
              <text:p><!--l. 504--><draw:frame draw:style-name="mml-inline" draw:name="mobj-49" text:anchor-type="as-char" draw:z-index="0"><draw:object xlink:href="./tunicates_ncrna-m49" xlink:type="simple" xlink:show="embed" xlink:actuate="onLoad"/></draw:frame>                </text:p>
            </table:table-cell>
            <table:table-cell table:style-name="TBL-1-11-5">
              <text:p><!--l. 504--><draw:frame draw:style-name="mml-inline" draw:name="mobj-50" text:anchor-type="as-char" draw:z-index="0"><draw:object xlink:href="./tunicates_ncrna-m50" xlink:type="simple" xlink:show="embed" xlink:actuate="onLoad"/></draw:frame>          </text:p>
            </table:table-cell>
            <table:table-cell table:style-name="TBL-1-11-6">
              <text:p><!--l. 504--><draw:frame draw:style-name="mml-inline" draw:name="mobj-51" text:anchor-type="as-char" draw:z-index="0"><draw:object xlink:href="./tunicates_ncrna-m51" xlink:type="simple" xlink:show="embed" xlink:actuate="onLoad"/></draw:frame>        </text:p>
            </table:table-cell>
            <table:table-cell table:style-name="TBL-1-11-7">
              <text:p><text:span text:style-name="ptmr7t-x-x-85">csa-mir-216b,</text:span>
<text:span text:style-name="ptmr7t-x-x-85">csa-mir-216a,</text:span>
<text:span text:style-name="ptmr7t-x-x-85">csa-mir-217</text:span>      </text:p>
            </table:table-cell>
          </table:table-row>
          <table:table-row table:style-name="TBL-1-12-">
            <table:table-cell table:style-name="TBL-1-12-1">
              <text:p><text:span text:style-name="textit"><text:span text:style-name="ptmri7t-x-x-85">C. savignyi</text:span></text:span>    </text:p>
            </table:table-cell>
            <table:table-cell table:style-name="TBL-1-12-2">
              <text:p><text:span text:style-name="ptmr7t-x-x-85">reftig</text:span><text:span text:style-name="ptmr7t-x-x-85">_1</text:span>      </text:p>
            </table:table-cell>
            <table:table-cell table:style-name="TBL-1-12-3">
              <text:p><!--l. 506--><draw:frame draw:style-name="mml-inline" draw:name="mobj-52" text:anchor-type="as-char" draw:z-index="0"><draw:object xlink:href="./tunicates_ncrna-m52" xlink:type="simple" xlink:show="embed" xlink:actuate="onLoad"/></draw:frame>                </text:p>
            </table:table-cell>
            <table:table-cell table:style-name="TBL-1-12-4">
              <text:p><!--l. 506--><draw:frame draw:style-name="mml-inline" draw:name="mobj-53" text:anchor-type="as-char" draw:z-index="0"><draw:object xlink:href="./tunicates_ncrna-m53" xlink:type="simple" xlink:show="embed" xlink:actuate="onLoad"/></draw:frame>                </text:p>
            </table:table-cell>
            <table:table-cell table:style-name="TBL-1-12-5">
              <text:p><!--l. 506--><draw:frame draw:style-name="mml-inline" draw:name="mobj-54" text:anchor-type="as-char" draw:z-index="0"><draw:object xlink:href="./tunicates_ncrna-m54" xlink:type="simple" xlink:show="embed" xlink:actuate="onLoad"/></draw:frame>          </text:p>
            </table:table-cell>
            <table:table-cell table:style-name="TBL-1-12-6">
              <text:p><!--l. 506--><draw:frame draw:style-name="mml-inline" draw:name="mobj-55" text:anchor-type="as-char" draw:z-index="0"><draw:object xlink:href="./tunicates_ncrna-m55" xlink:type="simple" xlink:show="embed" xlink:actuate="onLoad"/></draw:frame>        </text:p>
            </table:table-cell>
            <table:table-cell table:style-name="TBL-1-12-7">
              <text:p><text:span text:style-name="ptmr7t-x-x-85">csa-mir-92b,</text:span>
<text:span text:style-name="ptmr7t-x-x-85">csa-mir-92c,</text:span>
<text:span text:style-name="ptmr7t-x-x-85">csa-mir-92a</text:span>      </text:p>
            </table:table-cell>
          </table:table-row>
          <table:table-row table:style-name="TBL-1-13-">
            <table:table-cell table:style-name="TBL-1-13-1">
              <text:p><text:span text:style-name="textit"><text:span text:style-name="ptmri7t-x-x-85">D. rerio</text:span></text:span>      </text:p>
            </table:table-cell>
            <table:table-cell table:style-name="TBL-1-13-2">
              <text:p><!--l. 508--><draw:frame draw:style-name="mml-inline" draw:name="mobj-56" text:anchor-type="as-char" draw:z-index="0"><draw:object xlink:href="./tunicates_ncrna-m56" xlink:type="simple" xlink:show="embed" xlink:actuate="onLoad"/></draw:frame>                </text:p>
            </table:table-cell>
            <table:table-cell table:style-name="TBL-1-13-3">
              <text:p><!--l. 508--><draw:frame draw:style-name="mml-inline" draw:name="mobj-57" text:anchor-type="as-char" draw:z-index="0"><draw:object xlink:href="./tunicates_ncrna-m57" xlink:type="simple" xlink:show="embed" xlink:actuate="onLoad"/></draw:frame>                </text:p>
            </table:table-cell>
            <table:table-cell table:style-name="TBL-1-13-4">
              <text:p><!--l. 508--><draw:frame draw:style-name="mml-inline" draw:name="mobj-58" text:anchor-type="as-char" draw:z-index="0"><draw:object xlink:href="./tunicates_ncrna-m58" xlink:type="simple" xlink:show="embed" xlink:actuate="onLoad"/></draw:frame>                </text:p>
            </table:table-cell>
            <table:table-cell table:style-name="TBL-1-13-5">
              <text:p><!--l. 508--><draw:frame draw:style-name="mml-inline" draw:name="mobj-59" text:anchor-type="as-char" draw:z-index="0"><draw:object xlink:href="./tunicates_ncrna-m59" xlink:type="simple" xlink:show="embed" xlink:actuate="onLoad"/></draw:frame>          </text:p>
            </table:table-cell>
            <table:table-cell table:style-name="TBL-1-13-6">
              <text:p><!--l. 508--><draw:frame draw:style-name="mml-inline" draw:name="mobj-60" text:anchor-type="as-char" draw:z-index="0"><draw:object xlink:href="./tunicates_ncrna-m60" xlink:type="simple" xlink:show="embed" xlink:actuate="onLoad"/></draw:frame>        </text:p>
            </table:table-cell>
            <table:table-cell table:style-name="TBL-1-13-7">
              <text:p><text:span text:style-name="ptmr7t-x-x-85">dre-mir-430a-18,</text:span>
<text:span text:style-name="ptmr7t-x-x-85">dre-mir-430c-18,</text:span>
<text:span text:style-name="ptmr7t-x-x-85">dre-mir-430b-4,</text:span>
<text:span text:style-name="ptmr7t-x-x-85">dre-mir-430a-15,</text:span>
<text:span text:style-name="ptmr7t-x-x-85">dre-mir-430c-18,</text:span>
<text:span text:style-name="ptmr7t-x-x-85">dre-mir-430b-5,</text:span>
<text:span text:style-name="ptmr7t-x-x-85">dre-mir-430a-10,</text:span>
<text:span text:style-name="ptmr7t-x-x-85">dre-mir-430c-18,</text:span>
<text:span text:style-name="ptmr7t-x-x-85">dre-mir-430b-5,</text:span>
<text:span text:style-name="ptmr7t-x-x-85">dre-mir-430a-15,</text:span>
<text:span text:style-name="ptmr7t-x-x-85">dre-mir-430c-18,</text:span>
<text:span text:style-name="ptmr7t-x-x-85">dre-mir-430b-3,</text:span>
<text:span text:style-name="ptmr7t-x-x-85">dre-mir-430a-10,</text:span>
<text:span text:style-name="ptmr7t-x-x-85">dre-mir-430c-18,</text:span>
<text:span text:style-name="ptmr7t-x-x-85">dre-mir-430b-8,</text:span>
<text:span text:style-name="ptmr7t-x-x-85">dre-mir-430a-15,</text:span>
<text:span text:style-name="ptmr7t-x-x-85">dre-mir-430c-18,</text:span>
<text:span text:style-name="ptmr7t-x-x-85">dre-mir-430b-5,</text:span>
<text:span text:style-name="ptmr7t-x-x-85">dre-mir-430a-17,</text:span>
<text:span text:style-name="ptmr7t-x-x-85">miR-430,</text:span>
<text:span text:style-name="ptmr7t-x-x-85">dre-mir-430b-20,</text:span>
<text:span text:style-name="ptmr7t-x-x-85">dre-mir-430a-10,</text:span>
<text:span text:style-name="ptmr7t-x-x-85">dre-mir-430c-18,</text:span>
<text:span text:style-name="ptmr7t-x-x-85">dre-mir-430b-5,</text:span>
<text:span text:style-name="ptmr7t-x-x-85">dre-mir-430i-3,</text:span>
<text:span text:style-name="ptmr7t-x-x-85">dre-mir-430c-18,</text:span>
<text:span text:style-name="ptmr7t-x-x-85">dre-mir-430b-3,</text:span>
<text:span text:style-name="ptmr7t-x-x-85">dre-mir-430a-10,</text:span>
<text:span text:style-name="ptmr7t-x-x-85">dre-mir-430c-18,</text:span>
<text:span text:style-name="ptmr7t-x-x-85">dre-mir-430b-8,</text:span>
<text:span text:style-name="ptmr7t-x-x-85">dre-mir-430a-11,</text:span>
<text:span text:style-name="ptmr7t-x-x-85">dre-mir-430c-18,</text:span>
<text:span text:style-name="ptmr7t-x-x-85">dre-mir-430b-5,</text:span>
<text:span text:style-name="ptmr7t-x-x-85">dre-mir-430i-3,</text:span>
<text:span text:style-name="ptmr7t-x-x-85">dre-mir-430c-18,</text:span>
<text:span text:style-name="ptmr7t-x-x-85">dre-mir-430b-19,</text:span>
<text:span text:style-name="ptmr7t-x-x-85">dre-mir-430a-10,</text:span>
<text:span text:style-name="ptmr7t-x-x-85">dre-mir-430c-18,</text:span>
<text:span text:style-name="ptmr7t-x-x-85">dre-mir-430b-5,</text:span>
<text:span text:style-name="ptmr7t-x-x-85">dre-mir-430a-17,</text:span>
<text:span text:style-name="ptmr7t-x-x-85">miR-430,</text:span>
<text:span text:style-name="ptmr7t-x-x-85">dre-mir-430b-20,</text:span>
<text:span text:style-name="ptmr7t-x-x-85">dre-mir-430a-10,</text:span>
<text:span text:style-name="ptmr7t-x-x-85">dre-mir-430c-18,</text:span>
<text:span text:style-name="ptmr7t-x-x-85">dre-mir-430b-5,</text:span>
<text:span text:style-name="ptmr7t-x-x-85">dre-mir-430i-3,</text:span>
<text:span text:style-name="ptmr7t-x-x-85">dre-mir-430c-18,</text:span>
<text:span text:style-name="ptmr7t-x-x-85">dre-mir-430b-19,</text:span>
<text:span text:style-name="ptmr7t-x-x-85">dre-mir-430a-10,</text:span>
<text:span text:style-name="ptmr7t-x-x-85">dre-mir-430c-18,</text:span>
<text:span text:style-name="ptmr7t-x-x-85">dre-mir-430b-5,</text:span>
<text:span text:style-name="ptmr7t-x-x-85">dre-mir-430a-15,</text:span>
<text:span text:style-name="ptmr7t-x-x-85">dre-mir-430c-18,</text:span>
<text:span text:style-name="ptmr7t-x-x-85">dre-mir-430b-3,</text:span>
<text:span text:style-name="ptmr7t-x-x-85">dre-mir-430a-10,</text:span>
<text:span text:style-name="ptmr7t-x-x-85">dre-mir-430c-18,</text:span>
<text:span text:style-name="ptmr7t-x-x-85">dre-mir-430b-8,</text:span>
<text:span text:style-name="ptmr7t-x-x-85">dre-mir-430a-15,</text:span>
<text:span text:style-name="ptmr7t-x-x-85">dre-mir-430c-18,</text:span>
<text:span text:style-name="ptmr7t-x-x-85">dre-mir-430b-5</text:span>    </text:p>
            </table:table-cell>
          </table:table-row>
          <table:table-row table:style-name="TBL-1-14-">
            <table:table-cell table:style-name="TBL-1-14-1">
              <text:p><text:span text:style-name="textit"><text:span text:style-name="ptmri7t-x-x-85">L. chalumnae</text:span></text:span>  </text:p>
            </table:table-cell>
            <table:table-cell table:style-name="TBL-1-14-2">
              <text:p><text:span text:style-name="ptmr7t-x-x-85">JH126646.1</text:span>   </text:p>
            </table:table-cell>
            <table:table-cell table:style-name="TBL-1-14-3">
              <text:p><!--l. 524--><draw:frame draw:style-name="mml-inline" draw:name="mobj-61" text:anchor-type="as-char" draw:z-index="0"><draw:object xlink:href="./tunicates_ncrna-m61" xlink:type="simple" xlink:show="embed" xlink:actuate="onLoad"/></draw:frame>                </text:p>
            </table:table-cell>
            <table:table-cell table:style-name="TBL-1-14-4">
              <text:p><!--l. 524--><draw:frame draw:style-name="mml-inline" draw:name="mobj-62" text:anchor-type="as-char" draw:z-index="0"><draw:object xlink:href="./tunicates_ncrna-m62" xlink:type="simple" xlink:show="embed" xlink:actuate="onLoad"/></draw:frame>                </text:p>
            </table:table-cell>
            <table:table-cell table:style-name="TBL-1-14-5">
              <text:p><!--l. 524--><draw:frame draw:style-name="mml-inline" draw:name="mobj-63" text:anchor-type="as-char" draw:z-index="0"><draw:object xlink:href="./tunicates_ncrna-m63" xlink:type="simple" xlink:show="embed" xlink:actuate="onLoad"/></draw:frame>          </text:p>
            </table:table-cell>
            <table:table-cell table:style-name="TBL-1-14-6">
              <text:p><!--l. 524--><draw:frame draw:style-name="mml-inline" draw:name="mobj-64" text:anchor-type="as-char" draw:z-index="0"><draw:object xlink:href="./tunicates_ncrna-m64" xlink:type="simple" xlink:show="embed" xlink:actuate="onLoad"/></draw:frame>        </text:p>
            </table:table-cell>
            <table:table-cell table:style-name="TBL-1-14-7">
              <text:p><text:span text:style-name="ptmr7t-x-x-85">mir-233,       mir-233,</text:span>
<text:span text:style-name="ptmr7t-x-x-85">mir-233,       mir-598,</text:span>
<text:span text:style-name="ptmr7t-x-x-85">mir-672,      MIR535,</text:span>
<text:span text:style-name="ptmr7t-x-x-85">mir-233</text:span>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1-15-">
            <table:table-cell table:style-name="TBL-1-15-1">
              <text:p>           </text:p>
            </table:table-cell>
          </table:table-row>
          <table:table-row table:style-name="TBL-1-16-">
            <table:table-cell table:style-name="TBL-1-16-1">
              <text:p>           </text:p>
            </table:table-cell>
          </table:table-row>
          <table:table-row table:style-name="TBL-1-17-">
            <table:table-cell table:style-name="TBL-1-17-1">
              <text:p/>
            </table:table-cell>
          </table:table-row>
          <table:table-row table:style-name="TBL-1-18-">
            <table:table-cell table:style-name="TBL-1-18-1">
              <text:p/>
            </table:table-cell>
          </table:table-row>
          <table:table-row table:style-name="TBL-1-19-">
            <table:table-cell table:style-name="TBL-1-19-1">
              <text:p/>
            </table:table-cell>
          </table:table-row>
          <table:table-row table:style-name="TBL-1-20-">
            <table:table-cell table:style-name="TBL-1-20-1">
              <text:p/>
            </table:table-cell>
          </table:table-row>
          <table:table-row table:style-name="TBL-1-21-">
            <table:table-cell table:style-name="TBL-1-21-1">
              <text:p/>
            </table:table-cell>
            <table:table-cell table:style-name="TBL-1-21-2">
              <text:p>           </text:p>
            </table:table-cell>
            <table:table-cell table:style-name="TBL-1-21-3">
              <text:p>           </text:p>
            </table:table-cell>
            <table:table-cell table:style-name="TBL-1-21-4">
              <text:p>           </text:p>
            </table:table-cell>
            <table:table-cell table:style-name="TBL-1-21-5">
              <text:p>       </text:p>
            </table:table-cell>
            <table:table-cell table:style-name="TBL-1-21-6">
              <text:p>     </text:p>
            </table:table-cell>
            <table:table-cell table:style-name="TBL-1-21-7">
              <text:p/>
            </table:table-cell>
          </table:table-row>
        </table:table>
        <text:p text:style-name="end-env-p"/>
      </text:section>
      <!--end center-->
      <!--l. 531-->
      <text:p text:style-name="First-line-indent">  In <text:span text:style-name="textit"><text:span text:style-name="ptmri7t-">C. robusta</text:span></text:span> some miRNAs are located in introns and a small class of miRNAs are
derived from the exonic parts of mRNAs (<t4htlink href="#XHendrix2010">Hendrix et<text:s/>al.</t4htlink>,<text:s/><t4htlink href="#XHendrix2010">2010</t4htlink>). In contrast, some miRNAs
of in <text:span text:style-name="textit"><text:span text:style-name="ptmri7t-">O. dioca</text:span></text:span> are expressed from loci on the opposite strand on protein-coding genes. An
example is miR-2246, which also produces antisense miRs derived from miRNA loci (moRs).
Only <!--l. 533--><draw:frame draw:style-name="mml-inline" draw:name="mobj-66" text:anchor-type="as-char" draw:z-index="0"><draw:object xlink:href="./tunicates_ncrna-m66" xlink:type="simple" xlink:show="embed" xlink:actuate="onLoad"/></draw:frame>  loci appeared to be expressed as antisense products from the <!--l. 533--><draw:frame draw:style-name="mml-inline" draw:name="mobj-67" text:anchor-type="as-char" draw:z-index="0"><draw:object xlink:href="./tunicates_ncrna-m67" xlink:type="simple" xlink:show="embed" xlink:actuate="onLoad"/></draw:frame>  miRNA loci predicted in 2010 by <t4htlink href="#XHendrix2010">Hendrix et<text:s/>al.</t4htlink><text:s/>(<t4htlink href="#XHendrix2010">2010</t4htlink>). In Cionas have been also
detected miRNAs organized in clusters, for example in <text:span text:style-name="textit"><text:span text:style-name="ptmri7t-">C. robusta</text:span></text:span> a putative cluster was
detected by <t4htlink href="#XKeshavan2010">Keshavan et<text:s/>al.</t4htlink><text:s/>(<t4htlink href="#XKeshavan2010">2010</t4htlink>) using microarray analysis that shows a similar loci
organization to the cluster let-7/miR-125/miR-100 observed in Drosophila. The
miR-1473 was later classified as the orthologue of miR-100 in the analysis derived
from the comparison of the evolution of this cluster conducted by <t4htlink href="#XGriffiths-Jones2011">Griffiths-Jones
et<text:s/>al.</t4htlink><text:s/>(<t4htlink href="#XGriffiths-Jones2011">2011</t4htlink>). The authors suggested that mir-100, mir125 and let7 are clustered
in most of the bilaterian genomes including the 1473 that is an orthologue of
mir-100.
</text:p>
      <!--l. 539-->
      <text:p text:style-name="First-line-indent">  Current analysis of this cluster shows that the distribution of miRNAs families on this
let-7 cluster are present in all the studied chordate species. Vertebrate species such as
(<text:span text:style-name="textit"><text:span text:style-name="ptmri7t-">D. rerio</text:span></text:span> and <text:span text:style-name="textit"><text:span text:style-name="ptmri7t-">L. chalumnae</text:span></text:span>) contain more than one let-7 cluster, extending the
loci definition which is not restricted only to one element but for a cluster of
many loci with different length distributions. It is important to see that let-7 is
organized sometimes with another let-7 locus or with another miRNA’s loci families.
The distribution of this cluster reported in amphioxus is composed of 2 let-7
and 3 mir-10 (1 bfl-mir-100, 1 bfl-mir-125a and 1 bfl-mir-125b), this cluster
architecture is conserved in vertebrates that apparently inverted the order and split the
relation between let-7 and mir-10, creating two different cluster order groups:
let-7 + mir-10 and let-7 + other families. In this way, tunicates belong the latter
group, not including mir-10 on the cluster but including mir-233, mir-1473 or
mir-125.
</text:p>
      <!--l. 554-->
      <text:p text:style-name="First-line-indent">  A second miRNA cluster consisting of the miR-182 and miR-183 was also detected in
<text:span text:style-name="textit"><text:span text:style-name="ptmri7t-">C. robusta</text:span></text:span> in 2010 by <t4htlink href="#XKeshavan2010">Keshavan et<text:s/>al.</t4htlink><text:s/>(<t4htlink href="#XKeshavan2010">2010</t4htlink>) which in the current predictions reported
another member locus: the miR-96 organized in the middle of those loci, as is shown in
the plot <t4htlink href="#x1-7015r7">7<!--tex4ht:ref: fig:mir-96 --></t4htlink>. Here the authors also found five additional paralogs of let-7 within a
1-kb stretch, but it is important to know that those elements had been identified
on chromosome 4q on Ensembl release 54 version, in the current version only
two of those elements have been identified by homology approaches (Figure
<t4htlink href="#x1-7003r1">1<!--tex4ht:ref: fig:let-7 --></t4htlink>).
</text:p>
      <!--l. 564-->
      <text:p text:style-name="First-line-indent">  The cluster miR-1/miR-133, expressed specifically in Cionas muscle tissues was also
reported by <t4htlink href="#XKusakabe2013">Kusakabe et<text:s/>al.</t4htlink><text:s/>(<t4htlink href="#XKusakabe2013">2013</t4htlink>). The authors reported that one copy of this cluster is
presented in both Cionas. As is shown in the plot <t4htlink href="#x1-7005r2">2<!--tex4ht:ref: fig:mir-1 --></t4htlink> a copy is also present in <text:span text:style-name="textit"><text:span text:style-name="ptmri7t-">L. chalumnae</text:span></text:span>.
In 2012 a new cluster was proposed in <text:span text:style-name="textit"><text:span text:style-name="ptmri7t-">C. robusta</text:span></text:span> by <t4htlink href="#XTerai2012">Terai et<text:s/>al.</t4htlink><text:s/>(<t4htlink href="#XTerai2012">2012</t4htlink>) located on the
chromosome 10q and composed of the mir-4054 locus and the mir-4091. In the current
distribution of this cluster a new annotated family the mir-4008 with three paralogous is
located on the middle of those loci. This current distribution is shown in Table <t4htlink href="#x1-7017r2">2<!--tex4ht:ref: tab:otherClusters --></t4htlink>
these loci were validated by <t4htlink href="#XNorden-Krichmar2007">Norden-Krichmar et<text:s/>al.</t4htlink><text:s/>(<t4htlink href="#XNorden-Krichmar2007">2007</t4htlink>), <t4htlink href="#XFu:08">Fu et<text:s/>al.</t4htlink><text:s/>(<t4htlink href="#XFu:08">2008</t4htlink>),
<t4htlink href="#XHendrix2010">Hendrix et<text:s/>al.</t4htlink><text:s/>(<t4htlink href="#XHendrix2010">2010</t4htlink>), and <t4htlink href="#XTerai2012">Terai et<text:s/>al.</t4htlink><text:s/>(<t4htlink href="#XTerai2012">2012</t4htlink>). As was mentioned by <t4htlink href="#XHendrix2010">Hendrix
et<text:s/>al.</t4htlink><text:s/>(<t4htlink href="#XHendrix2010">2010</t4htlink>) it is not very common to find related miRNAs organized in clusters
composed by closely related families that differ in just a single nucleotide in the seed
sequence as was found on the cluster composed by nine Ci-mir-2200, seven
Ci-mir-2201 and nine Ci-mir2203 which were previously reported under that
putative names. The same authors also found a second large cluster composed of <!--l. 580--><draw:frame draw:style-name="mml-inline" draw:name="mobj-68" text:anchor-type="as-char" draw:z-index="0"><draw:object xlink:href="./tunicates_ncrna-m68" xlink:type="simple" xlink:show="embed" xlink:actuate="onLoad"/></draw:frame>  miRNAs that gather into <!--l. 580--><draw:frame draw:style-name="mml-inline" draw:name="mobj-69" text:anchor-type="as-char" draw:z-index="0"><draw:object xlink:href="./tunicates_ncrna-m69" xlink:type="simple" xlink:show="embed" xlink:actuate="onLoad"/></draw:frame>  paralogous families three of Ci-mir-2200, three Ci-mir-2201, four Ci-mir-2204 and
two Ci-2217. Current distribution of miRNAs families in <text:span text:style-name="textit"><text:span text:style-name="ptmri7t-">C. robusta</text:span></text:span> and curated
annotations indicate than in other regions of the chromosome 7q the miRNAs are
organized in tandem copies of families. An example is the big cluster composed of the
families miR4000, miR-4001, miR4002, and miR4006 located on chromosome 7q (Table
<t4htlink href="#x1-7017r2">2<!--tex4ht:ref: tab:otherClusters --></t4htlink>). Another cluster is also located on the same chromosome composed by the families
miR-4003, miR4005 and miR4077 in (Table <t4htlink href="#x1-7017r2">2<!--tex4ht:ref: tab:otherClusters --></t4htlink>). Some other clusters are also found on the
chromosome 1a, 10q and 3p. See this structure in Table <t4htlink href="#x1-7017r2">2<!--tex4ht:ref: tab:otherClusters --></t4htlink>, most of them were validated by
<t4htlink href="#XHendrix2010">Hendrix et<text:s/>al.</t4htlink><text:s/>(<t4htlink href="#XHendrix2010">2010</t4htlink>).
</text:p>
      <!--l. 591-->
      <text:p text:style-name="First-line-indent">  Some other clusters shared between both Cionas are the cluster 92, 124 and 200
validated by <t4htlink href="#XNorden-Krichmar2007">Norden-Krichmar et<text:s/>al.</t4htlink><text:s/>(<t4htlink href="#XNorden-Krichmar2007">2007</t4htlink>), <t4htlink href="#XFu:08">Fu et<text:s/>al.</t4htlink><text:s/>(<t4htlink href="#XFu:08">2008</t4htlink>), and <t4htlink href="#XHendrix2010">Hendrix
et<text:s/>al.</t4htlink><text:s/>(<t4htlink href="#XHendrix2010">2010</t4htlink>), which structure is shown in Table <t4htlink href="#x1-7017r2">2<!--tex4ht:ref: tab:otherClusters --></t4htlink>.
  </text:p>
      <text:section text:name="fig" text:style-name="Figure">
        <text:p text:style-name="bigskip"/>
        <t4htlink href="#x1-7003r1" name="x1-7003r1"/>
        <t4htlink href="#x1-7004" name="x1-7004"/>
        <text:span text:style-name="ptmb7t-x-x-85">Fig.</text:span>
        <text:span text:style-name="ptmb7t-x-x-85"><text:s/>1  </text:span>
        <text:span text:style-name="ptmr7t-x-x-85">Multiple alignment</text:span>
        <text:span text:style-name="ptmr7t-x-x-85">of  let-7  clusters.  Specific</text:span>
        <text:span text:style-name="ptmr7t-x-x-85">names  from  annotations</text:span>
        <text:span text:style-name="ptmr7t-x-x-85">and homology predictions</text:span>
        <text:span text:style-name="ptmr7t-x-x-85">are described in the legend.</text:span>
        <text:span text:style-name="ptmr7t-x-x-85">Names  from  miRBase</text:span>
        <text:span text:style-name="ptmr7t-x-x-85">families  are  reported  at</text:span>
        <text:span text:style-name="ptmr7t-x-x-85">the bottom of the aligned</text:span>
        <text:span text:style-name="ptmr7t-x-x-85">elements.</text:span>
        <text:p text:style-name="bigskip"/>
      </text:section>
      <text:section text:name="fig" text:style-name="Figure">
        <text:p text:style-name="bigskip"/>
        <t4htlink href="#x1-7005r2" name="x1-7005r2"/>
        <t4htlink href="#x1-7006" name="x1-7006"/>
        <text:span text:style-name="ptmb7t-x-x-85">Fig.</text:span>
        <text:span text:style-name="ptmb7t-x-x-85"><text:s/>2  </text:span>
        <text:span text:style-name="ptmr7t-x-x-85">mir-1/mir-133</text:span>
        <text:p text:style-name="bigskip"/>
      </text:section>
      <text:section text:name="fig" text:style-name="Figure">
        <text:p text:style-name="bigskip"/>
        <t4htlink href="#x1-7007r3" name="x1-7007r3"/>
        <t4htlink href="#x1-7008" name="x1-7008"/>
        <text:span text:style-name="ptmb7t-x-x-85">Fig.</text:span>
        <text:span text:style-name="ptmb7t-x-x-85"><text:s/>3  </text:span>
        <text:span text:style-name="ptmr7t-x-x-85">mir-181</text:span>
        <text:p text:style-name="bigskip"/>
      </text:section>
      <text:section text:name="fig" text:style-name="Figure">
        <text:p text:style-name="bigskip"/>
        <t4htlink href="#x1-7009r4" name="x1-7009r4"/>
        <t4htlink href="#x1-7010" name="x1-7010"/>
        <text:span text:style-name="ptmb7t-x-x-85">Fig.</text:span>
        <text:span text:style-name="ptmb7t-x-x-85"><text:s/>4  </text:span>
        <text:span text:style-name="ptmr7t-x-x-85">mir-216/mir-217</text:span>
        <text:p text:style-name="bigskip"/>
      </text:section>
      <text:section text:name="fig" text:style-name="Figure">
        <text:p text:style-name="bigskip"/>
        <t4htlink href="#x1-7011r5" name="x1-7011r5"/>
        <t4htlink href="#x1-7012" name="x1-7012"/>
        <text:span text:style-name="ptmb7t-x-x-85">Fig.</text:span>
        <text:span text:style-name="ptmb7t-x-x-85"><text:s/>5  </text:span>
        <text:span text:style-name="ptmr7t-x-x-85">mir-34</text:span>
        <text:p text:style-name="bigskip"/>
      </text:section>
      <text:section text:name="fig" text:style-name="Figure">
        <text:p text:style-name="bigskip"/>
        <t4htlink href="#x1-7013r6" name="x1-7013r6"/>
        <t4htlink href="#x1-7014" name="x1-7014"/>
        <text:span text:style-name="ptmb7t-x-x-85">Fig.</text:span>
        <text:span text:style-name="ptmb7t-x-x-85"><text:s/>6  </text:span>
        <text:span text:style-name="ptmr7t-x-x-85">mir-92</text:span>
        <text:p text:style-name="bigskip"/>
      </text:section>
      <text:section text:name="fig" text:style-name="Figure">
        <text:p text:style-name="bigskip"/>
        <t4htlink href="#x1-7015r7" name="x1-7015r7"/>
        <t4htlink href="#x1-7016" name="x1-7016"/>
        <text:span text:style-name="ptmb7t-x-x-85">Fig.</text:span>
        <text:span text:style-name="ptmb7t-x-x-85"><text:s/>7  </text:span>
        <text:span text:style-name="ptmr7t-x-x-85">mir-182/mir-96/mir-183</text:span>
        <text:p text:style-name="bigskip"/>
      </text:section>
      <text:section text:style-name="begin-end-env" text:name="begin-end-env-2">
        <text:p text:style-name="begin-env-p"/>
        <!--begin center-->
        <text:p text:style-name="center">
<t4htlink href="#x1-7017r2" name="x1-7017r2"/></text:p>
        <!--l. 659-->
        <table:table table:style-name="longtable">
          <!--table:table-column-group ???="TBL-2-1g"-->
          <table:table-column table:style-name="TBL-2-1"/>
          <table:table-column table:style-name="TBL-2-2"/>
          <table:table-column table:style-name="TBL-2-3"/>
          <table:table-column table:style-name="TBL-2-4"/>
          <table:table-column table:style-name="TBL-2-5"/>
          <table:table-column table:style-name="TBL-2-6"/>
          <table:table-column table:style-name="TBL-2-7"/>
          <table:table-column table:style-name="TBL-2-8"/>
          <!--/table:table-column-group-->
          <table:table-row table:style-name="TBL-2-1-">
            <table:table-cell table:style-name="TBL-2-1-1">
              <text:p>    </text:p>
            </table:table-cell>
          </table:table-row>
          <table:table-row table:style-name="TBL-2-2-">
            <table:table-cell table:number-columns-spanned="3" table:style-name="TBL-2-2-1">
              <text:p/>
            </table:table-cell>
            <text:span text:style-name="caption">
              <text:span text:style-name="caption-title">
                <t4htlink href="#x1-7017r2" name="x1-7017r2">
                  <text:span text:style-name="ptmr7t-x-x-85">Table</text:span>
                  <text:span text:style-name="ptmr7t-x-x-85"><text:s/>2</text:span>
                </t4htlink>
                <text:span text:style-name="ptmr7t-x-x-85">:  </text:span>
              </text:span>
              <text:span text:style-name="ptmr7t-x-x-85">Reported  clusters  in  the  literature.  Bold  text  represent  those  miRNAs</text:span>
              <text:span text:style-name="ptmr7t-x-x-85">elements  that  are  currently  annotated  and  validated,  but  could  not  be  detected  by</text:span>
              <text:span text:style-name="ptmr7t-x-x-85">homology strategies. </text:span>
              <text:span text:style-name="textbf">
                <text:span text:style-name="ptmb7t-x-x-85">Ciro</text:span>
              </text:span>
              <text:span text:style-name="ptmr7t-x-x-85">: </text:span>
              <text:span text:style-name="textit">
                <text:span text:style-name="ptmri7t-x-x-85">C. robusta</text:span>
              </text:span>
              <text:span text:style-name="ptmr7t-x-x-85">, </text:span>
              <text:span text:style-name="textbf">
                <text:span text:style-name="ptmb7t-x-x-85">Cisa</text:span>
              </text:span>
              <text:span text:style-name="ptmr7t-x-x-85">: </text:span>
              <text:span text:style-name="textit">
                <text:span text:style-name="ptmri7t-x-x-85">C. savignyi</text:span>
              </text:span>
              <text:span text:style-name="ptmr7t-x-x-85">and </text:span>
              <text:span text:style-name="textbf">
                <text:span text:style-name="ptmb7t-x-x-85">Oidi</text:span>
              </text:span>
              <text:span text:style-name="ptmr7t-x-x-85">: </text:span>
              <text:span text:style-name="textit">
                <text:span text:style-name="ptmri7t-x-x-85">O. dioica</text:span>
              </text:span>
            </text:span>
            <t4htlink href="#x1-7018" name="x1-7018"/>
          </table:table-row>
          <table:table-row table:style-name="TBL-2-3-">
            <table:table-cell table:style-name="TBL-2-3-1">
              <text:p>
</text:p>
            </table:table-cell>
          </table:table-row>
          <table:table-row table:style-name="cline-row">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row>
          <table:table-row table:style-name="TBL-2-4-">
            <table:table-cell table:style-name="TBL-2-4-1">
              <text:p><text:span text:style-name="textbf"><text:span text:style-name="ptmb7t-x-x-85">Specie</text:span></text:span></text:p>
            </table:table-cell>
            <table:table-cell table:style-name="TBL-2-4-2">
              <text:p><text:span text:style-name="textbf"><text:span text:style-name="ptmb7t-x-x-85">Chr</text:span></text:span>             </text:p>
            </table:table-cell>
            <table:table-cell table:style-name="TBL-2-4-3">
              <text:p><text:span text:style-name="textbf"><text:span text:style-name="ptmb7t-x-x-85">Start</text:span></text:span>                                                                                                                                                       </text:p>
            </table:table-cell>
            <table:table-cell table:style-name="TBL-2-4-4">
              <text:p><text:span text:style-name="textbf"><text:span text:style-name="ptmb7t-x-x-85">End</text:span></text:span>                                                                                                                                                         </text:p>
            </table:table-cell>
            <table:table-cell table:style-name="TBL-2-4-5">
              <text:p><text:span text:style-name="textbf"><text:span text:style-name="ptmb7t-x-x-85">miRNAs</text:span></text:span>        </text:p>
            </table:table-cell>
            <table:table-cell table:style-name="TBL-2-4-6">
              <text:p><text:span text:style-name="textbf"><text:span text:style-name="ptmb7t-x-x-85">Comments</text:span></text:span>         </text:p>
            </table:table-cell>
            <table:table-cell table:style-name="TBL-2-4-7">
              <text:p><text:span text:style-name="textbf"><text:span text:style-name="ptmb7t-x-x-85">Source DB</text:span></text:span> </text:p>
            </table:table-cell>
            <table:table-cell table:style-name="TBL-2-4-8">
              <text:p><text:span text:style-name="textbf"><text:span text:style-name="ptmb7t-x-x-85">Ref.</text:span></text:span>   </text:p>
            </table:table-cell>
          </table:table-row>
          <table:table-row table:style-name="TBL-2-5-">
            <table:table-cell table:style-name="TBL-2-5-1">
              <text:p/>
            </table:table-cell>
          </table:table-row>
          <table:table-row table:style-name="TBL-2-6-">
            <table:table-cell table:style-name="TBL-2-6-1">
              <text:p>
</text:p>
            </table:table-cell>
          </table:table-row>
          <table:table-row table:style-name="cline-row">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row>
          <table:table-row table:style-name="TBL-2-7-">
            <table:table-cell table:style-name="TBL-2-7-1">
              <text:p> <text:span text:style-name="ptmr7t-x-x-85">Ciro  </text:span></text:p>
            </table:table-cell>
            <table:table-cell table:style-name="TBL-2-7-2">
              <text:p><text:span text:style-name="ptmr7t-x-x-85">4q                </text:span></text:p>
            </table:table-cell>
            <table:table-cell table:style-name="TBL-2-7-3">
              <text:p><!--l. 676--><draw:frame draw:style-name="mml-inline" draw:name="mobj-71" text:anchor-type="as-char" draw:z-index="0"><draw:object xlink:href="./tunicates_ncrna-m71" xlink:type="simple" xlink:show="embed" xlink:actuate="onLoad"/></draw:frame> </text:p>
            </table:table-cell>
            <table:table-cell table:style-name="TBL-2-7-4">
              <text:p><!--l. 676--><draw:frame draw:style-name="mml-inline" draw:name="mobj-72" text:anchor-type="as-char" draw:z-index="0"><draw:object xlink:href="./tunicates_ncrna-m72" xlink:type="simple" xlink:show="embed" xlink:actuate="onLoad"/></draw:frame> </text:p>
            </table:table-cell>
            <table:table-cell table:style-name="TBL-2-7-5">
              <text:p><text:span text:style-name="textbf"><text:span text:style-name="ptmb7t-x-x-85">cin-let-7a-1,</text:span>
<text:span text:style-name="ptmb7t-x-x-85">cin-let-7f,</text:span>
<text:span text:style-name="ptmb7t-x-x-85">cin-let-7b,</text:span>
<text:span text:style-name="ptmb7t-x-x-85">cin-let-7c,</text:span>
<text:span text:style-name="ptmb7t-x-x-85">cin-let-7a-2</text:span></text:span>      </text:p>
            </table:table-cell>
            <table:table-cell table:style-name="TBL-2-7-6">
              <text:p><text:span text:style-name="ptmr7t-x-x-85">Reported                      on</text:span>
<text:span text:style-name="ptmr7t-x-x-85">miRBAse  and  annotated</text:span>
<text:span text:style-name="ptmr7t-x-x-85">on Ensembl</text:span>         </text:p>
            </table:table-cell>
            <table:table-cell table:style-name="TBL-2-7-7">
              <text:p><text:span text:style-name="ptmr7t-x-x-85">miRBase</text:span>  </text:p>
            </table:table-cell>
            <table:table-cell table:style-name="TBL-2-7-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
<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text:p>
            </table:table-cell>
          </table:table-row>
          <table:table-row table:style-name="TBL-2-8-">
            <table:table-cell table:style-name="TBL-2-8-1">
              <text:p> <text:span text:style-name="ptmr7t-x-x-85">Cisa  </text:span></text:p>
            </table:table-cell>
            <table:table-cell table:style-name="TBL-2-8-2">
              <text:p><text:span text:style-name="ptmr7t-x-x-85">reftig</text:span><text:span text:style-name="ptmr7t-x-x-85">_41      </text:span></text:p>
            </table:table-cell>
            <table:table-cell table:style-name="TBL-2-8-3">
              <text:p><!--l. 680--><draw:frame draw:style-name="mml-inline" draw:name="mobj-73" text:anchor-type="as-char" draw:z-index="0"><draw:object xlink:href="./tunicates_ncrna-m73" xlink:type="simple" xlink:show="embed" xlink:actuate="onLoad"/></draw:frame> </text:p>
            </table:table-cell>
            <table:table-cell table:style-name="TBL-2-8-4">
              <text:p><!--l. 680--><draw:frame draw:style-name="mml-inline" draw:name="mobj-74" text:anchor-type="as-char" draw:z-index="0"><draw:object xlink:href="./tunicates_ncrna-m74" xlink:type="simple" xlink:show="embed" xlink:actuate="onLoad"/></draw:frame> </text:p>
            </table:table-cell>
            <table:table-cell table:style-name="TBL-2-8-5">
              <text:p><text:span text:style-name="textbf"><text:span text:style-name="ptmb7t-x-x-85">csa-let-7c-1,</text:span>
<text:span text:style-name="ptmb7t-x-x-85">csa-let-7b,</text:span>
<text:span text:style-name="ptmb7t-x-x-85">csa-let-7a,</text:span>
<text:span text:style-name="ptmb7t-x-x-85">csa-let-7c-2</text:span></text:span>      </text:p>
            </table:table-cell>
            <table:table-cell table:style-name="TBL-2-8-6">
              <text:p><text:span text:style-name="ptmr7t-x-x-85">Reported   on   miRBase</text:span>
<text:span text:style-name="ptmr7t-x-x-85">and does not detected by</text:span>
<text:span text:style-name="ptmr7t-x-x-85">homology strategies.</text:span>   </text:p>
            </table:table-cell>
            <table:table-cell table:style-name="TBL-2-8-7">
              <text:p><text:span text:style-name="ptmr7t-x-x-85">miRBase</text:span>  </text:p>
            </table:table-cell>
            <table:table-cell table:style-name="TBL-2-8-8">
              <text:p><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9-">
            <table:table-cell table:style-name="TBL-2-9-1">
              <text:p> <text:span text:style-name="ptmr7t-x-x-85">Ciro  </text:span></text:p>
            </table:table-cell>
            <table:table-cell table:style-name="TBL-2-9-2">
              <text:p><text:span text:style-name="ptmr7t-x-x-85">10q              </text:span></text:p>
            </table:table-cell>
            <table:table-cell table:style-name="TBL-2-9-3">
              <text:p><!--l. 684--><draw:frame draw:style-name="mml-inline" draw:name="mobj-75" text:anchor-type="as-char" draw:z-index="0"><draw:object xlink:href="./tunicates_ncrna-m75" xlink:type="simple" xlink:show="embed" xlink:actuate="onLoad"/></draw:frame> </text:p>
            </table:table-cell>
            <table:table-cell table:style-name="TBL-2-9-4">
              <text:p><!--l. 684--><draw:frame draw:style-name="mml-inline" draw:name="mobj-76" text:anchor-type="as-char" draw:z-index="0"><draw:object xlink:href="./tunicates_ncrna-m76" xlink:type="simple" xlink:show="embed" xlink:actuate="onLoad"/></draw:frame> </text:p>
            </table:table-cell>
            <table:table-cell table:style-name="TBL-2-9-5">
              <text:p><text:span text:style-name="textbf"><text:span text:style-name="ptmb7t-x-x-85">cin-mir-34</text:span></text:span><text:span text:style-name="ptmr7t-x-x-85">,</text:span>
<text:span text:style-name="ptmr7t-x-x-85">cin-mir-4091,</text:span>
<text:span text:style-name="ptmr7t-x-x-85">cin-mir-4008a,</text:span>
<text:span text:style-name="ptmr7t-x-x-85">cin-mir-4008c,</text:span>
<text:span text:style-name="ptmr7t-x-x-85">cin-mir-4008b,</text:span>
<text:span text:style-name="ptmr7t-x-x-85">cin-mir-4054</text:span>     </text:p>
            </table:table-cell>
            <table:table-cell table:style-name="TBL-2-9-6">
              <text:p><text:span text:style-name="ptmr7t-x-x-85">NA</text:span>              </text:p>
            </table:table-cell>
            <table:table-cell table:style-name="TBL-2-9-7">
              <text:p><text:span text:style-name="ptmr7t-x-x-85">miRBase,</text:span>
<text:span text:style-name="ptmr7t-x-x-85">Homology</text:span> </text:p>
            </table:table-cell>
            <table:table-cell table:style-name="TBL-2-9-8">
              <text:p><text:span text:style-name="ptmr7t-x-x-85">(</text:span><t4htlink href="#XNorden-Krichmar2007"><text:span text:style-name="ptmr7t-x-x-85">Norden-Krichmar</text:span>
<text:span text:style-name="ptmr7t-x-x-85">et</text:span><text:span text:style-name="ptmr7t-x-x-85"><text:s/>al.</text:span></t4htlink><text:span text:style-name="ptmr7t-x-x-85">,</text:span><text:span text:style-name="ptmr7t-x-x-85"><text:s/></text:span><t4htlink href="#XNorden-Krichmar2007"><text:span text:style-name="ptmr7t-x-x-85">2007</text:span></t4htlink><text:span text:style-name="ptmr7t-x-x-85">),</text:span>
<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
<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
<text:span text:style-name="ptmr7t-x-x-85">(</text:span><t4htlink href="#XTerai2012"><text:span text:style-name="ptmr7t-x-x-85">Terai</text:span>
<text:span text:style-name="ptmr7t-x-x-85">et</text:span><text:span text:style-name="ptmr7t-x-x-85"><text:s/>al.</text:span></t4htlink><text:span text:style-name="ptmr7t-x-x-85">,</text:span><text:span text:style-name="ptmr7t-x-x-85"><text:s/></text:span><t4htlink href="#XTerai2012"><text:span text:style-name="ptmr7t-x-x-85">2012</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0-">
            <table:table-cell table:style-name="TBL-2-10-1">
              <text:p> <text:span text:style-name="ptmr7t-x-x-85">Ciro  </text:span></text:p>
            </table:table-cell>
            <table:table-cell table:style-name="TBL-2-10-2">
              <text:p><text:span text:style-name="ptmr7t-x-x-85">7q                </text:span></text:p>
            </table:table-cell>
            <table:table-cell table:style-name="TBL-2-10-3">
              <text:p><!--l. 689--><draw:frame draw:style-name="mml-inline" draw:name="mobj-77" text:anchor-type="as-char" draw:z-index="0"><draw:object xlink:href="./tunicates_ncrna-m77" xlink:type="simple" xlink:show="embed" xlink:actuate="onLoad"/></draw:frame> </text:p>
            </table:table-cell>
            <table:table-cell table:style-name="TBL-2-10-4">
              <text:p><!--l. 689--><draw:frame draw:style-name="mml-inline" draw:name="mobj-78" text:anchor-type="as-char" draw:z-index="0"><draw:object xlink:href="./tunicates_ncrna-m78" xlink:type="simple" xlink:show="embed" xlink:actuate="onLoad"/></draw:frame> </text:p>
            </table:table-cell>
            <table:table-cell table:style-name="TBL-2-10-5">
              <text:p><text:span text:style-name="ptmr7t-x-x-85">cin-mir-4077b,</text:span>
<text:span text:style-name="ptmr7t-x-x-85">cin-mir-4003b,</text:span>
<text:span text:style-name="ptmr7t-x-x-85">cin-mir-4005b,</text:span>
<text:span text:style-name="ptmr7t-x-x-85">cin-mir-4077d,</text:span>
<text:span text:style-name="ptmr7t-x-x-85">cin-mir-4003a-1,</text:span>
<text:span text:style-name="ptmr7t-x-x-85">cin-mir-4003c,</text:span>
<text:span text:style-name="ptmr7t-x-x-85">cin-mir-4077a,</text:span>
<text:span text:style-name="ptmr7t-x-x-85">cin-mir-4003a-4,</text:span>
<text:span text:style-name="ptmr7t-x-x-85">cin-mir-4003d</text:span>    </text:p>
            </table:table-cell>
            <table:table-cell table:style-name="TBL-2-10-6">
              <text:p><text:span text:style-name="ptmr7t-x-x-85">NA</text:span>              </text:p>
            </table:table-cell>
            <table:table-cell table:style-name="TBL-2-10-7">
              <text:p><text:span text:style-name="ptmr7t-x-x-85">miRBase,</text:span>
<text:span text:style-name="ptmr7t-x-x-85">Homology</text:span> </text:p>
            </table:table-cell>
            <table:table-cell table:style-name="TBL-2-10-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1-">
            <table:table-cell table:style-name="TBL-2-11-1">
              <text:p> <text:span text:style-name="ptmr7t-x-x-85">Ciro  </text:span></text:p>
            </table:table-cell>
            <table:table-cell table:style-name="TBL-2-11-2">
              <text:p><text:span text:style-name="ptmr7t-x-x-85">3q                </text:span></text:p>
            </table:table-cell>
            <table:table-cell table:style-name="TBL-2-11-3">
              <text:p><!--l. 694--><draw:frame draw:style-name="mml-inline" draw:name="mobj-79" text:anchor-type="as-char" draw:z-index="0"><draw:object xlink:href="./tunicates_ncrna-m79" xlink:type="simple" xlink:show="embed" xlink:actuate="onLoad"/></draw:frame> </text:p>
            </table:table-cell>
            <table:table-cell table:style-name="TBL-2-11-4">
              <text:p><!--l. 694--><draw:frame draw:style-name="mml-inline" draw:name="mobj-80" text:anchor-type="as-char" draw:z-index="0"><draw:object xlink:href="./tunicates_ncrna-m80" xlink:type="simple" xlink:show="embed" xlink:actuate="onLoad"/></draw:frame> </text:p>
            </table:table-cell>
            <table:table-cell table:style-name="TBL-2-11-5">
              <text:p><text:span text:style-name="ptmr7t-x-x-85">cin-mir-4001f,</text:span>
<text:span text:style-name="ptmr7t-x-x-85">cin-mir-4000e,</text:span>
<text:span text:style-name="ptmr7t-x-x-85">cin-mir-4001c,</text:span>
<text:span text:style-name="ptmr7t-x-x-85">cin-mir-1502d,</text:span>
<text:span text:style-name="ptmr7t-x-x-85">cin-mir-4018a,</text:span>
<text:span text:style-name="ptmr7t-x-x-85">cin-mir-4019,</text:span>
<text:span text:style-name="ptmr7t-x-x-85">cin-mir-1502b,</text:span>
<text:span text:style-name="ptmr7t-x-x-85">cin-mir-1502a,</text:span>
<text:span text:style-name="ptmr7t-x-x-85">cin-mir-4007,</text:span>
<text:span text:style-name="ptmr7t-x-x-85">cin-mir-4000f,</text:span>
<text:span text:style-name="ptmr7t-x-x-85">cin-mir-4001i,</text:span>
<text:span text:style-name="ptmr7t-x-x-85">cin-mir-4018b,</text:span>
<text:span text:style-name="ptmr7t-x-x-85">cin-mir-1502c</text:span>    </text:p>
            </table:table-cell>
            <table:table-cell table:style-name="TBL-2-11-6">
              <text:p><text:span text:style-name="ptmr7t-x-x-85">Inclusion                      of</text:span>
<text:span text:style-name="ptmr7t-x-x-85">cin-mir-4019             and</text:span>
<text:span text:style-name="ptmr7t-x-x-85">cin-mir-4007</text:span>        </text:p>
            </table:table-cell>
            <table:table-cell table:style-name="TBL-2-11-7">
              <text:p><text:span text:style-name="ptmr7t-x-x-85">miRBase,</text:span>
<text:span text:style-name="ptmr7t-x-x-85">Homology</text:span> </text:p>
            </table:table-cell>
            <table:table-cell table:style-name="TBL-2-11-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2-">
            <table:table-cell table:style-name="TBL-2-12-1">
              <text:p> <text:span text:style-name="ptmr7t-x-x-85">Ciro  </text:span></text:p>
            </table:table-cell>
            <table:table-cell table:style-name="TBL-2-12-2">
              <text:p><text:span text:style-name="ptmr7t-x-x-85">HT000037.1</text:span></text:p>
            </table:table-cell>
            <table:table-cell table:style-name="TBL-2-12-3">
              <text:p><!--l. 700--><draw:frame draw:style-name="mml-inline" draw:name="mobj-81" text:anchor-type="as-char" draw:z-index="0"><draw:object xlink:href="./tunicates_ncrna-m81" xlink:type="simple" xlink:show="embed" xlink:actuate="onLoad"/></draw:frame> </text:p>
            </table:table-cell>
            <table:table-cell table:style-name="TBL-2-12-4">
              <text:p><!--l. 700--><draw:frame draw:style-name="mml-inline" draw:name="mobj-82" text:anchor-type="as-char" draw:z-index="0"><draw:object xlink:href="./tunicates_ncrna-m82" xlink:type="simple" xlink:show="embed" xlink:actuate="onLoad"/></draw:frame> </text:p>
            </table:table-cell>
            <table:table-cell table:style-name="TBL-2-12-5">
              <text:p><text:span text:style-name="textbf"><text:span text:style-name="ptmb7t-x-x-85">cin-mir-367</text:span></text:span><text:span text:style-name="ptmr7t-x-x-85">,</text:span>
<text:span text:style-name="textbf"><text:span text:style-name="ptmb7t-x-x-85">cin-mir-4009c</text:span></text:span><text:span text:style-name="ptmr7t-x-x-85">,</text:span>
<text:span text:style-name="textbf"><text:span text:style-name="ptmb7t-x-x-85">cin-mir-4009b</text:span></text:span><text:span text:style-name="ptmr7t-x-x-85">,</text:span>
<text:span text:style-name="ptmr7t-x-x-85">cin-mir-367,</text:span>
<text:span text:style-name="ptmr7t-x-x-85">cin-mir-4009c,</text:span>
<text:span text:style-name="ptmr7t-x-x-85">cin-mir-4009a,</text:span>
<text:span text:style-name="ptmr7t-x-x-85">cin-mir-4009b</text:span>    </text:p>
            </table:table-cell>
            <table:table-cell table:style-name="TBL-2-12-6">
              <text:p><text:span text:style-name="ptmr7t-x-x-85">Non-highlighted</text:span>
<text:span text:style-name="ptmr7t-x-x-85">names   could   be   found</text:span>
<text:span text:style-name="ptmr7t-x-x-85">in the current genome at</text:span>
<text:span text:style-name="ptmr7t-x-x-85">HT000037.1 scaffold</text:span>  </text:p>
            </table:table-cell>
            <table:table-cell table:style-name="TBL-2-12-7">
              <text:p><text:span text:style-name="ptmr7t-x-x-85">miRBase,</text:span>
<text:span text:style-name="ptmr7t-x-x-85">Homology</text:span> </text:p>
            </table:table-cell>
            <table:table-cell table:style-name="TBL-2-12-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3-">
            <table:table-cell table:style-name="TBL-2-13-1">
              <text:p> <text:span text:style-name="ptmr7t-x-x-85">Ciro  </text:span></text:p>
            </table:table-cell>
            <table:table-cell table:style-name="TBL-2-13-2">
              <text:p><text:span text:style-name="ptmr7t-x-x-85">10q              </text:span></text:p>
            </table:table-cell>
            <table:table-cell table:style-name="TBL-2-13-3">
              <text:p><!--l. 706--><draw:frame draw:style-name="mml-inline" draw:name="mobj-83" text:anchor-type="as-char" draw:z-index="0"><draw:object xlink:href="./tunicates_ncrna-m83" xlink:type="simple" xlink:show="embed" xlink:actuate="onLoad"/></draw:frame> </text:p>
            </table:table-cell>
            <table:table-cell table:style-name="TBL-2-13-4">
              <text:p><!--l. 706--><draw:frame draw:style-name="mml-inline" draw:name="mobj-84" text:anchor-type="as-char" draw:z-index="0"><draw:object xlink:href="./tunicates_ncrna-m84" xlink:type="simple" xlink:show="embed" xlink:actuate="onLoad"/></draw:frame> </text:p>
            </table:table-cell>
            <table:table-cell table:style-name="TBL-2-13-5">
              <text:p><text:span text:style-name="textbf"><text:span text:style-name="ptmb7t-x-x-85">cin-mir-34</text:span></text:span><text:span text:style-name="ptmr7t-x-x-85">,</text:span>
<text:span text:style-name="ptmr7t-x-x-85">cin-mir-4091,</text:span>
<text:span text:style-name="ptmr7t-x-x-85">cin-mir-4008a,</text:span>
<text:span text:style-name="ptmr7t-x-x-85">cin-mir-4008c,</text:span>
<text:span text:style-name="ptmr7t-x-x-85">cin-mir-4008b,</text:span>
<text:span text:style-name="ptmr7t-x-x-85">cin-mir-4054</text:span>     </text:p>
            </table:table-cell>
            <table:table-cell table:style-name="TBL-2-13-6">
              <text:p><text:span text:style-name="ptmr7t-x-x-85">NA</text:span>              </text:p>
            </table:table-cell>
            <table:table-cell table:style-name="TBL-2-13-7">
              <text:p><text:span text:style-name="ptmr7t-x-x-85">miRBase,</text:span>
<text:span text:style-name="ptmr7t-x-x-85">Homology</text:span> </text:p>
            </table:table-cell>
            <table:table-cell table:style-name="TBL-2-13-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4-">
            <table:table-cell table:style-name="TBL-2-14-1">
              <text:p> <text:span text:style-name="ptmr7t-x-x-85">Ciro  </text:span></text:p>
            </table:table-cell>
            <table:table-cell table:style-name="TBL-2-14-2">
              <text:p><text:span text:style-name="ptmr7t-x-x-85">3q                </text:span></text:p>
            </table:table-cell>
            <table:table-cell table:style-name="TBL-2-14-3">
              <text:p><!--l. 710--><draw:frame draw:style-name="mml-inline" draw:name="mobj-85" text:anchor-type="as-char" draw:z-index="0"><draw:object xlink:href="./tunicates_ncrna-m85" xlink:type="simple" xlink:show="embed" xlink:actuate="onLoad"/></draw:frame> </text:p>
            </table:table-cell>
            <table:table-cell table:style-name="TBL-2-14-4">
              <text:p><!--l. 710--><draw:frame draw:style-name="mml-inline" draw:name="mobj-86" text:anchor-type="as-char" draw:z-index="0"><draw:object xlink:href="./tunicates_ncrna-m86" xlink:type="simple" xlink:show="embed" xlink:actuate="onLoad"/></draw:frame> </text:p>
            </table:table-cell>
            <table:table-cell table:style-name="TBL-2-14-5">
              <text:p><text:span text:style-name="ptmr7t-x-x-85">cin-mir-92a,</text:span>
<text:span text:style-name="ptmr7t-x-x-85">cin-mir-92d,</text:span>
<text:span text:style-name="ptmr7t-x-x-85">cin-mir-92c</text:span>      </text:p>
            </table:table-cell>
            <table:table-cell table:style-name="TBL-2-14-6">
              <text:p><text:span text:style-name="ptmr7t-x-x-85">NA</text:span>              </text:p>
            </table:table-cell>
            <table:table-cell table:style-name="TBL-2-14-7">
              <text:p><text:span text:style-name="ptmr7t-x-x-85">miRBase,</text:span>
<text:span text:style-name="ptmr7t-x-x-85">Homology</text:span> </text:p>
            </table:table-cell>
            <table:table-cell table:style-name="TBL-2-14-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text:p>
            </table:table-cell>
          </table:table-row>
          <table:table-row table:style-name="TBL-2-15-">
            <table:table-cell table:style-name="TBL-2-15-1">
              <text:p> <text:span text:style-name="ptmr7t-x-x-85">Cisa  </text:span></text:p>
            </table:table-cell>
            <table:table-cell table:style-name="TBL-2-15-2">
              <text:p><text:span text:style-name="ptmr7t-x-x-85">reftig</text:span><text:span text:style-name="ptmr7t-x-x-85">_1        </text:span></text:p>
            </table:table-cell>
            <table:table-cell table:style-name="TBL-2-15-3">
              <text:p><!--l. 713--><draw:frame draw:style-name="mml-inline" draw:name="mobj-87" text:anchor-type="as-char" draw:z-index="0"><draw:object xlink:href="./tunicates_ncrna-m87" xlink:type="simple" xlink:show="embed" xlink:actuate="onLoad"/></draw:frame> </text:p>
            </table:table-cell>
            <table:table-cell table:style-name="TBL-2-15-4">
              <text:p><!--l. 713--><draw:frame draw:style-name="mml-inline" draw:name="mobj-88" text:anchor-type="as-char" draw:z-index="0"><draw:object xlink:href="./tunicates_ncrna-m88" xlink:type="simple" xlink:show="embed" xlink:actuate="onLoad"/></draw:frame> </text:p>
            </table:table-cell>
            <table:table-cell table:style-name="TBL-2-15-5">
              <text:p><text:span text:style-name="ptmr7t-x-x-85">csa-mir-92b,</text:span>
<text:span text:style-name="ptmr7t-x-x-85">csa-mir-92c,</text:span>
<text:span text:style-name="ptmr7t-x-x-85">csa-mir-92a</text:span>      </text:p>
            </table:table-cell>
            <table:table-cell table:style-name="TBL-2-15-6">
              <text:p><text:span text:style-name="ptmr7t-x-x-85">NA</text:span>              </text:p>
            </table:table-cell>
            <table:table-cell table:style-name="TBL-2-15-7">
              <text:p><text:span text:style-name="ptmr7t-x-x-85">miRBase,</text:span>
<text:span text:style-name="ptmr7t-x-x-85">Homology</text:span> </text:p>
            </table:table-cell>
            <table:table-cell table:style-name="TBL-2-15-8">
              <text:p><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text:p>
            </table:table-cell>
          </table:table-row>
          <table:table-row table:style-name="TBL-2-16-">
            <table:table-cell table:style-name="TBL-2-16-1">
              <text:p> <text:span text:style-name="ptmr7t-x-x-85">Oidi  </text:span></text:p>
            </table:table-cell>
            <table:table-cell table:style-name="TBL-2-16-2">
              <text:p><text:span text:style-name="ptmr7t-x-x-85">scaffold</text:span><text:span text:style-name="ptmr7t-x-x-85">_1    </text:span></text:p>
            </table:table-cell>
            <table:table-cell table:style-name="TBL-2-16-3">
              <text:p><!--l. 715--><draw:frame draw:style-name="mml-inline" draw:name="mobj-89" text:anchor-type="as-char" draw:z-index="0"><draw:object xlink:href="./tunicates_ncrna-m89" xlink:type="simple" xlink:show="embed" xlink:actuate="onLoad"/></draw:frame> </text:p>
            </table:table-cell>
            <table:table-cell table:style-name="TBL-2-16-4">
              <text:p><!--l. 715--><draw:frame draw:style-name="mml-inline" draw:name="mobj-90" text:anchor-type="as-char" draw:z-index="0"><draw:object xlink:href="./tunicates_ncrna-m90" xlink:type="simple" xlink:show="embed" xlink:actuate="onLoad"/></draw:frame> </text:p>
            </table:table-cell>
            <table:table-cell table:style-name="TBL-2-16-5">
              <text:p><text:span text:style-name="ptmr7t-x-x-85">odi-mir-92b,</text:span>
<text:span text:style-name="ptmr7t-x-x-85">odi-mir-92a</text:span>      </text:p>
            </table:table-cell>
            <table:table-cell table:style-name="TBL-2-16-6">
              <text:p><text:span text:style-name="ptmr7t-x-x-85">NA</text:span>              </text:p>
            </table:table-cell>
            <table:table-cell table:style-name="TBL-2-16-7">
              <text:p><text:span text:style-name="ptmr7t-x-x-85">Homology</text:span> </text:p>
            </table:table-cell>
            <table:table-cell table:style-name="TBL-2-16-8">
              <text:p><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7-">
            <table:table-cell table:style-name="TBL-2-17-1">
              <text:p> <text:span text:style-name="ptmr7t-x-x-85">Ciro  </text:span></text:p>
            </table:table-cell>
            <table:table-cell table:style-name="TBL-2-17-2">
              <text:p><text:span text:style-name="ptmr7t-x-x-85">7q                </text:span></text:p>
            </table:table-cell>
            <table:table-cell table:style-name="TBL-2-17-3">
              <text:p><!--l. 718--><draw:frame draw:style-name="mml-inline" draw:name="mobj-91" text:anchor-type="as-char" draw:z-index="0"><draw:object xlink:href="./tunicates_ncrna-m91" xlink:type="simple" xlink:show="embed" xlink:actuate="onLoad"/></draw:frame> </text:p>
            </table:table-cell>
            <table:table-cell table:style-name="TBL-2-17-4">
              <text:p><!--l. 718--><draw:frame draw:style-name="mml-inline" draw:name="mobj-92" text:anchor-type="as-char" draw:z-index="0"><draw:object xlink:href="./tunicates_ncrna-m92" xlink:type="simple" xlink:show="embed" xlink:actuate="onLoad"/></draw:frame> </text:p>
            </table:table-cell>
            <table:table-cell table:style-name="TBL-2-17-5">
              <text:p><text:span text:style-name="ptmr7t-x-x-85">cin-mir-124-1,</text:span>
<text:span text:style-name="ptmr7t-x-x-85">cin-mir-124-2</text:span>    </text:p>
            </table:table-cell>
            <table:table-cell table:style-name="TBL-2-17-6">
              <text:p><text:span text:style-name="ptmr7t-x-x-85">NA</text:span>              </text:p>
            </table:table-cell>
            <table:table-cell table:style-name="TBL-2-17-7">
              <text:p><text:span text:style-name="ptmr7t-x-x-85">miRBase,</text:span>
<text:span text:style-name="ptmr7t-x-x-85">Homology</text:span> </text:p>
            </table:table-cell>
            <table:table-cell table:style-name="TBL-2-17-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
<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text:p>
            </table:table-cell>
          </table:table-row>
          <table:table-row table:style-name="TBL-2-18-">
            <table:table-cell table:style-name="TBL-2-18-1">
              <text:p> <text:span text:style-name="ptmr7t-x-x-85">Cisa  </text:span></text:p>
            </table:table-cell>
            <table:table-cell table:style-name="TBL-2-18-2">
              <text:p><text:span text:style-name="ptmr7t-x-x-85">reftig</text:span><text:span text:style-name="ptmr7t-x-x-85">_262    </text:span></text:p>
            </table:table-cell>
            <table:table-cell table:style-name="TBL-2-18-3">
              <text:p><!--l. 720--><draw:frame draw:style-name="mml-inline" draw:name="mobj-93" text:anchor-type="as-char" draw:z-index="0"><draw:object xlink:href="./tunicates_ncrna-m93" xlink:type="simple" xlink:show="embed" xlink:actuate="onLoad"/></draw:frame> </text:p>
            </table:table-cell>
            <table:table-cell table:style-name="TBL-2-18-4">
              <text:p><!--l. 720--><draw:frame draw:style-name="mml-inline" draw:name="mobj-94" text:anchor-type="as-char" draw:z-index="0"><draw:object xlink:href="./tunicates_ncrna-m94" xlink:type="simple" xlink:show="embed" xlink:actuate="onLoad"/></draw:frame> </text:p>
            </table:table-cell>
            <table:table-cell table:style-name="TBL-2-18-5">
              <text:p><text:span text:style-name="ptmr7t-x-x-85">csa-mir-124-1,</text:span>
<text:span text:style-name="ptmr7t-x-x-85">csa-mir-124-2</text:span>    </text:p>
            </table:table-cell>
            <table:table-cell table:style-name="TBL-2-18-6">
              <text:p><text:span text:style-name="ptmr7t-x-x-85">NA</text:span>              </text:p>
            </table:table-cell>
            <table:table-cell table:style-name="TBL-2-18-7">
              <text:p><text:span text:style-name="ptmr7t-x-x-85">miRBase,</text:span>
<text:span text:style-name="ptmr7t-x-x-85">Homology</text:span> </text:p>
            </table:table-cell>
            <table:table-cell table:style-name="TBL-2-18-8">
              <text:p><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9-">
            <table:table-cell table:style-name="TBL-2-19-1">
              <text:p> <text:span text:style-name="ptmr7t-x-x-85">Ciro  </text:span></text:p>
            </table:table-cell>
            <table:table-cell table:style-name="TBL-2-19-2">
              <text:p><text:span text:style-name="ptmr7t-x-x-85">HT000325.1</text:span></text:p>
            </table:table-cell>
            <table:table-cell table:style-name="TBL-2-19-3">
              <text:p><!--l. 723--><draw:frame draw:style-name="mml-inline" draw:name="mobj-95" text:anchor-type="as-char" draw:z-index="0"><draw:object xlink:href="./tunicates_ncrna-m95" xlink:type="simple" xlink:show="embed" xlink:actuate="onLoad"/></draw:frame> </text:p>
            </table:table-cell>
            <table:table-cell table:style-name="TBL-2-19-4">
              <text:p><!--l. 723--><draw:frame draw:style-name="mml-inline" draw:name="mobj-96" text:anchor-type="as-char" draw:z-index="0"><draw:object xlink:href="./tunicates_ncrna-m96" xlink:type="simple" xlink:show="embed" xlink:actuate="onLoad"/></draw:frame> </text:p>
            </table:table-cell>
            <table:table-cell table:style-name="TBL-2-19-5">
              <text:p><text:span text:style-name="ptmr7t-x-x-85">cin-mir-200,</text:span>
<text:span text:style-name="textbf"><text:span text:style-name="ptmb7t-x-x-85">cin-mir-3575</text:span></text:span><text:span text:style-name="ptmr7t-x-x-85">,</text:span>
<text:span text:style-name="ptmr7t-x-x-85">cin-mir-141,</text:span>
<text:span text:style-name="textbf"><text:span text:style-name="ptmb7t-x-x-85">cin-mir-5611</text:span></text:span>     </text:p>
            </table:table-cell>
            <table:table-cell table:style-name="TBL-2-19-6">
              <text:p><text:span text:style-name="ptmr7t-x-x-85">NA</text:span>              </text:p>
            </table:table-cell>
            <table:table-cell table:style-name="TBL-2-19-7">
              <text:p><text:span text:style-name="ptmr7t-x-x-85">miRBase,</text:span>
<text:span text:style-name="ptmr7t-x-x-85">Homology</text:span> </text:p>
            </table:table-cell>
            <table:table-cell table:style-name="TBL-2-19-8">
              <text:p><text:span text:style-name="ptmr7t-x-x-85">(</text:span><t4htlink href="#XNorden-Krichmar2007"><text:span text:style-name="ptmr7t-x-x-85">Norden-Krichmar</text:span>
<text:span text:style-name="ptmr7t-x-x-85">et</text:span><text:span text:style-name="ptmr7t-x-x-85"><text:s/>al.</text:span></t4htlink><text:span text:style-name="ptmr7t-x-x-85">,</text:span><text:span text:style-name="ptmr7t-x-x-85"><text:s/></text:span><t4htlink href="#XNorden-Krichmar2007"><text:span text:style-name="ptmr7t-x-x-85">2007</text:span></t4htlink><text:span text:style-name="ptmr7t-x-x-85">),</text:span>
<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
<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
<text:span text:style-name="ptmr7t-x-x-85">(</text:span><t4htlink href="#XFriedlaender:12"><text:span text:style-name="ptmr7t-x-x-85">Friedl</text:span><text:span text:style-name="ptmr7t-x-x-85">ä</text:span><text:span text:style-name="ptmr7t-x-x-85">nder</text:span>
<text:span text:style-name="ptmr7t-x-x-85">et</text:span><text:span text:style-name="ptmr7t-x-x-85"><text:s/>al.</text:span></t4htlink><text:span text:style-name="ptmr7t-x-x-85">,</text:span><text:span text:style-name="ptmr7t-x-x-85"><text:s/></text:span><t4htlink href="#XFriedlaender:12"><text:span text:style-name="ptmr7t-x-x-85">2012</text:span></t4htlink><text:span text:style-name="ptmr7t-x-x-85">)</text:span></text:p>
            </table:table-cell>
          </table:table-row>
          <table:table-row table:style-name="TBL-2-20-">
            <table:table-cell table:style-name="TBL-2-20-1">
              <text:p> <text:span text:style-name="ptmr7t-x-x-85">Cisa  </text:span></text:p>
            </table:table-cell>
            <table:table-cell table:style-name="TBL-2-20-2">
              <text:p><text:span text:style-name="ptmr7t-x-x-85">reftig</text:span><text:span text:style-name="ptmr7t-x-x-85">_613    </text:span></text:p>
            </table:table-cell>
            <table:table-cell table:style-name="TBL-2-20-3">
              <text:p><!--l. 727--><draw:frame draw:style-name="mml-inline" draw:name="mobj-97" text:anchor-type="as-char" draw:z-index="0"><draw:object xlink:href="./tunicates_ncrna-m97" xlink:type="simple" xlink:show="embed" xlink:actuate="onLoad"/></draw:frame> </text:p>
            </table:table-cell>
            <table:table-cell table:style-name="TBL-2-20-4">
              <text:p><!--l. 727--><draw:frame draw:style-name="mml-inline" draw:name="mobj-98" text:anchor-type="as-char" draw:z-index="0"><draw:object xlink:href="./tunicates_ncrna-m98" xlink:type="simple" xlink:show="embed" xlink:actuate="onLoad"/></draw:frame> </text:p>
            </table:table-cell>
            <table:table-cell table:style-name="TBL-2-20-5">
              <text:p><text:span text:style-name="ptmr7t-x-x-85">csa-mir-200,</text:span>
<text:span text:style-name="ptmr7t-x-x-85">csa-mir-141</text:span>      </text:p>
            </table:table-cell>
            <table:table-cell table:style-name="TBL-2-20-6">
              <text:p><text:span text:style-name="ptmr7t-x-x-85">NA</text:span>              </text:p>
            </table:table-cell>
            <table:table-cell table:style-name="TBL-2-20-7">
              <text:p><text:span text:style-name="ptmr7t-x-x-85">miRBase,</text:span>
<text:span text:style-name="ptmr7t-x-x-85">Homology</text:span> </text:p>
            </table:table-cell>
            <table:table-cell table:style-name="TBL-2-20-8">
              <text:p><text:span text:style-name="ptmr7t-x-x-85">(</text:span><t4htlink href="#XFu:08"><text:span text:style-name="ptmr7t-x-x-85">Fu</text:span>
<text:span text:style-name="ptmr7t-x-x-85">et</text:span><text:span text:style-name="ptmr7t-x-x-85"><text:s/>al.</text:span></t4htlink><text:span text:style-name="ptmr7t-x-x-85">,</text:span><text:span text:style-name="ptmr7t-x-x-85"><text:s/></text:span><t4htlink href="#XFu:08"><text:span text:style-name="ptmr7t-x-x-85">2008</text:span></t4htlink><text:span text:style-name="ptmr7t-x-x-85">)</text:span></text:p>
            </table:table-cell>
          </table:table-row>
          <table:table-row table:style-name="TBL-2-21-">
            <table:table-cell table:style-name="TBL-2-21-1">
              <text:p> <text:span text:style-name="ptmr7t-x-x-85">Ciro  </text:span></text:p>
            </table:table-cell>
            <table:table-cell table:style-name="TBL-2-21-2">
              <text:p><text:span text:style-name="ptmr7t-x-x-85">7q                </text:span></text:p>
            </table:table-cell>
            <table:table-cell table:style-name="TBL-2-21-3">
              <text:p><!--l. 729--><draw:frame draw:style-name="mml-inline" draw:name="mobj-99" text:anchor-type="as-char" draw:z-index="0"><draw:object xlink:href="./tunicates_ncrna-m99" xlink:type="simple" xlink:show="embed" xlink:actuate="onLoad"/></draw:frame> </text:p>
            </table:table-cell>
            <table:table-cell table:style-name="TBL-2-21-4">
              <text:p><!--l. 729--><draw:frame draw:style-name="mml-inline" draw:name="mobj-100" text:anchor-type="as-char" draw:z-index="0"><draw:object xlink:href="./tunicates_ncrna-m100" xlink:type="simple" xlink:show="embed" xlink:actuate="onLoad"/></draw:frame> </text:p>
            </table:table-cell>
            <table:table-cell table:style-name="TBL-2-21-5">
              <text:p><text:span text:style-name="ptmr7t-x-x-85">cin-mir-4006d,</text:span>
<text:span text:style-name="ptmr7t-x-x-85">cin-mir-4006c,</text:span>
<text:span text:style-name="ptmr7t-x-x-85">cin-mir-4001b-2,</text:span>
<text:span text:style-name="ptmr7t-x-x-85">cin-mir-4000i,</text:span>
<text:span text:style-name="ptmr7t-x-x-85">cin-mir-4006g,</text:span>
<text:span text:style-name="ptmr7t-x-x-85">cin-mir-4001e,</text:span>
<text:span text:style-name="ptmr7t-x-x-85">cin-mir-4001d,</text:span>
<text:span text:style-name="ptmr7t-x-x-85">cin-mir-4000g,</text:span>
<text:span text:style-name="ptmr7t-x-x-85">cin-mir-4006f,</text:span>
<text:span text:style-name="ptmr7t-x-x-85">cin-mir-4000h*,</text:span>
<text:span text:style-name="ptmr7t-x-x-85">cin-mir-4006b,</text:span>
<text:span text:style-name="ptmr7t-x-x-85">cin-mir-4001b-1,</text:span>
<text:span text:style-name="ptmr7t-x-x-85">cin-mir-4006e,</text:span>
<text:span text:style-name="ptmr7t-x-x-85">cin-mir-4001a-1,</text:span>
<text:span text:style-name="textbf"><text:span text:style-name="ptmb7t-x-x-85">cin-mir-4001a-2</text:span></text:span><text:span text:style-name="ptmr7t-x-x-85">,</text:span>
<text:span text:style-name="ptmr7t-x-x-85">cin-mir-4002,</text:span>
<text:span text:style-name="ptmr7t-x-x-85">cin-mir-4001h,</text:span>
<text:span text:style-name="ptmr7t-x-x-85">cin-mir-4000a-2,</text:span>
<text:span text:style-name="ptmr7t-x-x-85">cin-mir-4006a-2,</text:span>
<text:span text:style-name="ptmr7t-x-x-85">cin-mir-4006a-3,</text:span>
<text:span text:style-name="ptmr7t-x-x-85">cin-mir-4006a-1,</text:span>
<text:span text:style-name="textbf"><text:span text:style-name="ptmb7t-x-x-85">cin-mir-4006e</text:span></text:span><text:span text:style-name="ptmr7t-x-x-85">,</text:span>
<text:span text:style-name="textbf"><text:span text:style-name="ptmb7t-x-x-85">cin-mir-4001a-1</text:span></text:span><text:span text:style-name="ptmr7t-x-x-85">,</text:span>
<text:span text:style-name="textbf"><text:span text:style-name="ptmb7t-x-x-85">cin-mir-4006b</text:span></text:span><text:span text:style-name="ptmr7t-x-x-85">,</text:span>
<text:span text:style-name="ptmr7t-x-x-85">cin-mir-4000c,</text:span>
<text:span text:style-name="textbf"><text:span text:style-name="ptmb7t-x-x-85">cin-mir-4006e</text:span></text:span><text:span text:style-name="ptmr7t-x-x-85">,</text:span>
<text:span text:style-name="ptmr7t-x-x-85">cin-mir-4000b-2*,</text:span>
<text:span text:style-name="textbf"><text:span text:style-name="ptmb7t-x-x-85">cin-mir-4001a-1</text:span></text:span><text:span text:style-name="ptmr7t-x-x-85">,</text:span>
<text:span text:style-name="ptmr7t-x-x-85">cin-mir-4000b-1*,</text:span>
<text:span text:style-name="textbf"><text:span text:style-name="ptmb7t-x-x-85">cin-mir-4001a-2</text:span></text:span><text:span text:style-name="ptmr7t-x-x-85">,</text:span>
<text:span text:style-name="textbf"><text:span text:style-name="ptmb7t-x-x-85">cin-mir-4002</text:span></text:span><text:span text:style-name="ptmr7t-x-x-85">,</text:span>
<text:span text:style-name="ptmr7t-x-x-85">cin-mir-4000d*,</text:span>
<text:span text:style-name="textbf"><text:span text:style-name="ptmb7t-x-x-85">cin-mir-4001h</text:span></text:span><text:span text:style-name="ptmr7t-x-x-85">,</text:span>
<text:span text:style-name="textbf"><text:span text:style-name="ptmb7t-x-x-85">cin-mir-4006a-3</text:span></text:span><text:span text:style-name="ptmr7t-x-x-85">,</text:span>
<text:span text:style-name="textbf"><text:span text:style-name="ptmb7t-x-x-85">cin-mir-4006a-1</text:span></text:span><text:span text:style-name="ptmr7t-x-x-85">,</text:span>
<text:span text:style-name="textbf"><text:span text:style-name="ptmb7t-x-x-85">cin-mir-4000a-1</text:span></text:span>   </text:p>
            </table:table-cell>
            <table:table-cell table:style-name="TBL-2-21-6">
              <text:p><text:span text:style-name="ptmr7t-x-x-85">Elements marked with *</text:span>
<text:span text:style-name="ptmr7t-x-x-85">are                    identified</text:span>
<text:span text:style-name="ptmr7t-x-x-85">by  homology  strategies</text:span>
<text:span text:style-name="ptmr7t-x-x-85">at the same cluster, but in</text:span>
<text:span text:style-name="ptmr7t-x-x-85">another order reported by</text:span>
<text:span text:style-name="ptmr7t-x-x-85">miRBase.</text:span>          </text:p>
            </table:table-cell>
            <table:table-cell table:style-name="TBL-2-21-7">
              <text:p><text:span text:style-name="ptmr7t-x-x-85">miRBase,</text:span>
<text:span text:style-name="ptmr7t-x-x-85">Homology</text:span> </text:p>
            </table:table-cell>
            <table:table-cell table:style-name="TBL-2-21-8">
              <text:p><text:span text:style-name="ptmr7t-x-x-85">(</text:span><t4htlink href="#XHendrix2010"><text:span text:style-name="ptmr7t-x-x-85">Hendrix</text:span>
<text:span text:style-name="ptmr7t-x-x-85">et</text:span><text:span text:style-name="ptmr7t-x-x-85"><text:s/>al.</text:span></t4htlink><text:span text:style-name="ptmr7t-x-x-85">,</text:span><text:span text:style-name="ptmr7t-x-x-85"><text:s/></text:span><t4htlink href="#XHendrix2010"><text:span text:style-name="ptmr7t-x-x-85">2010</text:span></t4htlink><text:span text:style-name="ptmr7t-x-x-85">)</text:span></text:p>
            </table:table-cell>
          </table:table-row>
          <table:table-row table:style-name="TBL-2-22-">
            <table:table-cell table:style-name="TBL-2-22-1">
              <text:p/>
            </table:table-cell>
          </table:table-row>
          <table:table-row table:style-name="cline-row">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cell table:style-name="cline-cell">
              <text:p text:style-name="cline-p-hr"/>
            </table:table-cell>
          </table:table-row>
          <table:table-row table:style-name="TBL-2-23-">
            <table:table-cell table:style-name="TBL-2-23-1">
              <text:p>    </text:p>
            </table:table-cell>
          </table:table-row>
          <table:table-row table:style-name="TBL-2-24-">
            <table:table-cell table:style-name="TBL-2-24-1">
              <text:p/>
            </table:table-cell>
          </table:table-row>
          <table:table-row table:style-name="TBL-2-25-">
            <table:table-cell table:style-name="TBL-2-25-1">
              <text:p/>
            </table:table-cell>
          </table:table-row>
          <table:table-row table:style-name="TBL-2-26-">
            <table:table-cell table:style-name="TBL-2-26-1">
              <text:p/>
            </table:table-cell>
          </table:table-row>
          <table:table-row table:style-name="TBL-2-27-">
            <table:table-cell table:style-name="TBL-2-27-1">
              <text:p/>
            </table:table-cell>
            <table:table-cell table:style-name="TBL-2-27-2">
              <text:p>        </text:p>
            </table:table-cell>
            <table:table-cell table:style-name="TBL-2-27-3">
              <text:p>                                                                 </text:p>
            </table:table-cell>
            <table:table-cell table:style-name="TBL-2-27-4">
              <text:p>                                                                 </text:p>
            </table:table-cell>
            <table:table-cell table:style-name="TBL-2-27-5">
              <text:p>              </text:p>
            </table:table-cell>
            <table:table-cell table:style-name="TBL-2-27-6">
              <text:p>                </text:p>
            </table:table-cell>
            <table:table-cell table:style-name="TBL-2-27-7">
              <text:p>        </text:p>
            </table:table-cell>
            <table:table-cell table:style-name="TBL-2-27-8">
              <text:p/>
            </table:table-cell>
          </table:table-row>
        </table:table>
        <text:p text:style-name="end-env-p"/>
      </text:section>
      <!--end center-->
      <text:section text:name="fig" text:style-name="Figure">
        <text:p text:style-name="bigskip"/>
        <!--l. 750-->
        <text:p text:style-name="Text-body">
</text:p>
        <!--l. 761-->
        <text:p text:style-name="Text-body"/>
        <!--l. 761-->
        <text:p text:style-name="Text-body"> 
<text:span text:style-name="caption"><text:span text:style-name="caption-title"><t4htlink href="#x1-70198" name="x1-70198">Fig.<text:s/>8</t4htlink>:  </text:span>Absence/Presence  Matrix  of  miRNAs  families  along  Bilaterian  species.
<text:span text:style-name="textbf"><text:span text:style-name="ptmb7t-">Prot</text:span></text:span>: Protostomata, <text:span text:style-name="textbf"><text:span text:style-name="ptmb7t-">Brfl</text:span></text:span>: <text:span text:style-name="textit"><text:span text:style-name="ptmri7t-">B. floridae</text:span></text:span>, <text:span text:style-name="textbf"><text:span text:style-name="ptmb7t-">Oidi</text:span></text:span>: <text:span text:style-name="textit"><text:span text:style-name="ptmri7t-">O. dioica</text:span></text:span>, <text:span text:style-name="textbf"><text:span text:style-name="ptmb7t-">Dvex</text:span></text:span>: <text:span text:style-name="textit"><text:span text:style-name="ptmri7t-">D. vexillum</text:span></text:span>, <text:span text:style-name="textbf"><text:span text:style-name="ptmb7t-">Ciin</text:span></text:span>: <text:span text:style-name="textit"><text:span text:style-name="ptmri7t-">C.</text:span>
<text:span text:style-name="ptmri7t-">robusta</text:span></text:span>, <text:span text:style-name="textbf"><text:span text:style-name="ptmb7t-">Cisa</text:span></text:span>: <text:span text:style-name="textit"><text:span text:style-name="ptmri7t-">C. savignyi</text:span></text:span>, <text:span text:style-name="textbf"><text:span text:style-name="ptmb7t-">Ciro</text:span></text:span>: <text:span text:style-name="textit"><text:span text:style-name="ptmri7t-">C. robusta</text:span></text:span>, <text:span text:style-name="textbf"><text:span text:style-name="ptmb7t-">Sath</text:span></text:span>: <text:span text:style-name="textit"><text:span text:style-name="ptmri7t-">S. thompsoni</text:span></text:span>, <text:span text:style-name="textbf"><text:span text:style-name="ptmb7t-">Mata</text:span></text:span>: <text:span text:style-name="textit"><text:span text:style-name="ptmri7t-">M. oculata</text:span></text:span>,
<text:span text:style-name="textbf"><text:span text:style-name="ptmb7t-">Mlta</text:span></text:span>:  <text:span text:style-name="textit"><text:span text:style-name="ptmri7t-">M.  occulta</text:span></text:span>,  <text:span text:style-name="textbf"><text:span text:style-name="ptmb7t-">Mlis</text:span></text:span>:  <text:span text:style-name="textit"><text:span text:style-name="ptmri7t-">M.  occidentalis</text:span></text:span>,  <text:span text:style-name="textbf"><text:span text:style-name="ptmb7t-">Bosc</text:span></text:span>:  <text:span text:style-name="textit"><text:span text:style-name="ptmri7t-">B.  schlosseri</text:span></text:span>,  <text:span text:style-name="textbf"><text:span text:style-name="ptmb7t-">Haro</text:span></text:span>:  <text:span text:style-name="textit"><text:span text:style-name="ptmri7t-">H.  roretzi</text:span></text:span>,
<text:span text:style-name="textbf"><text:span text:style-name="ptmb7t-">Pema</text:span></text:span>:  <text:span text:style-name="textit"><text:span text:style-name="ptmri7t-">P.  marinus</text:span></text:span>,  <text:span text:style-name="textbf"><text:span text:style-name="ptmb7t-">Dare</text:span></text:span>:  <text:span text:style-name="textit"><text:span text:style-name="ptmri7t-">D.  rerio</text:span></text:span>,  <text:span text:style-name="textbf"><text:span text:style-name="ptmb7t-">Lach</text:span></text:span>:  <text:span text:style-name="textit"><text:span text:style-name="ptmri7t-">L.  chalumnae</text:span></text:span>,  <text:span text:style-name="textbf"><text:span text:style-name="ptmb7t-">Xetr</text:span></text:span>:  <text:span text:style-name="textit"><text:span text:style-name="ptmri7t-">X.  tropicalis</text:span></text:span>  and
<text:span text:style-name="textbf"><text:span text:style-name="ptmb7t-">Anca</text:span></text:span>: <text:span text:style-name="textit"><text:span text:style-name="ptmri7t-">A. carolinensis</text:span></text:span>. </text:span>
                                                               

                                                               
  </text:p>
        <text:p text:style-name="bigskip"/>
      </text:section>
      <text:section text:name="fig" text:style-name="Figure">
        <text:p text:style-name="bigskip"/>
        <t4htlink href="#x1-7020r9" name="x1-7020r9"/>
        <t4htlink href="#x1-7021" name="x1-7021"/>
        <text:span text:style-name="ptmb7t-x-x-85">Fig.</text:span>
        <text:span text:style-name="ptmb7t-x-x-85"><text:s/>9  </text:span>
        <text:span text:style-name="ptmr7t-x-x-85">Dollo parsymony of</text:span>
        <text:span text:style-name="ptmr7t-x-x-85">miRNAs families distribution</text:span>
        <text:span text:style-name="ptmr7t-x-x-85">in some chordates genomes.</text:span>
        <text:span text:style-name="textbf">
          <text:span text:style-name="ptmb7t-x-x-85">Prot</text:span>
        </text:span>
        <text:span text:style-name="ptmr7t-x-x-85">:  Protostomata,  </text:span>
        <text:span text:style-name="textbf">
          <text:span text:style-name="ptmb7t-x-x-85">Brfl</text:span>
        </text:span>
        <text:span text:style-name="ptmr7t-x-x-85">:</text:span>
        <text:span text:style-name="textit">
          <text:span text:style-name="ptmri7t-x-x-85">B.  floridae</text:span>
        </text:span>
        <text:span text:style-name="ptmr7t-x-x-85">,  </text:span>
        <text:span text:style-name="textbf">
          <text:span text:style-name="ptmb7t-x-x-85">Oidi</text:span>
        </text:span>
        <text:span text:style-name="ptmr7t-x-x-85">:  </text:span>
        <text:span text:style-name="textit">
          <text:span text:style-name="ptmri7t-x-x-85">O.</text:span>
          <text:span text:style-name="ptmri7t-x-x-85">dioica</text:span>
        </text:span>
        <text:span text:style-name="ptmr7t-x-x-85">, </text:span>
        <text:span text:style-name="textbf">
          <text:span text:style-name="ptmb7t-x-x-85">Dvex</text:span>
        </text:span>
        <text:span text:style-name="ptmr7t-x-x-85">: </text:span>
        <text:span text:style-name="textit">
          <text:span text:style-name="ptmri7t-x-x-85">D. vexillum</text:span>
        </text:span>
        <text:span text:style-name="ptmr7t-x-x-85">,</text:span>
        <text:span text:style-name="textbf">
          <text:span text:style-name="ptmb7t-x-x-85">Ciro</text:span>
        </text:span>
        <text:span text:style-name="ptmr7t-x-x-85">:  </text:span>
        <text:span text:style-name="textit">
          <text:span text:style-name="ptmri7t-x-x-85">C.  robusta</text:span>
        </text:span>
        <text:span text:style-name="ptmr7t-x-x-85">,  </text:span>
        <text:span text:style-name="textbf">
          <text:span text:style-name="ptmb7t-x-x-85">Cisa</text:span>
        </text:span>
        <text:span text:style-name="ptmr7t-x-x-85">:</text:span>
        <text:span text:style-name="textit">
          <text:span text:style-name="ptmri7t-x-x-85">C.  savignyi</text:span>
        </text:span>
        <text:span text:style-name="ptmr7t-x-x-85">,  </text:span>
        <text:span text:style-name="textbf">
          <text:span text:style-name="ptmb7t-x-x-85">Sath</text:span>
        </text:span>
        <text:span text:style-name="ptmr7t-x-x-85">:  </text:span>
        <text:span text:style-name="textit">
          <text:span text:style-name="ptmri7t-x-x-85">S.</text:span>
          <text:span text:style-name="ptmri7t-x-x-85">thompsoni</text:span>
        </text:span>
        <text:span text:style-name="ptmr7t-x-x-85">, </text:span>
        <text:span text:style-name="textbf">
          <text:span text:style-name="ptmb7t-x-x-85">Mata</text:span>
        </text:span>
        <text:span text:style-name="ptmr7t-x-x-85">: </text:span>
        <text:span text:style-name="textit">
          <text:span text:style-name="ptmri7t-x-x-85">M. oculata</text:span>
        </text:span>
        <text:span text:style-name="ptmr7t-x-x-85">,</text:span>
        <text:span text:style-name="textbf">
          <text:span text:style-name="ptmb7t-x-x-85">Mlta</text:span>
        </text:span>
        <text:span text:style-name="ptmr7t-x-x-85">:  </text:span>
        <text:span text:style-name="textit">
          <text:span text:style-name="ptmri7t-x-x-85">M.  occulta</text:span>
        </text:span>
        <text:span text:style-name="ptmr7t-x-x-85">,  </text:span>
        <text:span text:style-name="textbf">
          <text:span text:style-name="ptmb7t-x-x-85">Mlis</text:span>
        </text:span>
        <text:span text:style-name="ptmr7t-x-x-85">:</text:span>
        <text:span text:style-name="textit">
          <text:span text:style-name="ptmri7t-x-x-85">M. occidentalis</text:span>
        </text:span>
        <text:span text:style-name="ptmr7t-x-x-85">, </text:span>
        <text:span text:style-name="textbf">
          <text:span text:style-name="ptmb7t-x-x-85">Bosc</text:span>
        </text:span>
        <text:span text:style-name="ptmr7t-x-x-85">: </text:span>
        <text:span text:style-name="textit">
          <text:span text:style-name="ptmri7t-x-x-85">B.</text:span>
          <text:span text:style-name="ptmri7t-x-x-85">schlosseri</text:span>
        </text:span>
        <text:span text:style-name="ptmr7t-x-x-85">, </text:span>
        <text:span text:style-name="textbf">
          <text:span text:style-name="ptmb7t-x-x-85">Haro</text:span>
        </text:span>
        <text:span text:style-name="ptmr7t-x-x-85">: </text:span>
        <text:span text:style-name="textit">
          <text:span text:style-name="ptmri7t-x-x-85">H. roretzi</text:span>
        </text:span>
        <text:span text:style-name="ptmr7t-x-x-85">,</text:span>
        <text:span text:style-name="textbf">
          <text:span text:style-name="ptmb7t-x-x-85">Pema</text:span>
        </text:span>
        <text:span text:style-name="ptmr7t-x-x-85">: </text:span>
        <text:span text:style-name="textit">
          <text:span text:style-name="ptmri7t-x-x-85">P. marinus</text:span>
        </text:span>
        <text:span text:style-name="ptmr7t-x-x-85">, </text:span>
        <text:span text:style-name="textbf">
          <text:span text:style-name="ptmb7t-x-x-85">Dare</text:span>
        </text:span>
        <text:span text:style-name="ptmr7t-x-x-85">: </text:span>
        <text:span text:style-name="textit">
          <text:span text:style-name="ptmri7t-x-x-85">D.</text:span>
          <text:span text:style-name="ptmri7t-x-x-85">rerio</text:span>
        </text:span>
        <text:span text:style-name="ptmr7t-x-x-85">, </text:span>
        <text:span text:style-name="textbf">
          <text:span text:style-name="ptmb7t-x-x-85">Lach</text:span>
        </text:span>
        <text:span text:style-name="ptmr7t-x-x-85">: </text:span>
        <text:span text:style-name="textit">
          <text:span text:style-name="ptmri7t-x-x-85">L. chalumnae</text:span>
        </text:span>
        <text:span text:style-name="ptmr7t-x-x-85">,</text:span>
        <text:span text:style-name="textbf">
          <text:span text:style-name="ptmb7t-x-x-85">Xetr</text:span>
        </text:span>
        <text:span text:style-name="ptmr7t-x-x-85">:  </text:span>
        <text:span text:style-name="textit">
          <text:span text:style-name="ptmri7t-x-x-85">X.  tropicalis</text:span>
        </text:span>
        <text:span text:style-name="ptmr7t-x-x-85">and</text:span>
        <text:span text:style-name="textbf">
          <text:span text:style-name="ptmb7t-x-x-85">Anca</text:span>
        </text:span>
        <text:span text:style-name="ptmr7t-x-x-85">: </text:span>
        <text:span text:style-name="textit">
          <text:span text:style-name="ptmri7t-x-x-85">A. carolinensis</text:span>
        </text:span>
        <text:span text:style-name="ptmr7t-x-x-85">. The</text:span>
        <text:span text:style-name="ptmr7t-x-x-85">phylogenetic distribution of</text:span>
        <text:span text:style-name="ptmr7t-x-x-85">this species was obtained from</text:span>
        <text:span text:style-name="ptmr7t-x-x-85">(</text:span>
        <t4htlink href="#XDelsuc:2017">
          <text:span text:style-name="ptmr7t-x-x-85">Delsuc et</text:span>
          <text:span text:style-name="ptmr7t-x-x-85"><text:s/>al.</text:span>
        </t4htlink>
        <text:span text:style-name="ptmr7t-x-x-85">,</text:span>
        <text:span text:style-name="ptmr7t-x-x-85">
          <text:s/>
        </text:span>
        <t4htlink href="#XDelsuc:2017">
          <text:span text:style-name="ptmr7t-x-x-85">2017</text:span>
        </t4htlink>
        <text:span text:style-name="ptmr7t-x-x-85">;</text:span>
        <text:span text:style-name="ptmr7t-x-x-85">
          <text:s/>
        </text:span>
        <t4htlink href="#XKocot:2018">
          <text:span text:style-name="ptmr7t-x-x-85">Kocot</text:span>
          <text:span text:style-name="ptmr7t-x-x-85">et</text:span>
          <text:span text:style-name="ptmr7t-x-x-85"><text:s/>al.</text:span>
        </t4htlink>
        <text:span text:style-name="ptmr7t-x-x-85">,</text:span>
        <text:span text:style-name="ptmr7t-x-x-85">
          <text:s/>
        </text:span>
        <t4htlink href="#XKocot:2018">
          <text:span text:style-name="ptmr7t-x-x-85">2018</text:span>
        </t4htlink>
        <text:span text:style-name="ptmr7t-x-x-85">).</text:span>
        <text:p text:style-name="bigskip"/>
      </text:section>
      <!--end of subsection-->
      <!--end of section-->
      <!--start of section-->
      <text:h text:style-name="Heading-2" text:outline-level="2"><text:span text:style-name="section">3  </text:span><t4htlink href="#QQ2-1-13" name="x1-80003"/>miRNAs and its role in development</text:h>
      <!--l. 786-->
      <text:p text:style-name="Text-body">
  </text:p>
      <!--start of subsection-->
      <text:h text:style-name="Heading-3" text:outline-level="3"><text:span text:style-name="subsection">3.1  </text:span><t4htlink href="#QQ2-1-14" name="x1-90003.1"/>miRNAs discovery and its role in development</text:h>
      <!--l. 788-->
      <text:p text:style-name="Text-body">Both MicroRNAs (miRNAs or miRs) as well as MicroRNA offset RNA (moRNAs or
moRs) are developmentally regulated as shown during <text:span text:style-name="textit"><text:span text:style-name="ptmri7t-">C. robusta</text:span></text:span> development (<t4htlink href="#XShi2009">Shi
et<text:s/>al.</t4htlink>,<text:s/><t4htlink href="#XShi2009">2009</t4htlink>). In spite of the considerably higher abundance of miRs and miRs* in cells
than their corresponding abundance of moRs, all three small RNA types have been shown
to have regulatory roles in gene expression. Although a vast majority of miRNAs
remain to be studied, there are already many cases of well-studied miRNAs
(including many that are mentioned in this chapter that have been studied in
tunicates) that are known to target mRNAs, modulate their levels of expression, and
affect developmental processes both in plants and animals (<t4htlink href="#XZhao2018">Zhao et<text:s/>al.</t4htlink>,<text:s/><t4htlink href="#XZhao2018">2018</t4htlink>).
Only recently two studies demonstrated for the first time that two moRs (viral
moR-rR1-3-5p and moR-21) could also modulate gene expression, and were
not merely the byproduct of miRNA biogenesis (<t4htlink href="#XUMBACH2010592">Umbach et<text:s/>al.</t4htlink>,<text:s/><t4htlink href="#XUMBACH2010592">2010</t4htlink>;<text:s/><t4htlink href="#XZhao2016">Zhao
et<text:s/>al.</t4htlink>,<text:s/><t4htlink href="#XZhao2016">2016</t4htlink>).
</text:p>
      <!--l. 802-->
      <text:p text:style-name="Text-body">
  </text:p>
      <!--end of subsection-->
      <!--start of subsection-->
      <text:h text:style-name="Heading-3" text:outline-level="3"><text:span text:style-name="subsection">3.2  </text:span><t4htlink href="#QQ2-1-15" name="x1-100003.2"/>Neuronal fate determination and regulation by miR-124</text:h>
      <!--l. 804-->
      <text:p text:style-name="Text-body">The miRNA miR-124 is expressed in the nervous system of many animals, including
Drosophila (<t4htlink href="#XAboobaker18017">Aboobaker et<text:s/>al.</t4htlink>,<text:s/><t4htlink href="#XAboobaker18017">2005</t4htlink>), <text:span text:style-name="textit"><text:span text:style-name="ptmri7t-">C. elegans</text:span></text:span> (<t4htlink href="#XClark:2010">Clark et<text:s/>al.</t4htlink>,<text:s/><t4htlink href="#XClark:2010">2010</t4htlink>) and humans
(<t4htlink href="#XSempere2004">Sempere et<text:s/>al.</t4htlink>,<text:s/><t4htlink href="#XSempere2004">2004</t4htlink>). As was first observed in <text:span text:style-name="textit"><text:span text:style-name="ptmri7t-">in vitro</text:span></text:span> studies of mouse brain
cells, low expression of miR-124 was related to neural stem cell maintenance,
whereas high expression of miR-124 induced the differentiation of neuronal
cell types (<t4htlink href="#XCheng:2009qf">Cheng et<text:s/>al.</t4htlink>,<text:s/><t4htlink href="#XCheng:2009qf">2009</t4htlink>). A regulative role of miR-124 in non-neural
vs. neural fate decisions was further investigated by embryonic experiments in
vivo (<t4htlink href="#XChen4943">Chen et<text:s/>al.</t4htlink>,<text:s/><t4htlink href="#XChen4943">2011</t4htlink>) and by theoretical and in silico modeling analyses in
<text:span text:style-name="textit"><text:span text:style-name="ptmri7t-">C. robusta</text:span></text:span> (<t4htlink href="#XChen2014">Chen et<text:s/>al.</t4htlink>,<text:s/><t4htlink href="#XChen2014">2014</t4htlink>). These studies showed that miR-124 promotes
nervous system development by feedback interactions with Notch signaling. During
nervous system development of <text:span text:style-name="textit"><text:span text:style-name="ptmri7t-">C. robusta</text:span></text:span>, cells in the dorsal and ventral midline
epidermis of the tailbud embryo either take an epidermal sensory neuron (ESN) or
peripheral nervous system (PNS) fate, a decision mediated by lateral inhibition
                                                               

                                                               
using a classical model of feedback loop regulation Notch-Delta signaling in
neighboring cells (<t4htlink href="#XCollier:1996">Collier et<text:s/>al.</t4htlink>,<text:s/><t4htlink href="#XCollier:1996">1996</t4htlink>;<text:s/><t4htlink href="#XChen2014">Chen et<text:s/>al.</t4htlink>,<text:s/><t4htlink href="#XChen2014">2014</t4htlink>). Cells that take an
ESN fate showed low expression of miR-124 presumably by Notch inhibition,
whereas cells that take a PNS fate expressed high levels of miR-124, which in the
latter case it was shown to target and repress non-neuronal genes (e.g. neuronal
repressors SCP1 and PTBP1) downstream of Notch signaling (<t4htlink href="#XChen4943">Chen et<text:s/>al.</t4htlink>,<text:s/><t4htlink href="#XChen4943">2011</t4htlink>).
In addition, expression of miR-124 in larval epidermal cells was sufficient for
ectopic neural specification, which resembled mis-expression experiments using
Pou4, an important transcription factor for sensory neuron specification (<t4htlink href="#XChen4943">Chen
et<text:s/>al.</t4htlink>,<text:s/><t4htlink href="#XChen4943">2011</t4htlink>;<text:s/><t4htlink href="#XJoyceTang2013">Joyce Tang et<text:s/>al.</t4htlink>,<text:s/><t4htlink href="#XJoyceTang2013">2013</t4htlink>). Whereas miR-124 targeting to SCP1 is thought
to have evolved in the vertebrates+tunicates, miR targeting to PTBP1 may be
conserved among bilaterians except for ecdysozoans (<t4htlink href="#XChen4943">Chen et<text:s/>al.</t4htlink>,<text:s/><t4htlink href="#XChen4943">2011</t4htlink>) suggesting
that the miRNA regulatory logic in lateral inhibition models of Notch-Delta
signaling may have broader implications in other organisms yet to be studied (<t4htlink href="#XChen2014">Chen
et<text:s/>al.</t4htlink>,<text:s/><t4htlink href="#XChen2014">2014</t4htlink>). The research team also showed that miR-124 acted at the gastrula stage
and targeted other non-neural genes such as muscle determinant Macho-1 and
notochord determinant Brachyury to allow for ectodermal fate specification (<t4htlink href="#XChen4943">Chen
et<text:s/>al.</t4htlink>,<text:s/><t4htlink href="#XChen4943">2011</t4htlink>).
</text:p>
      <!--l. 839-->
      <text:p text:style-name="Text-body">
  </text:p>
      <!--start of subsubsection-->
      <text:h text:style-name="Heading-4" text:outline-level="4"><text:span text:style-name="subsubsection">3.2.1  </text:span><t4htlink href="#x1-110003.2.1" name="x1-110003.2.1"/>Muscle development and the polycistronic miR-1/miR-133 cluster</text:h>
      <!--l. 840-->
      <text:p text:style-name="Text-body">A well-studied case of miRNA regulation in muscle development is the miR-1/miR-133
polycistronic cluster. Whereas miR-1 promotes differentiation of muscle, miR-133
promotes proliferation of muscle precursors (<t4htlink href="#XChen:2005yq">Chen et<text:s/>al.</t4htlink>,<text:s/><t4htlink href="#XChen:2005yq">2005</t4htlink>). In the chordates,
these two miRNAs are encoded in an antisense direction in a relatively close
localization (3-11 kb apart) within the gene <text:span text:style-name="textit"><text:span text:style-name="ptmri7t-">mind bomb 1</text:span></text:span> (MIB1), and transcribed
as a single primary (i.e. polycistronic) transcript. Except for Drosophila and
ambulacrarians (i.e. echinoderms and hemichordates), a close proximity of these two
miRNAs has been documented in most animal taxa suggesting some form of
functional regulatory constraint of a condensed miR-1/miR-133 cluster for the
bilaterians (<t4htlink href="#XCampo-Paysaa:2011">Campo-Paysaa et<text:s/>al.</t4htlink>,<text:s/><t4htlink href="#XCampo-Paysaa:2011">2011b</t4htlink>). During <text:span text:style-name="textit"><text:span text:style-name="ptmri7t-">C. robusta</text:span></text:span> development, the
polycistronic transcription can be detected in the nuclei of presumptive tail muscle
cells from the gastrula stage onward, and its transcription is regulated by an <!--l. 852--><draw:frame draw:style-name="mml-inline" draw:name="mobj-102" text:anchor-type="as-char" draw:z-index="0"><draw:object xlink:href="./tunicates_ncrna-m102" xlink:type="simple" xlink:show="embed" xlink:actuate="onLoad"/></draw:frame>  bp sequence upstream of the transcript start site (<t4htlink href="#XKusakabe2013">Kusakabe et<text:s/>al.</t4htlink>,<text:s/><t4htlink href="#XKusakabe2013">2013</t4htlink>). Differential
expression of the two miRNAs in muscle tissues was only detected in the adult, where
body wall muscle expressed similar levels of miR-1 and miR-133 and heart muscle
expressed significantly higher levels of miR-1 (<t4htlink href="#XKusakabe2013">Kusakabe et<text:s/>al.</t4htlink>,<text:s/><t4htlink href="#XKusakabe2013">2013</t4htlink>).
  </text:p>
      <!--end of subsubsection-->
      <!--start of subsubsection-->
      <text:h text:style-name="Heading-4" text:outline-level="4"><text:span text:style-name="subsubsection">3.2.2  </text:span><t4htlink href="#x1-120003.2.2" name="x1-120003.2.2"/>miRNA expression during oral siphon (OS) regeneration</text:h>
      <!--l. 859-->
      <text:p text:style-name="Text-body">Three stages of regeneration have been proposed that reconstruct main events of
regeneration that match expected miRNAs expression profiles in the corresponding
timeframes (<t4htlink href="#XKnapp:2013">Knapp et<text:s/>al.</t4htlink>,<text:s/><t4htlink href="#XKnapp:2013">2013</t4htlink>). The three phases correspond to: i. wound Healing, ii.
transition, and iii. re-development. The miRNA-mRNA transcriptional profiling using a
correlation network, correlated differential expression of mRNAs to miRNA
profiles during the three regeneration windows mentioned above in <text:span text:style-name="textit"><text:span text:style-name="ptmri7t-">C. robusta</text:span></text:span> oral
siphon regeneration (<t4htlink href="#XSpina:2017">Spina et<text:s/>al.</t4htlink>,<text:s/><t4htlink href="#XSpina:2017">2017</t4htlink>). In the first phase, i.e. wound healing,
miRNA target clusters of miR 4178b-5p and miR 4_20211 were found to be
correlated to the differential expression of genes involved in the following Gene
Ontology (GO) term functional classifications: immune response, stress response and
apoptosis. In the second phase, i.e. transition, miR 4008c-5p, miR 4123-5p, miR
4178-5p, miR 2_15911, miR 4_20211, and miR 11_7539 were correlated and
known to target Wnt, TGFb and MAPK pathway genes that may be regulating the
proliferative state characteristic of this particular timeframe. In the third phase, i.e.
re-development, miR4008c-5p, miR 10_4533, and miR 11_6940 known to target ECM
peptidase inhibitors are correlated with the characteristic extracellular matrix
remodeling that occurs at the final phase of regeneration and which resembles the
original developmental processes. In contrast other miRs were found expressed
throughout the regenerative process. MiRNA miR 10_4533 known to target IGF and
IGFb was found expressed presumably regulating the proliferation of progenitor
cells. Also miR-9 was found expressed throughout regeneration and is known to
be essential for neural development and function, presumably by targeting and
regulating genes involved in cytoskeleton and cell cycle functions (<t4htlink href="#XGalderisi:2003rt">Galderisi
et<text:s/>al.</t4htlink>,<text:s/><t4htlink href="#XGalderisi:2003rt">2003</t4htlink>;<text:s/><t4htlink href="#XMCBEATH2004483">McBeath et<text:s/>al.</t4htlink>,<text:s/><t4htlink href="#XMCBEATH2004483">2004</t4htlink>), instead of targeting Notch or Hes-1 (<t4htlink href="#XSpina:2017">Spina
et<text:s/>al.</t4htlink>,<text:s/><t4htlink href="#XSpina:2017">2017</t4htlink>).
</text:p>
      <!--l. 888-->
      <text:p text:style-name="Text-body">
  </text:p>
      <!--end of subsubsection-->
      <!--start of subsubsection-->
      <text:h text:style-name="Heading-4" text:outline-level="4"><text:span text:style-name="subsubsection">3.2.3  </text:span><t4htlink href="#x1-130003.2.3" name="x1-130003.2.3"/>miRNA expression during <text:span text:style-name="textit"><text:span text:style-name="ptmri7t-">O. dioica</text:span></text:span> development</text:h>
      <!--l. 889-->
      <text:p text:style-name="Text-body">A most thorough study of the miRNA repertoire expressed during development has been
published for the larvacean <text:span text:style-name="textit"><text:span text:style-name="ptmri7t-">O. dioca</text:span></text:span> (<t4htlink href="#XFu:08">Fu et<text:s/>al.</t4htlink>,<text:s/><t4htlink href="#XFu:08">2008</t4htlink>). Using a miRNA array approach
with <!--l. 891--><draw:frame draw:style-name="mml-inline" draw:name="mobj-103" text:anchor-type="as-char" draw:z-index="0"><draw:object xlink:href="./tunicates_ncrna-m103" xlink:type="simple" xlink:show="embed" xlink:actuate="onLoad"/></draw:frame>  candidate miRNAs and <!--l. 891--><draw:frame draw:style-name="mml-inline" draw:name="mobj-104" text:anchor-type="as-char" draw:z-index="0"><draw:object xlink:href="./tunicates_ncrna-m104" xlink:type="simple" xlink:show="embed" xlink:actuate="onLoad"/></draw:frame>  developmental stages for analyses, some general patterns of miRNA occurrence emerged.
MicroRNAs were expressed throughout the life cycle of the animal, and were deposited in
eggs as maternal determinants for early zygotes. Expression of zygotic miRNAs, such as
miR-1487 and miR-1488, was observed starting in the blastula stage (1.5h post
fertilization). Most miRNAs analyzed showed developmental regulation (for specific
miRNAs that were differentially expressed at each stage see (<t4htlink href="#XFu:08">Fu et<text:s/>al.</t4htlink>,<text:s/><t4htlink href="#XFu:08">2008</t4htlink>)), except for
some such as miR-1497 that was expressed throughout all stages (<t4htlink href="#XFu:08">Fu et<text:s/>al.</t4htlink>,<text:s/><t4htlink href="#XFu:08">2008</t4htlink>). From
this study, the first sex specific miRNAs were revealed: miR-1478 was expressed in <!--l. 900--><draw:frame draw:style-name="mml-inline" draw:name="mobj-105" text:anchor-type="as-char" draw:z-index="0"><draw:object xlink:href="./tunicates_ncrna-m105" xlink:type="simple" xlink:show="embed" xlink:actuate="onLoad"/></draw:frame>  days old females in the oocytes, whereas miR-1487/88 were expressed in <!--l. 901--><draw:frame draw:style-name="mml-inline" draw:name="mobj-106" text:anchor-type="as-char" draw:z-index="0"><draw:object xlink:href="./tunicates_ncrna-m106" xlink:type="simple" xlink:show="embed" xlink:actuate="onLoad"/></draw:frame>  days old males. Interestingly, the compact genomes of <text:span text:style-name="textit"><text:span text:style-name="ptmri7t-">O. dioica</text:span></text:span> showed one single
copy of most miRNA loci, except for miR-1490a, miR-1493, miR-1497d, and miR-1504
that were in two copies (<t4htlink href="#XFu:08">Fu et<text:s/>al.</t4htlink>,<text:s/><t4htlink href="#XFu:08">2008</t4htlink>).
  </text:p>
      <!--end of subsubsection-->
      <!--end of subsection-->
      <!--end of section-->
      <!--start of section-->
      <text:h text:style-name="Heading-2" text:outline-level="2"><text:span text:style-name="section">4  </text:span><t4htlink href="#QQ2-1-19" name="x1-140004"/>Other ncRNAs associated with development</text:h>
      <!--l. 910-->
      <text:p text:style-name="Text-body">
  </text:p>
      <!--start of subsection-->
      <text:h text:style-name="Heading-3" text:outline-level="3"><text:span text:style-name="subsection">4.1  </text:span><t4htlink href="#QQ2-1-20" name="x1-150004.1"/>Yellow Crescent RNA</text:h>
      <!--l. 912-->
      <text:p text:style-name="Text-body">Yellow crescent RNA, i.e. YC RNA, consists of an about 1.2 kb long polyadenylated
RNA, which can be present throughout the embryonic development of ascidians (<t4htlink href="#XSwalla1995">Swalla
and Jeffery</t4htlink>,<text:s/><t4htlink href="#XSwalla1995">1995</t4htlink>). Its name refers to the fact that in situ hybridization YC RNA is
localized in the yellow crescent region of one-cell zygotes. The YC transcripts are actually
already found in the cortex of unfertilized eggs, segregating with the myoplasm to the
yellow crescent after fertilization (<t4htlink href="#XSwalla1995">Swalla and Jeffery</t4htlink>,<text:s/><t4htlink href="#XSwalla1995">1995</t4htlink>). Subsequently, most YC
transcripts enter the primary muscle cell lineage after cleavage and are also present in the
secondary muscle cell lineage (<t4htlink href="#XSwalla1995">Swalla and Jeffery</t4htlink>,<text:s/><t4htlink href="#XSwalla1995">1995</t4htlink>). YC RNA was first discovered
in the club tunicate <text:span text:style-name="textit"><text:span text:style-name="ptmri7t-">Styela clava</text:span></text:span> (<t4htlink href="#XSwalla1995">Swalla and Jeffery</t4htlink>,<text:s/><t4htlink href="#XSwalla1995">1995</t4htlink>). As the presence of the 1.2-kb
RNA in oocytes and early cleaving embryos indicates that it is a maternal transcript,
YC RNA is considered to be a maternal RNA (<t4htlink href="#XSwalla1995">Swalla and Jeffery</t4htlink>,<text:s/><t4htlink href="#XSwalla1995">1995</t4htlink>). It is
associated with the cytoskeleton and segregates to the muscle cells during ascidian
embryogenesis. Although the YC ORF encodes for a putative polypeptide of <!--l. 928--><draw:frame draw:style-name="mml-inline" draw:name="mobj-107" text:anchor-type="as-char" draw:z-index="0"><draw:object xlink:href="./tunicates_ncrna-m107" xlink:type="simple" xlink:show="embed" xlink:actuate="onLoad"/></draw:frame>  amino acids, this protein is relatively small and does not show any significant
homology to any known proteins. As the YC RNA shows various features indicating that
it actually functions as an RNA rather than as a protein coding molecule, it is considered
to be a noncoding RNA that may play an important role in growth and development
(<t4htlink href="#XSwalla1995">Swalla and Jeffery</t4htlink>,<text:s/><t4htlink href="#XSwalla1995">1995</t4htlink>).
  </text:p>
      <!--end of subsection-->
      <!--start of subsection-->
      <text:h text:style-name="Heading-3" text:outline-level="3"><text:span text:style-name="subsection">4.2  </text:span><t4htlink href="#QQ2-1-21" name="x1-160004.2"/>MicroRNA-offset RNAs</text:h>
      <!--l. 936-->
      <text:p text:style-name="Text-body">MicroRNA-offset RNAs, i.e. moRNAs, are about <!--l. 936--><draw:frame draw:style-name="mml-inline" draw:name="mobj-108" text:anchor-type="as-char" draw:z-index="0"><draw:object xlink:href="./tunicates_ncrna-m108" xlink:type="simple" xlink:show="embed" xlink:actuate="onLoad"/></draw:frame>  nucleotides long RNAs that lie adjacent to pre-miRNAs. They can originate from both
ends of these pre-miRNAs, although prevalently they are derived from the 5’ arm
(<t4htlink href="#Xbortoluzzi2011">Bortoluzzi et<text:s/>al.</t4htlink>,<text:s/><t4htlink href="#Xbortoluzzi2011">2011</t4htlink>). During a study focused on identifying miRNAs in the simple
chordate <text:span text:style-name="textit"><text:span text:style-name="ptmri7t-">C. robusta</text:span></text:span> moRNAs were first discovered (<t4htlink href="#XShi2009">Shi et<text:s/>al.</t4htlink>,<text:s/><t4htlink href="#XShi2009">2009</t4htlink>). Unexpectedly, half
of the <text:span text:style-name="textit"><text:span text:style-name="ptmri7t-">C. robusta</text:span></text:span> miRNA loci that were detected in this study turned out to encode the
previously uncharacterized small RNAs, in addition to conventional miRNA and miRNA*
products. This new class of RNAs was hereafter referred to as ‘moRNAs’, for
miRNA-offset RNAs. It became clear that these moRNAs are probably produced by
RNAse II-like processing and are observed, like miRNAs, at specific developmental
stages (<t4htlink href="#XShi2009">Shi et<text:s/>al.</t4htlink>,<text:s/><t4htlink href="#XShi2009">2009</t4htlink>). These results and subsequent studies gave rise to the
hypothesis that moRNAs represent a new class of functional regulators whose
qualitative alteration and/or expression dysregulation might even impact human
diseases (<t4htlink href="#Xbortoluzzi2011">Bortoluzzi et<text:s/>al.</t4htlink>,<text:s/><t4htlink href="#Xbortoluzzi2011">2011</t4htlink>). Evidence supporting this hypothesis is still
fragmentary however. After the discovery in <text:span text:style-name="textit"><text:span text:style-name="ptmri7t-">Ciona</text:span></text:span>, moRNAs were also found in human
cells by deep sequencing analysis. Hereby it was reported that moRNAs from <!--l. 954--><draw:frame draw:style-name="mml-inline" draw:name="mobj-109" text:anchor-type="as-char" draw:z-index="0"><draw:object xlink:href="./tunicates_ncrna-m109" xlink:type="simple" xlink:show="embed" xlink:actuate="onLoad"/></draw:frame>  genomic loci were weakly expressed in the prefrontal cortex (<t4htlink href="#XLangenberger2009">Langenberger
et<text:s/>al.</t4htlink>,<text:s/><t4htlink href="#XLangenberger2009">2009</t4htlink>). Additional indications that moRNA have a distinct function include the fact
that some moRNAs are as conserved as miRNAs and are in fact conserved across species
to the extent that correlated with expression level (<t4htlink href="#XShi2009">Shi et<text:s/>al.</t4htlink>,<text:s/><t4htlink href="#XShi2009">2009</t4htlink>). The expression level
of certain moRNAs can even be greater than for their corresponding miRNA (<t4htlink href="#XUmbach2010">Umbach and
Cullen</t4htlink>,<text:s/><t4htlink href="#XUmbach2010">2010</t4htlink>). Finally, it can be argued (<t4htlink href="#Xbortoluzzi2011">Bortoluzzi et<text:s/>al.</t4htlink>,<text:s/><t4htlink href="#Xbortoluzzi2011">2011</t4htlink>) that it is likely that
moRNAs might represent a functional class of miRNA-related agents as moRNAs are
prevalently produced by the 5’ arm of the precursor, independent of which arm
produces the most expressed mature miRNA (<t4htlink href="#XLangenberger2009">Langenberger et<text:s/>al.</t4htlink>,<text:s/><t4htlink href="#XLangenberger2009">2009</t4htlink>;<text:s/><t4htlink href="#XUmbach2010">Umbach
and Cullen</t4htlink>,<text:s/><t4htlink href="#XUmbach2010">2010</t4htlink>). What functions moRNAs may have, varies. For example,
moRNA expression was recorded in solid tumours, together with other small
RNAs (<t4htlink href="#XMeiri2010">Meiri et<text:s/>al.</t4htlink>,<text:s/><t4htlink href="#XMeiri2010">2010</t4htlink>). In addition the fact that an 18-fold enrichment of
moRNAs was observed in the nucleus (<t4htlink href="#XTaft2010">Taft et<text:s/>al.</t4htlink>,<text:s/><t4htlink href="#XTaft2010">2010</t4htlink>) indicates that at least
some moRNAs may have functions related to nuclear processes (<t4htlink href="#Xbortoluzzi2011">Bortoluzzi
et<text:s/>al.</t4htlink>,<text:s/><t4htlink href="#Xbortoluzzi2011">2011</t4htlink>). Recently, an specific class of moRNAs (moRNA-21) has been
associated with post-transcriptional gene regulation, proliferation of vascular
smooth muscle cells (VSMC) and mediated gene down-regulation in a process
mediated by Ago2 (<t4htlink href="#XZhao2016">Zhao et<text:s/>al.</t4htlink>,<text:s/><t4htlink href="#XZhao2016">2016</t4htlink>). Although these studies do provide good
indications, the potential functional roles that moRNAs can play, remain still largely
unknown.
  </text:p>
      <!--end of subsection-->
      <!--start of subsection-->
      <text:h text:style-name="Heading-3" text:outline-level="3"><text:span text:style-name="subsection">4.3  </text:span><t4htlink href="#QQ2-1-22" name="x1-170004.3"/>Long Noncoding RNA RMST</text:h>
      <!--l. 977-->
      <text:p text:style-name="Text-body">Long noncoding RNAs, i.e. lncRNAs, are abundantly found within mammalian
transcriptomes. One of the known groups of lncRNAs, includes the rhabdomyosarcoma
2-associated transcript (RMST), which is indispensable for neurogenesis (<t4htlink href="#XBogu2013">Ng
et<text:s/>al.</t4htlink>,<text:s/><t4htlink href="#XBogu2013">2013</t4htlink>). Human RMST was shown to be responsible for the modulation of
neurogenesis as its expression is regulated by the transcriptional repressor REST while
it increases during neuronal differentiation (<t4htlink href="#XBogu2013">Ng et<text:s/>al.</t4htlink>,<text:s/><t4htlink href="#XBogu2013">2013</t4htlink>). Hereby it was
found that RMST is actually necessary for the binding of SOX2 to promoter
regions of neurogenic transcription factors. SOX2, a transcription factor known to
regulate neural fate, in combination with RMST were actually found to coregulate a
large pool of downstream genes implicated in neurogenesis, i.e. more than <!--l. 988--><draw:frame draw:style-name="mml-inline" draw:name="mobj-110" text:anchor-type="as-char" draw:z-index="0"><draw:object xlink:href="./tunicates_ncrna-m110" xlink:type="simple" xlink:show="embed" xlink:actuate="onLoad"/></draw:frame>  genes were differentially expressed upon RMST knockdown (<t4htlink href="#XBogu2013">Ng et<text:s/>al.</t4htlink>,<text:s/><t4htlink href="#XBogu2013">2013</t4htlink>). These
results illustrated the role of RMST as a transcriptional coregulator of SOX2 and a key
player in the regulation of neural stem cell fate (<t4htlink href="#XBogu2013">Ng et<text:s/>al.</t4htlink>,<text:s/><t4htlink href="#XBogu2013">2013</t4htlink>). A further confirmation
of the importance of RMST came with the discovery of a homologue of this lncRNA in
the simple chordate <text:span text:style-name="textit"><text:span text:style-name="ptmri7t-">D. vexillum</text:span></text:span>, i.e. the carpet sea-squirt (<t4htlink href="#XVelandia-Huerto2016">Velandia-Huerto et<text:s/>al.</t4htlink>,<text:s/><t4htlink href="#XVelandia-Huerto2016">2016</t4htlink>).
While homologues of “human” lncRNAs are rarely found across all chordates due
to their low levels of sequence conservation, a plausible homolog of RMST <!--l. 996--><draw:frame draw:style-name="mml-inline" draw:name="mobj-111" text:anchor-type="as-char" draw:z-index="0"><draw:object xlink:href="./tunicates_ncrna-m111" xlink:type="simple" xlink:show="embed" xlink:actuate="onLoad"/></draw:frame> , the conserved region <!--l. 996--><draw:frame draw:style-name="mml-inline" draw:name="mobj-112" text:anchor-type="as-char" draw:z-index="0"><draw:object xlink:href="./tunicates_ncrna-m112" xlink:type="simple" xlink:show="embed" xlink:actuate="onLoad"/></draw:frame>  of the Rhabdomyosarcoma 2 associated transcript known for its interaction with
SOX2, was found in <text:span text:style-name="textit"><text:span text:style-name="ptmri7t-">D. vexillum</text:span></text:span>. Subsequently putative homologs were also found in the
genomes of the ascidians <text:span text:style-name="textit"><text:span text:style-name="ptmri7t-">C. robusta</text:span></text:span>, <text:span text:style-name="textit"><text:span text:style-name="ptmri7t-">C. savignyi</text:span></text:span> and <text:span text:style-name="textit"><text:span text:style-name="ptmri7t-">B. schlosseri</text:span></text:span> and the Florida lancelet
<text:span text:style-name="textit"><text:span text:style-name="ptmri7t-">B. floridae</text:span></text:span>, illustrating that RMST lncRNA are thus conserved across chordates,
making them one of the best conserved lncRNAs known to date (<t4htlink href="#XVelandia-Huerto2016">Velandia-Huerto
et<text:s/>al.</t4htlink>,<text:s/><t4htlink href="#XVelandia-Huerto2016">2016</t4htlink>).
  </text:p>
      <!--end of subsection-->
      <!--start of subsection-->
      <text:h text:style-name="Heading-3" text:outline-level="3"><text:span text:style-name="subsection">4.4  </text:span><t4htlink href="#QQ2-1-23" name="x1-180004.4"/>Splices-leader RNA</text:h>
      <!--l. 1007-->
      <text:p text:style-name="Text-body">mRNA 5’leader trans-splicing is a mode of gene expression in which the 5’ end of a
pre-mRNA is discarded and replaced by the 5’ segment of a spliced leader (SL) RNA
(<t4htlink href="#XVandenberghe2001">Vandenberghe et<text:s/>al.</t4htlink>,<text:s/><t4htlink href="#XVandenberghe2001">2001</t4htlink>). Spliced-Leader RNAs, i.e. SL RNAs, hereby consist of a 5’
exon and a 3’ intron with a conserved consensus 5’ splice donor site at the exon-intron
boundary (<t4htlink href="#XGanot2004">Ganot et<text:s/>al.</t4htlink>,<text:s/><t4htlink href="#XGanot2004">2004</t4htlink>). SL RNA trans splicing has not only been described for
euglenoids, kinetoplastids, cnidarians, nematodes, and Platyhelminthes (<t4htlink href="#XGanot2004">Ganot
et<text:s/>al.</t4htlink>,<text:s/><t4htlink href="#XGanot2004">2004</t4htlink>), but also for deuterostomes like the simple chordate <text:span text:style-name="textit"><text:span text:style-name="ptmri7t-">C. robusta</text:span></text:span>
(<t4htlink href="#XVandenberghe2001">Vandenberghe et<text:s/>al.</t4htlink>,<text:s/><t4htlink href="#XVandenberghe2001">2001</t4htlink>) and the appendicularian <text:span text:style-name="textit"><text:span text:style-name="ptmri7t-">O. dioica</text:span></text:span> (<t4htlink href="#XGanot2004">Ganot et<text:s/>al.</t4htlink>,<text:s/><t4htlink href="#XGanot2004">2004</t4htlink>).
Hereby <text:span text:style-name="textit"><text:span text:style-name="ptmri7t-">O. dioica</text:span></text:span> was shown to not only trans-splice SL RNAs to mRNAs, as does
<text:span text:style-name="textit"><text:span text:style-name="ptmri7t-">C. robusta</text:span></text:span>, but also to use trans splicing in resolving polycistronic transcripts
(<t4htlink href="#XGanot2004">Ganot et<text:s/>al.</t4htlink>,<text:s/><t4htlink href="#XGanot2004">2004</t4htlink>). During trans splicing, the capped SL RNA exon moiety is
covalently linked to the 5’ ends of mRNAs, forming a leader sequence ranging from <!--l. 1021--><draw:frame draw:style-name="mml-inline" draw:name="mobj-113" text:anchor-type="as-char" draw:z-index="0"><draw:object xlink:href="./tunicates_ncrna-m113" xlink:type="simple" xlink:show="embed" xlink:actuate="onLoad"/></draw:frame>  nt in <text:span text:style-name="textit"><text:span text:style-name="ptmri7t-">C. robusta</text:span></text:span> to <!--l. 1021--><draw:frame draw:style-name="mml-inline" draw:name="mobj-114" text:anchor-type="as-char" draw:z-index="0"><draw:object xlink:href="./tunicates_ncrna-m114" xlink:type="simple" xlink:show="embed" xlink:actuate="onLoad"/></draw:frame>  nt in trypanosomatids (<t4htlink href="#XGanot2004">Ganot et<text:s/>al.</t4htlink>,<text:s/><t4htlink href="#XGanot2004">2004</t4htlink>). The role of SL trans-splicing is still
unknown in many cases. SL trans-splicing may potentially having functions varying from
the mediation of mRNA stability or translatability (<t4htlink href="#XMaroney1995">Maroney et<text:s/>al.</t4htlink>,<text:s/><t4htlink href="#XMaroney1995">1995</t4htlink>) and the
resolution of polycistronic pre-mRNAs (<t4htlink href="#XAgabian1990">Agabian</t4htlink>,<text:s/><t4htlink href="#XAgabian1990">1990</t4htlink>;<text:s/><t4htlink href="#XBlumenthal1995">Blumenthal</t4htlink>,<text:s/><t4htlink href="#XBlumenthal1995">1995</t4htlink>), to the
production of functional mRNAs from RNA polymerase I transcripts (<t4htlink href="#XShuLee1997">Lee and der
Ploeg</t4htlink>,<text:s/><t4htlink href="#XShuLee1997">1997</t4htlink>).
  </text:p>
      <!--end of subsection-->
      <!--end of section-->
      <!--start of section-->
      <text:h text:style-name="Heading-2" text:outline-level="2"><text:span text:style-name="section">5  </text:span><t4htlink href="#QQ2-1-24" name="x1-190005"/>Acknowledgments</text:h>
      <!--l. 1030-->
      <text:p text:style-name="Text-body">This work and the computational analysis were partially supported by the equipment
donation from the German Academic Exchange Service-DAAD to the Faculty of
Science at the Universidad Nacional de Colombia. Also, by the computational
laboratory from Bioinformatics Group at Department of Computer Science and
Interdisciplinary Center for Bioinformatic at the Leipzig University. The comparative
analysis was partially supported by Colciencias (project no.<text:s/>110165843196,
contract 571-2014). CAVH acknowledges the support by DAAD scholarship:
Forschungsstipendien-Promotionen in Deutschland, 2017/18 (Bewerbung 57299294).
CIBS acknowledges Universidad Nacional de Colombia for the time granted to write this
chapter.
</text:p>
      <!--l. 1-->
      <text:p text:style-name="Text-body">
  </text:p>
      <!--start of section*-->
      <text:h text:style-name="Heading-2" text:outline-level="2"><t4htlink href="#x1-200005" name="x1-200005"/>References</text:h>
      <t4htlink href="#Q1-1-26" name="Q1-1-26"/>
      <!--l. 1-->
      <text:p text:style-name="Text-body">
  </text:p>
      <text:bibliography text:name="bib-1">
        <text:bibliography-source>
          <text:index-title-template>Referenc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t4htlink href="#XAboobaker18017" name="XAboobaker18017"/> Aboobaker,  A.<text:s/>A.,  Tomancak,  P.,  Patel,  N.,  Rubin,  G.<text:s/>M.,  and  Lai,  E.<text:s/>C.
  (2005).  Drosophila micrornas exhibit diverse spatial expression patterns during
  embryonic  development.    <text:span text:style-name="ptmri7t-">Proceedings  of  the  National  Academy  of  Sciences</text:span>,
  102(50):18017–18022.
  </text:p>
          <text:p text:style-name="p-bibitem">
<t4htlink href="#XAgabian1990" name="XAgabian1990"/> Agabian, N. (1990). Trans splicing of nuclear pre-mrnas. <text:span text:style-name="ptmri7t-">Cell</text:span>, 61(7):1157 – 1160.
  </text:p>
          <text:p text:style-name="p-bibitem">
<t4htlink href="#XAmbrose:03a" name="XAmbrose:03a"/> Ambros, V., Bartel, B., Bartel, D.<text:s/>P., Burge, C.<text:s/>B., Carrington, J.<text:s/>C., Chen, X.,
  Dreyfuss, G., Eddy, S.<text:s/>R., Griffiths-Jones, S., Marshall, M., Matzke, M., Ruvkun,
  G., and Tuschl, T. (2003).  A uniform system for microRNA annotation.  <text:span text:style-name="ptmri7t-">RNA</text:span>,
  9:277–279.
  </text:p>
          <text:p text:style-name="p-bibitem">
<t4htlink href="#XAmeres:13" name="XAmeres:13"/> Ameres, S.<text:s/>L. and Zamore, P.<text:s/>D. (2013).  Diversifying microRNA sequence and
  function. <text:span text:style-name="ptmri7t-">Nature Rev. Mol. Cell Biol.</text:span>, 14:475–488.
                                                               

                                                               
  </text:p>
          <text:p text:style-name="p-bibitem">
<t4htlink href="#XBartel:13" name="XBartel:13"/> Bartel, D.<text:s/>P. (2009). MicroRNA target recognition and regulatory functions. <text:span text:style-name="ptmri7t-">Cell</text:span>,
  136:215–233.
  </text:p>
          <text:p text:style-name="p-bibitem">
<t4htlink href="#XBashirullah1998" name="XBashirullah1998"/> Bashirullah, A., Cooperstock, R.<text:s/>L., and Lipshitz, H.<text:s/>D. (1998). RNA localization.
  <text:span text:style-name="ptmri7t-">Annu. Rev. Biochem</text:span>, 67:335–394.
  </text:p>
          <text:p text:style-name="p-bibitem">
<t4htlink href="#XBentwich:05" name="XBentwich:05"/> Bentwich,  I.,  Avniel,  A.<text:s/>A.,  Karov,  Y.,  Aharonov,  R.,  Gilad,  S.,  Barad,  O.,
  Barzilai, A., Einat, P., Einav, U., Meiri, E., Sharon, E., Spector, Y., and Bentwich,
  Z.  (2005).   Identification  of  hundreds  of  conserved  and  nonconserved  human
  microRNAs. <text:span text:style-name="ptmri7t-">Nat.</text:span><text:span text:style-name="ptmri7t-"><text:s/>Genet.</text:span>, 37:766–770.
  </text:p>
          <text:p text:style-name="p-bibitem">
<t4htlink href="#XBerezikov:11" name="XBerezikov:11"/> Berezikov, E. (2011).  Evolution of microRNA diversity and regulation in animals.
  <text:span text:style-name="ptmri7t-">Nat Rev Genet.</text:span>, 12:846–860.
  </text:p>
          <text:p text:style-name="p-bibitem">
<t4htlink href="#XBerezikov:06" name="XBerezikov:06"/> Berezikov,  E.,  Thuemmler,  F.,  van  Laake,  L.<text:s/>W.,  Kondova,  I.,  Bontrop,  R.,
  Cuppen, E., and Plasterk, R.<text:s/>H. (2006).  Diversity of microRNAs in human and
  chimpanzee brain. <text:span text:style-name="ptmri7t-">Nat Genet.</text:span>, 38:1375–1377.
  </text:p>
          <text:p text:style-name="p-bibitem">
<t4htlink href="#XBlumenthal1995" name="XBlumenthal1995"/> Blumenthal,   T.   (1995).       Trans-splicing   and   polycistronic   transcription   in
  caenohabditis elegans. <text:span text:style-name="ptmri7t-">Trends in Genetics</text:span>, 11(4):132 – 136.
  </text:p>
          <text:p text:style-name="p-bibitem">
<t4htlink href="#Xbortoluzzi2011" name="Xbortoluzzi2011"/> Bortoluzzi, S., Biasiolo, M., and Bisognin, A. (2011).   MicroRNA-offset RNAs
  (moRNAs): by-product spectators or functional players?   <text:span text:style-name="ptmri7t-">Trends in Molecular</text:span>
  <text:span text:style-name="ptmri7t-">Medicine</text:span>, 17(9):473–474.
  </text:p>
          <text:p text:style-name="p-bibitem">
<t4htlink href="#XBrunetti:2015" name="XBrunetti:2015"/> Brunetti, R., Gissi, C., Pennati, R., Caicci, F., Gasparini, F., and Manni, L. (2015).
  Morphological evidence that the molecularly determined ciona intestinalis type a
  and type b are different species: Ciona robusta and ciona intestinalis.  <text:span text:style-name="ptmri7t-">Journal of</text:span>
  <text:span text:style-name="ptmri7t-">Zoological Systematics and Evolutionary Research</text:span>, 53(3):186–193.
  </text:p>
          <text:p text:style-name="p-bibitem">
<t4htlink href="#XCampoPaysaa:11" name="XCampoPaysaa:11"/> Campo-Paysaa, F., Sémon, M., Cameron, R.<text:s/>A., Peterson, K.<text:s/>J., and Schubert,
  M. (2011a).  MicroRNA complements in deuterostomes: origin and evolution of
  microRNAs. <text:span text:style-name="ptmri7t-">Evol Dev</text:span>, 13:15–27.
  </text:p>
          <text:p text:style-name="p-bibitem">
<t4htlink href="#XCampo-Paysaa:2011" name="XCampo-Paysaa:2011"/> Campo-Paysaa, F., Sémon, M., Cameron, R.<text:s/>A., Peterson, K.<text:s/>J., and Schubert,
  M. (2011b).   microrna complements in deuterostomes: origin and evolution of
  micrornas. <text:span text:style-name="ptmri7t-">Evolution &amp; Development</text:span>, 13(1):15–27.
  </text:p>
          <text:p text:style-name="p-bibitem">
<t4htlink href="#XCerutti:06" name="XCerutti:06"/> Cerutti,  H.  and  Casas-Mollano,  J.<text:s/>A.  (2006).    On  the  origin  and  functions  of
  RNA-mediated silencing: from protists to man. <text:span text:style-name="ptmri7t-">Curr Genet</text:span>, 50:81–99.
  </text:p>
          <text:p text:style-name="p-bibitem">
<t4htlink href="#XChen:2005yq" name="XChen:2005yq"/> Chen, J.-F., Mandel, E.<text:s/>M., Thomson, J.<text:s/>M., Wu, Q., Callis, T.<text:s/>E., Hammond,
  S.<text:s/>M.,  Conlon,  F.<text:s/>L.,  and  Wang,  D.-Z.  (2005).     The  role  of  microRNA-1
                                                               

                                                               
  and microRNA-133 in skeletal muscle proliferation and differentiation.  <text:span text:style-name="ptmri7t-">Nature</text:span>
  <text:span text:style-name="ptmri7t-">Genetics</text:span>, 38:228–233.
  </text:p>
          <text:p text:style-name="p-bibitem">
<t4htlink href="#XChen2014" name="XChen2014"/> Chen,  J.<text:s/>S.,  Gumbayan,  A.<text:s/>M.,  Zeller,  R.<text:s/>W.,  and  Mahaffy,  J.<text:s/>M.  (2014).
  An   Expanded   Notch-Delta   Model   Exhibiting   Long-Range   Patterning   and
  Incorporating MicroRNA Regulation. <text:span text:style-name="ptmri7t-">PLoS Computational Biology</text:span>, 10(6).
  </text:p>
          <text:p text:style-name="p-bibitem">
<t4htlink href="#XChen4943" name="XChen4943"/> Chen, J.<text:s/>S., Pedro, M.<text:s/>S., and Zeller, R.<text:s/>W. (2011). mir-124 function during ciona
  intestinalis neuronal development includes extensive interaction with the notch
  signaling pathway. <text:span text:style-name="ptmri7t-">Development</text:span>, 138(22):4943–4953.
  </text:p>
          <text:p text:style-name="p-bibitem">
<t4htlink href="#XCheng:2009qf" name="XCheng:2009qf"/> Cheng,  L.-C.,  Pastrana,  E.,  Tavazoie,  M.,  and  Doetsch,  F.  (2009).     mir-124
  regulates adult neurogenesis in the subventricular zone stem cell niche.  <text:span text:style-name="ptmri7t-">Nature</text:span>
  <text:span text:style-name="ptmri7t-">Neuroscience</text:span>, 12:399–408.
  </text:p>
          <text:p text:style-name="p-bibitem">
<t4htlink href="#XClark:2010" name="XClark:2010"/> Clark,  A.<text:s/>M.,  Goldstein,  L.<text:s/>D.,  Tevlin,  M.,  Tavaré,  S.,  Shaham,  S.,  and
  Miska,  E.<text:s/>A.  (2010).   The  microrna  mir-124  controls  gene  expression  in  the
  sensory  nervous  system  of  caenorhabditis  elegans.    <text:span text:style-name="ptmri7t-">Nucleic  Acids  Research</text:span>,
  38(11):3780–3793.
  </text:p>
          <text:p text:style-name="p-bibitem">
<t4htlink href="#XCollier:1996" name="XCollier:1996"/> Collier,  J.<text:s/>R.,  Monk,  N.<text:s/>A.,  Maini,  P.<text:s/>K.,  and  Lewis,  J.<text:s/>H.  (1996).    Pattern
  formation   by   lateral   inhibition   with   feedback:   a   mathematical   model   of
  delta-notch intercellular signalling. <text:span text:style-name="ptmri7t-">Journal of Theoretical Biology</text:span>, 183(4):429 –
  446.
  </text:p>
          <text:p text:style-name="p-bibitem">
<t4htlink href="#XDai:09" name="XDai:09"/> Dai,  Z.,  Chen,  Z.,  Ye,  H.,  Zhou,  L.,  Cao,  L.,  Wang,  Y.,  Peng,  S.,  and  Chen,  L.
  (2009). Characterization of microRNAs in cephalochordates reveals a correlation
  between   microRNA   repertoire   homology   and   morphological   similarity   in
  chordate evolution. <text:span text:style-name="ptmri7t-">Evol Dev.</text:span>, 11:41–49.
  </text:p>
          <text:p text:style-name="p-bibitem">
<t4htlink href="#XDelsuc:2017" name="XDelsuc:2017"/> Delsuc,  F.,  Philippe,  H.,  Tsagkogeorga,  G.,  Simion,  P.,  Tilak,  M.-K.,  Turon,
  X.,  Lopez-Legentil,  S.,  Piette,  J.,  Lemaire,  P.,  and  Douzery,  E.  J.<text:s/>P.  (2017).
  A  phylogenomic  framework  and  timescale  for  comparative  genomics  and
  evolutionary developmental biology of tunicates. <text:span text:style-name="ptmri7t-">bioRxiv</text:span>.
  </text:p>
          <text:p text:style-name="p-bibitem">
<t4htlink href="#XDenoeud1381" name="XDenoeud1381"/> Denoeud, F., Henriet, S., Mungpakdee, S., Aury, J.-M., Da<text:s/>Silva, C., Brinkmann,
  H., Mikhaleva, J., Olsen, L.<text:s/>C., Jubin, C., Cañestro, C., Bouquet, J.-M., Danks,
  G.,  Poulain,  J.,  Campsteijn,  C.,  Adamski,  M.,  Cross,  I.,  Yadetie,  F.,  Muffato,
  M.,  Louis,  A.,  Butcher,  S.,  Tsagkogeorga,  G.,  Konrad,  A.,  Singh,  S.,  Jensen,
  M.<text:s/>F.,  Cong,  E.<text:s/>H.,  Eikeseth-Otteraa,  H.,  Noel,  B.,  Anthouard,  V.,  Porcel,
  B.<text:s/>M., Kachouri-Lafond, R., Nishino, A., Ugolini, M., Chourrout, P., Nishida,
  H., Aasland, R., Huzurbazar, S., Westhof, E., Delsuc, F., Lehrach, H., Reinhardt,
  R.,  Weissenbach,  J.,  Roy,  S.<text:s/>W.,  Artiguenave,  F.,  Postlethwait,  J.<text:s/>H.,  Manak,
  J.<text:s/>R.,  Thompson,  E.<text:s/>M.,  Jaillon,  O.,  Du<text:s/>Pasquier,  L.,  Boudinot,  P.,  Liberles,
  D.<text:s/>A., Volff, J.-N., Philippe, H., Lenhard, B., Crollius, H.<text:s/>R., Wincker, P., and
                                                               

                                                               
  Chourrout,  D.  (2010).   Plasticity  of  animal  genome  architecture  unmasked  by
  rapid evolution of a pelagic tunicate. <text:span text:style-name="ptmri7t-">Science</text:span>, 330(6009):1381–1385.
  </text:p>
          <text:p text:style-name="p-bibitem">
<t4htlink href="#XFriedlaender:12" name="XFriedlaender:12"/> Friedländer,  M.<text:s/>R.,  Mackowiak,  S.<text:s/>D.,  Li,  N.,  Chen,  W.,  and  Rajewsky,  N.
  (2012). miRDeep2 accurately identifies known and hundreds of novel microRNA
  genes in seven animal clades. <text:span text:style-name="ptmri7t-">Nucleic Acids Res.</text:span>, 40:37–52.
  </text:p>
          <text:p text:style-name="p-bibitem">
<t4htlink href="#XFu:08" name="XFu:08"/> Fu, X., Adamski, M., and Thompson, E.<text:s/>M. (2008).  Altered miRNA repertoire in
  the simplified chordate, <text:span text:style-name="Emphasis"><text:span text:style-name="ptmri7t-">Oikopleura dioica</text:span></text:span>. <text:span text:style-name="ptmri7t-">Mol.</text:span><text:span text:style-name="ptmri7t-"><text:s/>Biol.</text:span><text:span text:style-name="ptmri7t-"><text:s/>Evol.</text:span>, 25:1067–1080.
  </text:p>
          <text:p text:style-name="p-bibitem">
<t4htlink href="#XGalderisi:2003rt" name="XGalderisi:2003rt"/> Galderisi, U., Jori, F.<text:s/>P., and Giordano, A. (2003). Cell cycle regulation and neural
  differentiation. <text:span text:style-name="ptmri7t-">Oncogene</text:span>, 22:5208–5219.
  </text:p>
          <text:p text:style-name="p-bibitem">
<t4htlink href="#XGanot2004" name="XGanot2004"/> Ganot, P., Kallesøe, T., Reinhardt, R., Chourrout, D., and Thompson, E.<text:s/>M. (2004).
  Spliced-leader rna trans splicing in a chordate, oikopleura dioica, with a compact
  genome. <text:span text:style-name="ptmri7t-">Molecular and Cellular Biology</text:span>, 24(17):7795–7805.
  </text:p>
          <text:p text:style-name="p-bibitem">
<t4htlink href="#XGriffiths-Jones2011" name="XGriffiths-Jones2011"/> Griffiths-Jones,  S.,  Hui,  J.  H.<text:s/>L.,  Marco,  A.,  and  Ronshaugen,  M.  (2011).
  MicroRNA evolution by arm switching. <text:span text:style-name="ptmri7t-">EMBO reports</text:span>, 12(2):172–177.
  </text:p>
          <text:p text:style-name="p-bibitem">
<t4htlink href="#XHeimberg:10" name="XHeimberg:10"/> Heimberg, A.<text:s/>M., Cowper-Sal<!--l. 198--><draw:frame draw:style-name="mml-inline" draw:name="mobj-115" text:anchor-type="as-char" draw:z-index="0"><draw:object xlink:href="./tunicates_ncrna-m115" xlink:type="simple" xlink:show="embed" xlink:actuate="onLoad"/></draw:frame> lari,
  R.,  Sémon,  M.,  Donoghue,  P.<text:s/>C.,  and  Peterson,  K.<text:s/>J.  (2010).    MicroRNAs
  reveal  the  interrelationships  of  hagfish,  lampreys,  and  gnathostomes  and  the
  nature of the ancestral vertebrate. <text:span text:style-name="ptmri7t-">Proc. Natl. Acad. Sci. USA</text:span>, 107:19379–19383.
  </text:p>
          <text:p text:style-name="p-bibitem">
<t4htlink href="#XHeimberg:08" name="XHeimberg:08"/> Heimberg, A.<text:s/>M., Sempere, L.<text:s/>F., Moy, V.<text:s/>N., Donoghue, P. C.<text:s/>J., and Peterson,
  K. (2007).  MicroRNAs and the advent of vertebrate morphological complexity.
  <text:span text:style-name="ptmri7t-">Proc. Natl. Acad. Sci. USA</text:span>, 105:2946–2950.
  </text:p>
          <text:p text:style-name="p-bibitem">
<t4htlink href="#XHendrix2010" name="XHendrix2010"/> Hendrix, D., Levine, M., and Shi, W. (2010).  miRTRAP, a computational method
  for  the  systematic  identification  of  miRNAs  from  high  throughput  sequencing
  data. <text:span text:style-name="ptmri7t-">Genome Biol</text:span>, 11(4):R39.
  </text:p>
          <text:p text:style-name="p-bibitem">
<t4htlink href="#XHertel:12a" name="XHertel:12a"/> Hertel, J., Bartschat, S., Wintsche, A., Otto, C., The Students of the Bioinformatics
  Computer Lab 2011, and Stadler, P.<text:s/>F. (2012).  Evolution of the let-7 microRNA
  family. <text:span text:style-name="ptmri7t-">RNA Biology</text:span>, 9:231–241.
  </text:p>
          <text:p text:style-name="p-bibitem">
<t4htlink href="#XHertel:06a" name="XHertel:06a"/> Hertel, J., Lindemeyer, M., Missal, K., Fried, C., Tanzer, A., Flamm, C., Hofacker,
  I.<text:s/>L., Stadler, P.<text:s/>F., and The Students of Bioinformatics Computer Labs 2004
  and 2005 (2006).  The expansion of the metazoan microRNA repertoire.  <text:span text:style-name="ptmri7t-">BMC</text:span>
  <text:span text:style-name="ptmri7t-">Genomics</text:span>, 7:15 [epub].
  </text:p>
          <text:p text:style-name="p-bibitem">
<t4htlink href="#XHertel:15a" name="XHertel:15a"/> Hertel, J. and Stadler, P.<text:s/>F. (2015).  The expansion of animal microRNA families
  revisited. <text:span text:style-name="ptmri7t-">Life</text:span>, 5:905–920.
                                                               

                                                               
  </text:p>
          <text:p text:style-name="p-bibitem">
<t4htlink href="#XHolland2015" name="XHolland2015"/> Holland, L.<text:s/>Z. (2015).  Genomics, evolution and development of amphioxus and
  tunicates: The Goldilocks principle.
  </text:p>
          <text:p text:style-name="p-bibitem">
<t4htlink href="#XIkuta:2005" name="XIkuta:2005"/> Ikuta, T. and Saiga, H. (2005).   Organization of hox genes in ascidians: Present,
  past, and future. <text:span text:style-name="ptmri7t-">Developmental Dynamics</text:span>, 233(2):382–389.
  </text:p>
          <text:p text:style-name="p-bibitem">
<t4htlink href="#XJoyceTang2013" name="XJoyceTang2013"/> Joyce Tang, W., Chen, J.<text:s/>S., and Zeller, R.<text:s/>W. (2013).  Transcriptional regulation
  of the peripheral nervous system in Ciona intestinalis.  <text:span text:style-name="ptmri7t-">Developmental Biology</text:span>,
  378(2):183–193.
  </text:p>
          <text:p text:style-name="p-bibitem">
<t4htlink href="#XJue2016" name="XJue2016"/> Jue,  N.<text:s/>K.,  Batta-Lona,  P.<text:s/>G.,  Trusiak,  S.,  Obergfell,  C.,  Bucklin,  A.,  O’neill,
  M.<text:s/>J., and O’neill, R.<text:s/>J. (2016).  Rapid evolutionary rates and unique genomic
  signatures discovered in the first reference genome for the southern ocean salp,
  salpa  thompsoni  (Urochordata,  Thaliacea).    <text:span text:style-name="ptmri7t-">Genome  Biology  and  Evolution</text:span>,
  8(10):3171–3186.
  </text:p>
          <text:p text:style-name="p-bibitem">
<t4htlink href="#XKeshavan2010" name="XKeshavan2010"/> Keshavan, R., Virata, M., Keshavan, A., and Zeller, R.<text:s/>W. (2010).  Computational
  identification    of    Ciona    intestinalis    microRNAs.          <text:span text:style-name="ptmri7t-">Zoological    Science</text:span>,
  27(2):162–170.
  </text:p>
          <text:p text:style-name="p-bibitem">
<t4htlink href="#XKnapp:2013" name="XKnapp:2013"/> Knapp, D., Schulz, H., Rascon, C.<text:s/>A., Volkmer, M., Scholz, J., Nacu, E., Le, M.,
  Novozhilov, S., Tazaki, A., Protze, S., Jacob, T., Hubner, N., Habermann, B., and
  Tanaka, E.<text:s/>M. (2013).  Comparative transcriptional profiling of the axolotl limb
  identifies a tripartite regeneration-specific gene program. <text:span text:style-name="ptmri7t-">PLOS ONE</text:span>, 8(5):1–20.
  </text:p>
          <text:p text:style-name="p-bibitem">
<t4htlink href="#XKocot:2018" name="XKocot:2018"/> Kocot,  K.<text:s/>M.,  Tassia,  M.<text:s/>G.,  Halanych,  K.<text:s/>M.,  and  Swalla,  B.<text:s/>J.  (2018).
  Phylogenomics  offers  resolution  of  major  tunicate  relationships.    <text:span text:style-name="ptmri7t-">Molecular</text:span>
  <text:span text:style-name="ptmri7t-">Phylogenetics and Evolution</text:span>, 121:166 – 173.
  </text:p>
          <text:p text:style-name="p-bibitem">
<t4htlink href="#XKusakabe2013" name="XKusakabe2013"/> Kusakabe, R., Tani, S., Nishitsuji, K., Shindo, M., Okamura, K., Miyamoto, Y.,
  Nakai, K., Suzuki, Y., Kusakabe, T.<text:s/>G., and Inoue, K. (2013).  Characterization
  of  the  compact  bicistronic  microRNA  precursor,  miR-1/miR-133,  expressed
  specifically in Ciona muscle tissues. <text:span text:style-name="ptmri7t-">Gene Expression Patterns</text:span>, 13(1-2):43–50.
  </text:p>
          <text:p text:style-name="p-bibitem">
<t4htlink href="#XLangenberger2009" name="XLangenberger2009"/> Langenberger, D., Bermudez-Santana, C., Hertel, J., Hoffmann, S., Khaitovich, P.,
  and Stadler, P.<text:s/>F. (2009).  Evidence for human microrna-offset rnas in small rna
  sequencing data. <text:span text:style-name="ptmri7t-">Bioinformatics</text:span>, 25(18):2298–2301.
  </text:p>
          <text:p text:style-name="p-bibitem">
<t4htlink href="#XLangenberger:10a" name="XLangenberger:10a"/> Langenberger, D., Bermudez-Santana, C., Stadler, P.<text:s/>F., and Hoffmann, S. (2010).
  Identification and classification of small RNAs in transcriptome sequence data.
  <text:span text:style-name="ptmri7t-">Pac.</text:span><text:span text:style-name="ptmri7t-"><text:s/>Symp.</text:span><text:span text:style-name="ptmri7t-"><text:s/>Biocomput.</text:span>, 15:80–87.
  </text:p>
          <text:p text:style-name="p-bibitem">
<t4htlink href="#XLangenberger:13a" name="XLangenberger:13a"/> Langenberger,  D.,  Çakir,  M.<text:s/>V.,  Hoffmann,  S.,  and  Stadler,  P.<text:s/>F.  (2012).
                                                               

                                                               
  Dicer-processed  small  RNAs:  Rules  and  exceptions.   <text:span text:style-name="ptmri7t-">J.  Exp.  Zool:  Mol.  Dev.</text:span>
  <text:span text:style-name="ptmri7t-">Evol.</text:span>, 320:35–46.
  </text:p>
          <text:p text:style-name="p-bibitem">
<t4htlink href="#XLee:07a" name="XLee:07a"/> Lee, C.<text:s/>T., Risom, T., and Strauss, W.<text:s/>M. (2007).  Evolutionary conservation of
  microRNA regulatory circuits: an examination of microrna gene complexity and
  conserved microRNA-target interactions through metazoan phylogeny. <text:span text:style-name="ptmri7t-">DNA Cell</text:span>
  <text:span text:style-name="ptmri7t-">Biol.</text:span>, 26:209–218.
  </text:p>
          <text:p text:style-name="p-bibitem">
<t4htlink href="#XShuLee1997" name="XShuLee1997"/> Lee, M. G.-S. and der Ploeg, L. H. T.<text:s/>V. (1997).  Transcription of protein-coding
  genes in trypanosomes by rna polymerase i.   <text:span text:style-name="ptmri7t-">Annual Review of Microbiology</text:span>,
  51(1):463–489. PMID: 9343357.
  </text:p>
          <text:p text:style-name="p-bibitem">
<t4htlink href="#XLegendre2005" name="XLegendre2005"/> Legendre, M., Lambert, A., and Gautheret, D. (2005).  Profile-based detection of
  microRNA precursors in animal genomes. <text:span text:style-name="ptmri7t-">Bioinformatics</text:span>, 21(7):841–845.
  </text:p>
          <text:p text:style-name="p-bibitem">
<t4htlink href="#XLiang:09" name="XLiang:09"/> Liang,  H.  and  Li,  W.  (2009).    Lowly  expressed  human  microrna  genes  evolve
  rapidly. <text:span text:style-name="ptmri7t-">Mol Biol Evol</text:span>, 26:1195–1198.
  </text:p>
          <text:p text:style-name="p-bibitem">
<t4htlink href="#XLin:06" name="XLin:06"/> Lin, S.-L., Miller, J.<text:s/>D., and Ying, S.-Y.<text:s/>Y. (2006). Intronic MicroRNA (miRNA).
  <text:span text:style-name="ptmri7t-">J Biomed Biotechnol.</text:span>, 2006:26818.
  </text:p>
          <text:p text:style-name="p-bibitem">
<t4htlink href="#XLu:08" name="XLu:08"/> Lu, J., Shen, Y., Wu, Q., Kumar, S., He, B., Shi, S., Carthew, R.<text:s/>W., Wang, S.<text:s/>M.,
  and Wu, C.<text:s/>I. (2008).  The birth and death of microRNA genes in <text:span text:style-name="Emphasis"><text:span text:style-name="ptmri7t-">Drosophila</text:span></text:span>.
  <text:span text:style-name="ptmri7t-">Nat Genet.</text:span>, 40:351–355.
  </text:p>
          <text:p text:style-name="p-bibitem">
<t4htlink href="#XLund:04" name="XLund:04"/> Lund, E., Güttinger, S., Calado, A., Dahlberg, J.<text:s/>E., and Kutay, U. (2004). Nuclear
  export of microRNA precursors. <text:span text:style-name="ptmri7t-">Science</text:span>, 303:95–98.
  </text:p>
          <text:p text:style-name="p-bibitem">
<t4htlink href="#XMarco:13" name="XMarco:13"/> Marco, A., Ninova, M., Ronshaugen, M., and Griffiths-Jones, S. (2013).  Clusters
  of microRNAs emerge by new hairpins in existing transcripts. <text:span text:style-name="ptmri7t-">Nucleic Acids Res</text:span>,
  41:7745–7752.
  </text:p>
          <text:p text:style-name="p-bibitem">
<t4htlink href="#XMaroney1995" name="XMaroney1995"/> Maroney, P.<text:s/>A., Denker, J.<text:s/>A., Darzynkiewicz, E., Laneve, R., and Nilsen, T.<text:s/>W.
  (1995). Most mrnas in the nematode ascaris lumbricoides are trans-spliced: a role
  for spliced leader addition in translational efficiency. <text:span text:style-name="ptmri7t-">RNA</text:span>, 1(7):714–723.
  </text:p>
          <text:p text:style-name="p-bibitem">
<t4htlink href="#XMCBEATH2004483" name="XMCBEATH2004483"/> McBeath,  R.,  Pirone,  D.<text:s/>M.,  Nelson,  C.<text:s/>M.,  Bhadriraju,  K.,  and  Chen,  C.<text:s/>S.
  (2004).    Cell  shape,  cytoskeletal  tension,  and  rhoa  regulate  stem  cell  lineage
  commitment. <text:span text:style-name="ptmri7t-">Developmental Cell</text:span>, 6(4):483 – 495.
  </text:p>
          <text:p text:style-name="p-bibitem">
<t4htlink href="#XMeiri2010" name="XMeiri2010"/> Meiri,  E.,  Levy,  A.,  Benjamin,  H.,  Ben-David,  M.,  Cohen,  L.,  Dov,  A.,  Dromi,
  N., Elyakim, E., Yerushalmi, N., Zion, O., Lithwick-Yanai, G., and Sitbon, E.
  (2010).   Discovery of micrornas and other small rnas in solid tumors.   <text:span text:style-name="ptmri7t-">Nucleic</text:span>
  <text:span text:style-name="ptmri7t-">Acids Research</text:span>, 38(18):6234–6246.
                                                               

                                                               
  </text:p>
          <text:p text:style-name="p-bibitem">
<t4htlink href="#XMeunier:12" name="XMeunier:12"/> Meunier, J., Lemoine, F., Soumillon, M., Liechti, A., Weier, M., Guschanski, K.,
  Hu, H., Khaitovich, P., and Kaessmann, H. (2012). Birth and expression evolution
  of mammalian microrna genes. <text:span text:style-name="ptmri7t-">Genome Res</text:span>, 23:34–45.
  </text:p>
          <text:p text:style-name="p-bibitem">
<t4htlink href="#XMissal2005" name="XMissal2005"/> Missal,  K.,  Rose,  D.,  and  Stadler,  P.<text:s/>F.  (2005).    Non-coding  RNAs  in  Ciona
  intestinalis. <text:span text:style-name="ptmri7t-">Bioinformatics</text:span>, 21(SUPPL. 2):77–78.
  </text:p>
          <text:p text:style-name="p-bibitem">
<t4htlink href="#XNawrocki:13" name="XNawrocki:13"/> Nawrocki,  E.<text:s/>P.  and  Eddy,  S.<text:s/>R.  (2013a).    Infernal  1.1:  100-fold  faster  RNA
  homology searches. <text:span text:style-name="ptmri7t-">Bioinformatics</text:span>, 29:2933–2935.
  </text:p>
          <text:p text:style-name="p-bibitem">
<t4htlink href="#XNawrocki:2013" name="XNawrocki:2013"/> Nawrocki,  E.<text:s/>P.  and  Eddy,  S.<text:s/>R.  (2013b).     Infernal  1.1:  100-fold  faster  rna
  homology searches. <text:span text:style-name="ptmri7t-">Bioinformatics</text:span>, 29(22):2933–2935.
  </text:p>
          <text:p text:style-name="p-bibitem">
<t4htlink href="#XBogu2013" name="XBogu2013"/> Ng,  S.-Y.,  Bogu,  G.<text:s/>K.,  Soh,  B.<text:s/>S.,  and  Stanton,  L.<text:s/>W.  (2013).     The  long
  noncoding rna rmst interacts with sox2 to regulate neurogenesis. <text:span text:style-name="ptmri7t-">Molecular Cell</text:span>,
  51(3):349–359.
  </text:p>
          <text:p text:style-name="p-bibitem">
<t4htlink href="#XNiwa:07" name="XNiwa:07"/> Niwa, R. and Slack, F.<text:s/>J. (2007).   The evolution of animal microRNA function.
  <text:span text:style-name="ptmri7t-">Curr Opin Genet Dev.</text:span>, 17:145–150.
  </text:p>
          <text:p text:style-name="p-bibitem">
<t4htlink href="#XNorden-Krichmar2007" name="XNorden-Krichmar2007"/> Norden-Krichmar, T.<text:s/>M., Holtz, J., Pasquinelli, A.<text:s/>E., and Gaasterland, T. (2007).
  Computational  prediction  and  experimental  validation  of  Ciona  intestinalis
  microRNA genes. <text:span text:style-name="ptmri7t-">BMC genomics</text:span>, 8(1):445.
  </text:p>
          <text:p text:style-name="p-bibitem">
<t4htlink href="#XPasquinelli2003" name="XPasquinelli2003"/> Pasquinelli,  A.<text:s/>E.,  McCoy,  A.,  Jimenez,  E.,  Salo,  E.,  Ruvkun,  G.,  Martindale,
  M.<text:s/>Q.,   and   Baguna,   J.   (2003).       Expression   of   the   22   nucleotide   let-7
  heterochronic RNA throughout the Metazoa: a role in life history evolution? <text:span text:style-name="ptmri7t-">Evol.</text:span>
  <text:span text:style-name="ptmri7t-">Dev.</text:span>, 5(4):372–378.
  </text:p>
          <text:p text:style-name="p-bibitem">
<t4htlink href="#XPasquinelli2000" name="XPasquinelli2000"/> Pasquinelli, a.<text:s/>E., Reinhart, B.<text:s/>J., Slack, F., Martindale, M.<text:s/>Q., Kuroda, M.<text:s/>I.,
  Maller,  B.,  Hayward,  D.<text:s/>C.,  Ball,  E.<text:s/>E.,  Degnan,  B.,  Müller,  P.,  Spring,  J.,
  Srinivasan,  a.,  Fishman,  M.,  Finnerty,  J.,  Corbo,  J.,  Levine,  M.,  Leahy,  P.,
  Davidson, E., and Ruvkun, G. (2000). Conservation of the sequence and temporal
  expression of let-7 heterochronic regulatory RNA. <text:span text:style-name="ptmri7t-">Nature</text:span>, 408(6808):86–89.
  </text:p>
          <text:p text:style-name="p-bibitem">
<t4htlink href="#XPeterson:09" name="XPeterson:09"/> Peterson,  K.<text:s/>J.,  Dietrich,  M.<text:s/>R.,  and  McPeek,  M.<text:s/>A.  (2009).     MicroRNAs
  and  metazoan  macroevolution:  insights  into  canalization,  complexity,  and  the
  Cambrian explosion. <text:span text:style-name="ptmri7t-">Bioessays</text:span>, 31:736–747.
  </text:p>
          <text:p text:style-name="p-bibitem">
<t4htlink href="#XPrice:11" name="XPrice:11"/> Price, N., Cartwright, R.<text:s/>A., Sabath, N., Graur, D., and Azevedo, R.<text:s/>B. (2011).
  Neutral evolution of robustness in drosophila microRNA precursors.   <text:span text:style-name="ptmri7t-">Mol Biol</text:span>
  <text:span text:style-name="ptmri7t-">Evol</text:span>, 28:2115–2123.
                                                               

                                                               
  </text:p>
          <text:p text:style-name="p-bibitem">
<t4htlink href="#XProchnik:07" name="XProchnik:07"/> Prochnik, S.<text:s/>E., Rokhsar, D.<text:s/>S., and Aboobaker, A.<text:s/>A. (2007).   Evidence for a
  microRNA expansion in the bilaterian ancestor. <text:span text:style-name="ptmri7t-">Dev Genes Evol.</text:span>, 217:73–77.
  </text:p>
          <text:p text:style-name="p-bibitem">
<t4htlink href="#XReinhart:2000mz" name="XReinhart:2000mz"/> Reinhart,  B.<text:s/>J.,  Slack,  F.<text:s/>J.,  Basson,  M.,  Pasquinelli,  A.<text:s/>E.,  Bettinger,  J.<text:s/>C.,
  Rougvie,  A.<text:s/>E.,  Horvitz,  H.<text:s/>R.,  and  Ruvkun,  G.  (2000).    The  21-nucleotide
  let-7  rna  regulates  developmental  timing  in  caenorhabditis  elegans.    <text:span text:style-name="ptmri7t-">Nature</text:span>,
  403:901–906.
  </text:p>
          <text:p text:style-name="p-bibitem">
<t4htlink href="#XSatou2008" name="XSatou2008"/> Satou,  Y.,  Mineta,  K.,  Ogasawara,  M.,  Sasakura,  Y.,  Shoguchi,  E.,  Ueno,  K.,
  Yamada, L., Matsumoto, J., Wasserscheid, J., Dewar, K., Wiley, G.<text:s/>B., Macmil,
  S.<text:s/>L.,  Roe,  B.<text:s/>A.,  Zeller,  R.<text:s/>W.,  Hastings,  K.<text:s/>E.,  Lemaire,  P.,  Lindquist,  E.,
  Endo,  T.,  Hotta,  K.,  and  Inaba,  K.  (2008).    Improved  genome  assembly  and
  evidence-based  global  gene  model  set  for  the  chordate  ciona  intestinalis:  new
  insight into intron and operon populations. <text:span text:style-name="ptmri7t-">Genome Biology</text:span>, 9(10):R152.
  </text:p>
          <text:p text:style-name="p-bibitem">
<t4htlink href="#XSempere:06" name="XSempere:06"/> Sempere, L.<text:s/>F., Cole, C.<text:s/>N., McPeek, M.<text:s/>A., and Peterson, K.<text:s/>J. (2006).   The
  phylogenetic  distribution  of  metazoan  microRNAs:  insights  into  evolutionary
  complexity and constraint. <text:span text:style-name="ptmri7t-">J Exp Zoolog B Mol Dev Evol.</text:span>, 306B:575–588.
  </text:p>
          <text:p text:style-name="p-bibitem">
<t4htlink href="#XSempere2004" name="XSempere2004"/> Sempere,  L.<text:s/>F.,  Freemantle,  S.,  Pitha-Rowe,  I.,  Moss,  E.,  Dmitrovsky,  E.,  and
  Ambros, V. (2004).   Expression profiling of mammalian micrornas uncovers a
  subset  of  brain-expressed  micrornas  with  possible  roles  in  murine  and  human
  neuronal differentiation. <text:span text:style-name="ptmri7t-">Genome Biology</text:span>, 5(3):R13.
  </text:p>
          <text:p text:style-name="p-bibitem">
<t4htlink href="#XShabalina:08" name="XShabalina:08"/> Shabalina, S.<text:s/>A. and Koonin, E.<text:s/>V. (2008).  Origins and evolution of eukaryotic
  RNA interference. <text:span text:style-name="ptmri7t-">Trends Ecol Evol.</text:span>, 23:578–587.
  </text:p>
          <text:p text:style-name="p-bibitem">
<t4htlink href="#XShi2009" name="XShi2009"/> Shi, W., Hendrix, D., Levine, M., and Haley, B. (2009).  A distinct class of small
  RNAs arises from pre-miRNA–proximal regions in a simple chordate.   <text:span text:style-name="ptmri7t-">Nature</text:span>
  <text:span text:style-name="ptmri7t-">Structural &amp; Molecular Biology</text:span>, 16(2):183–189.
  </text:p>
          <text:p text:style-name="p-bibitem">
<t4htlink href="#XSpina:2017" name="XSpina:2017"/> Spina,  E.<text:s/>J.,  Guzman,  E.,  Zhou,  H.,  Kosik,  K.<text:s/>S.,  and  Smith,  W.<text:s/>C.  (2017).
  A microrna-mrna expression network during oral siphon regeneration in ciona.
  <text:span text:style-name="ptmri7t-">Development</text:span>, 144(10):1787–1797.
  </text:p>
          <text:p text:style-name="p-bibitem">
<t4htlink href="#XSwalla1995" name="XSwalla1995"/> Swalla, B.<text:s/>J. and Jeffery, W.<text:s/>R. (1995).  A maternal RNA localized in the yellow
  crescent is segregated to the larval muscle cells during ascidian development.
  </text:p>
          <text:p text:style-name="p-bibitem">
<t4htlink href="#XTaft2010" name="XTaft2010"/> Taft,   R.<text:s/>J.,   Pang,   K.<text:s/>C.,   Mercer,   T.<text:s/>R.,   Dinger,   M.,   and   Mattick,   J.<text:s/>S.
  (2010).    Non-coding  rnas:  regulators  of  disease.    <text:span text:style-name="ptmri7t-">The  Journal  of  Pathology</text:span>,
  220(2):126–139.
  </text:p>
          <text:p text:style-name="p-bibitem">
<t4htlink href="#XTanzer:10a" name="XTanzer:10a"/> Tanzer, A., Riester, M., Hertel, J., Bermudez-Santana, C.<text:s/>I., Gorodkin, J., Hofacker,
  I.<text:s/>L., and Stadler, P.<text:s/>F. (2010).  Evolutionary genomics of microRNAs and their
                                                               

                                                               
  relatives.   In Caetano-Anolles, G., editor, <text:span text:style-name="ptmri7t-">Evolutionary Genomics and Systems</text:span>
  <text:span text:style-name="ptmri7t-">Biology</text:span>, pages 295–327. Wiley-Blackwell, Hoboken, NJ.
  </text:p>
          <text:p text:style-name="p-bibitem">
<t4htlink href="#XTanzer:04a" name="XTanzer:04a"/> Tanzer, A. and Stadler, P.<text:s/>F. (2004).  Molecular evolution of a microRNA cluster.
  <text:span text:style-name="ptmri7t-">J.</text:span><text:span text:style-name="ptmri7t-"><text:s/>Mol.</text:span><text:span text:style-name="ptmri7t-"><text:s/>Biol.</text:span>, 339:327–335.
  </text:p>
          <text:p text:style-name="p-bibitem">
<t4htlink href="#XTerai2012" name="XTerai2012"/> Terai, G., Okida, H., Asai, K., and Mituyama, T. (2012).  Prediction of Conserved
  Precursors of miRNAs and Their Mature Forms by Integrating Position-Specific
  Structural Features. <text:span text:style-name="ptmri7t-">PLoS ONE</text:span>, 7(9):1–11.
  </text:p>
          <text:p text:style-name="p-bibitem">
<t4htlink href="#XUmbach2010" name="XUmbach2010"/> Umbach,   J.<text:s/>L.   and   Cullen,   B.<text:s/>R.   (2010).      In-depth   analysis   of   kaposi’s
  sarcoma-associated  herpesvirus  microrna  expression  provides  insights  into  the
  mammalian microrna-processing machinery. <text:span text:style-name="ptmri7t-">Journal of Virology</text:span>, 84(2):695–703.
  </text:p>
          <text:p text:style-name="p-bibitem">
<t4htlink href="#XUMBACH2010592" name="XUMBACH2010592"/> Umbach, J.<text:s/>L., Strelow, L.<text:s/>I., Wong, S.<text:s/>W., and Cullen, B.<text:s/>R. (2010). Analysis of
  rhesus rhadinovirus micrornas expressed in virus-induced tumors from infected
  rhesus macaques. <text:span text:style-name="ptmri7t-">Virology</text:span>, 405(2):592 – 599.
  </text:p>
          <text:p text:style-name="p-bibitem">
<t4htlink href="#XVandenberghe2001" name="XVandenberghe2001"/> Vandenberghe, A.<text:s/>E., Meedel, T.<text:s/>H., and Hastings, K.<text:s/>E. (2001).  mrna 5-leader
  trans-splicing in the chordates. <text:span text:style-name="ptmri7t-">Genes &amp; Development</text:span>, 15(3):294–303.
  </text:p>
          <text:p text:style-name="p-bibitem">
<t4htlink href="#XVelandia-Huerto2016" name="XVelandia-Huerto2016"/> Velandia-Huerto,  C.<text:s/>A.,  Gittenberger,  A.<text:s/>A.,  Brown,  F.<text:s/>D.,  Stadler,  P.<text:s/>F.,  and
  Bermudez-Santana,  C.<text:s/>I.  (2016).   Automated  detection  of  ncrnas  in  the  draft
  genome sequence of a colonial tunicate: the carpet sea squirt didemnum vexillum.
  <text:span text:style-name="ptmri7t-">BMC Genomics</text:span>, 17:691.
  </text:p>
          <text:p text:style-name="p-bibitem">
<t4htlink href="#XWang2017" name="XWang2017"/> Wang,  K.,  Dantec,  C.,  Lemaire,  P.,  Onuma,  T.<text:s/>A.,  and  Nishida,  H.  (2017).
  Genome-wide survey of miRNAs and their evolutionary history in the ascidian,
  Halocynthia roretzi. <text:span text:style-name="ptmri7t-">BMC Genomics</text:span>, 18(1):314.
  </text:p>
          <text:p text:style-name="p-bibitem">
<t4htlink href="#XWheeler:09" name="XWheeler:09"/> Wheeler, B.<text:s/>M., Heimberg, A.<text:s/>M., Moy, V.<text:s/>N., Sperling, E.<text:s/>A., Holstein, T.<text:s/>W.,
  Heber,  S.,  and  Peterson,  K.<text:s/>J.  (2009).      The  deep  evolution  of  metazoan
  microRNAs. <text:span text:style-name="ptmri7t-">Evol. Dev.</text:span>, 11:50–68.
  </text:p>
          <text:p text:style-name="p-bibitem">
<t4htlink href="#XWill2007" name="XWill2007"/> Will,  S.,  Reiche,  K.,  Hofacker,  I.<text:s/>L.,  Stadler,  P.<text:s/>F.,  and  Backofen,  R.  (2007).
  Inferring  noncoding  RNA  families  and  classes  by  means  of  genome-scale
  structure-based clustering. <text:span text:style-name="ptmri7t-">PLoS Computational Biology</text:span>, 3(4):680–691.
  </text:p>
          <text:p text:style-name="p-bibitem">
<t4htlink href="#XYagi2003" name="XYagi2003"/> Yagi,  K.,  Satou,  Y.,  Mazet,  F.,  Shimeld,  S.<text:s/>M.,  Degnan,  B.,  Rokhsar,  D.,
  Levine,  M.,  Kohara,  Y.,  and  Satoh,  N.  (2003).     A  genomewide  survey  of
  developmentally  relevant  genes  in  ciona  intestinalis.   <text:span text:style-name="ptmri7t-">Development  Genes  and</text:span>
  <text:span text:style-name="ptmri7t-">Evolution</text:span>, 213(5):235–244.
  </text:p>
          <text:p text:style-name="p-bibitem">
<t4htlink href="#XZhao2016" name="XZhao2016"/> Zhao, J., Schnitzler, G.<text:s/>R., Iyer, L.<text:s/>K., Aronovitz, M.<text:s/>J., Baur, W.<text:s/>E., and Karas,
                                                               

                                                               
  R.<text:s/>H. (2016).  Microrna-offset rna alters gene expression and cell proliferation.
  <text:span text:style-name="ptmri7t-">PLOS ONE</text:span>, 11(6):1–16.
  </text:p>
          <text:p text:style-name="p-bibitem">
<t4htlink href="#XZhao2018" name="XZhao2018"/> Zhao, Y., Cong, L., and Lukiw, W.<text:s/>J. (2018). Plant and animal micrornas (mirnas)
  and their potential for inter-kingdom communication.   <text:span text:style-name="ptmri7t-">Cellular and Molecular</text:span>
  <text:span text:style-name="ptmri7t-">Neurobiology</text:span>, 38(1):133–140.
  </text:p>
        </text:index-body>
      </text:bibliography>
      <!--end of section*-->
      <!--end of section-->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tunicates_ncrna.tex, options: xhtml,ooffice,html,refcaption 
(http://www.cse.ohio-state.edu/~gurari/TeX4ht/)  
</meta:initial-creator>
    <meta:generator>TeX4ht from tunicates_ncrna.tex, options: xhtml,ooffice,html,refcaption 
(http://www.cse.ohio-state.edu/~gurari/TeX4ht/)  
</meta:generator>
    <meta:creation-date>2018-03-04 22:47:00</meta:creation-date>
    <dc:date>2018-03-04 22:47:00</dc:date>
  </office:meta>
</office:document-meta>
</file>

<file path=tunicates_ncrna-m10/content.xml><?xml version="1.0" encoding="utf-8"?>
<!DOCTYPE math  PUBLIC '-//W3C//DTD MathML 2.0//EN'  'math.dtd'>
<?xtpipes file="oo-math.4xt" ?>
<!-- tunicates_ncrna-m10 by TeX4ht from tunicates_ncrna.tex line 286 2009-06-11-09:32 
(http://www.cse.ohio-state.edu/~gurari/TeX4ht/) -->
<math:math xmlns:math="http://www.w3.org/1998/Math/MathML" xmlns:xlink="http://www.w3.org/1999/xlink">
  <math:mn>5</math:mn>
  <math:mn>8</math:mn>
</math:math>
</file>

<file path=tunicates_ncrna-m100/content.xml><?xml version="1.0" encoding="utf-8"?>
<!DOCTYPE math  PUBLIC '-//W3C//DTD MathML 2.0//EN'  'math.dtd'>
<?xtpipes file="oo-math.4xt" ?>
<!-- tunicates_ncrna-m100 by TeX4ht from tunicates_ncrna.tex line 729 2009-06-11-09:32 
(http://www.cse.ohio-state.edu/~gurari/TeX4ht/) -->
<math:math xmlns:math="http://www.w3.org/1998/Math/MathML" xmlns:xlink="http://www.w3.org/1999/xlink">
  <math:mn>4</math:mn>
  <math:mn>1</math:mn>
  <math:mn>5</math:mn>
  <math:mn>6</math:mn>
  <math:mn>7</math:mn>
  <math:mn>8</math:mn>
  <math:mn>2</math:mn>
</math:math>
</file>

<file path=tunicates_ncrna-m102/content.xml><?xml version="1.0" encoding="utf-8"?>
<!DOCTYPE math  PUBLIC '-//W3C//DTD MathML 2.0//EN'  'math.dtd'>
<?xtpipes file="oo-math.4xt" ?>
<!-- tunicates_ncrna-m102 by TeX4ht from tunicates_ncrna.tex line 852 2009-06-11-09:32 
(http://www.cse.ohio-state.edu/~gurari/TeX4ht/) -->
<math:math xmlns:math="http://www.w3.org/1998/Math/MathML" xmlns:xlink="http://www.w3.org/1999/xlink">
  <math:mn>8</math:mn>
  <math:mn>5</math:mn>
  <math:mn>0</math:mn>
</math:math>
</file>

<file path=tunicates_ncrna-m103/content.xml><?xml version="1.0" encoding="utf-8"?>
<!DOCTYPE math  PUBLIC '-//W3C//DTD MathML 2.0//EN'  'math.dtd'>
<?xtpipes file="oo-math.4xt" ?>
<!-- tunicates_ncrna-m103 by TeX4ht from tunicates_ncrna.tex line 891 2009-06-11-09:32 
(http://www.cse.ohio-state.edu/~gurari/TeX4ht/) -->
<math:math xmlns:math="http://www.w3.org/1998/Math/MathML" xmlns:xlink="http://www.w3.org/1999/xlink">
  <math:mn>5</math:mn>
  <math:mn>5</math:mn>
</math:math>
</file>

<file path=tunicates_ncrna-m104/content.xml><?xml version="1.0" encoding="utf-8"?>
<!DOCTYPE math  PUBLIC '-//W3C//DTD MathML 2.0//EN'  'math.dtd'>
<?xtpipes file="oo-math.4xt" ?>
<!-- tunicates_ncrna-m104 by TeX4ht from tunicates_ncrna.tex line 891 2009-06-11-09:32 
(http://www.cse.ohio-state.edu/~gurari/TeX4ht/) -->
<math:math xmlns:math="http://www.w3.org/1998/Math/MathML" xmlns:xlink="http://www.w3.org/1999/xlink">
  <math:mn>1</math:mn>
  <math:mn>0</math:mn>
</math:math>
</file>

<file path=tunicates_ncrna-m105/content.xml><?xml version="1.0" encoding="utf-8"?>
<!DOCTYPE math  PUBLIC '-//W3C//DTD MathML 2.0//EN'  'math.dtd'>
<?xtpipes file="oo-math.4xt" ?>
<!-- tunicates_ncrna-m105 by TeX4ht from tunicates_ncrna.tex line 900 2009-06-11-09:32 
(http://www.cse.ohio-state.edu/~gurari/TeX4ht/) -->
<math:math xmlns:math="http://www.w3.org/1998/Math/MathML" xmlns:xlink="http://www.w3.org/1999/xlink">
  <math:mn>6</math:mn>
</math:math>
</file>

<file path=tunicates_ncrna-m106/content.xml><?xml version="1.0" encoding="utf-8"?>
<!DOCTYPE math  PUBLIC '-//W3C//DTD MathML 2.0//EN'  'math.dtd'>
<?xtpipes file="oo-math.4xt" ?>
<!-- tunicates_ncrna-m106 by TeX4ht from tunicates_ncrna.tex line 901 2009-06-11-09:32 
(http://www.cse.ohio-state.edu/~gurari/TeX4ht/) -->
<math:math xmlns:math="http://www.w3.org/1998/Math/MathML" xmlns:xlink="http://www.w3.org/1999/xlink">
  <math:mn>6</math:mn>
</math:math>
</file>

<file path=tunicates_ncrna-m107/content.xml><?xml version="1.0" encoding="utf-8"?>
<!DOCTYPE math  PUBLIC '-//W3C//DTD MathML 2.0//EN'  'math.dtd'>
<?xtpipes file="oo-math.4xt" ?>
<!-- tunicates_ncrna-m107 by TeX4ht from tunicates_ncrna.tex line 928 2009-06-11-09:32 
(http://www.cse.ohio-state.edu/~gurari/TeX4ht/) -->
<math:math xmlns:math="http://www.w3.org/1998/Math/MathML" xmlns:xlink="http://www.w3.org/1999/xlink">
  <math:mn>4</math:mn>
  <math:mn>9</math:mn>
</math:math>
</file>

<file path=tunicates_ncrna-m108/content.xml><?xml version="1.0" encoding="utf-8"?>
<!DOCTYPE math  PUBLIC '-//W3C//DTD MathML 2.0//EN'  'math.dtd'>
<?xtpipes file="oo-math.4xt" ?>
<!-- tunicates_ncrna-m108 by TeX4ht from tunicates_ncrna.tex line 936 2009-06-11-09:32 
(http://www.cse.ohio-state.edu/~gurari/TeX4ht/) -->
<math:math xmlns:math="http://www.w3.org/1998/Math/MathML" xmlns:xlink="http://www.w3.org/1999/xlink">
  <math:mn>2</math:mn>
  <math:mn>0</math:mn>
</math:math>
</file>

<file path=tunicates_ncrna-m109/content.xml><?xml version="1.0" encoding="utf-8"?>
<!DOCTYPE math  PUBLIC '-//W3C//DTD MathML 2.0//EN'  'math.dtd'>
<?xtpipes file="oo-math.4xt" ?>
<!-- tunicates_ncrna-m109 by TeX4ht from tunicates_ncrna.tex line 954 2009-06-11-09:32 
(http://www.cse.ohio-state.edu/~gurari/TeX4ht/) -->
<math:math xmlns:math="http://www.w3.org/1998/Math/MathML" xmlns:xlink="http://www.w3.org/1999/xlink">
  <math:mn>7</math:mn>
  <math:mn>8</math:mn>
</math:math>
</file>

<file path=tunicates_ncrna-m11/content.xml><?xml version="1.0" encoding="utf-8"?>
<!DOCTYPE math  PUBLIC '-//W3C//DTD MathML 2.0//EN'  'math.dtd'>
<?xtpipes file="oo-math.4xt" ?>
<!-- tunicates_ncrna-m11 by TeX4ht from tunicates_ncrna.tex line 302 2009-06-11-09:32 
(http://www.cse.ohio-state.edu/~gurari/TeX4ht/) -->
<math:math xmlns:math="http://www.w3.org/1998/Math/MathML" xmlns:xlink="http://www.w3.org/1999/xlink">
  <math:mn>1</math:mn>
  <math:mn>8</math:mn>
</math:math>
</file>

<file path=tunicates_ncrna-m110/content.xml><?xml version="1.0" encoding="utf-8"?>
<!DOCTYPE math  PUBLIC '-//W3C//DTD MathML 2.0//EN'  'math.dtd'>
<?xtpipes file="oo-math.4xt" ?>
<!-- tunicates_ncrna-m110 by TeX4ht from tunicates_ncrna.tex line 988 2009-06-11-09:32 
(http://www.cse.ohio-state.edu/~gurari/TeX4ht/) -->
<math:math xmlns:math="http://www.w3.org/1998/Math/MathML" xmlns:xlink="http://www.w3.org/1999/xlink">
  <math:mn>1</math:mn>
  <math:mspace width="0em"/>
  <math:mn>0</math:mn>
  <math:mn>0</math:mn>
  <math:mn>0</math:mn>
</math:math>
</file>

<file path=tunicates_ncrna-m111/content.xml><?xml version="1.0" encoding="utf-8"?>
<!DOCTYPE math  PUBLIC '-//W3C//DTD MathML 2.0//EN'  'math.dtd'>
<?xtpipes file="oo-math.4xt" ?>
<!-- tunicates_ncrna-m111 by TeX4ht from tunicates_ncrna.tex line 996 2009-06-11-09:32 
(http://www.cse.ohio-state.edu/~gurari/TeX4ht/) -->
<math:math xmlns:math="http://www.w3.org/1998/Math/MathML" xmlns:xlink="http://www.w3.org/1999/xlink">
  <math:mn>9</math:mn>
</math:math>
</file>

<file path=tunicates_ncrna-m112/content.xml><?xml version="1.0" encoding="utf-8"?>
<!DOCTYPE math  PUBLIC '-//W3C//DTD MathML 2.0//EN'  'math.dtd'>
<?xtpipes file="oo-math.4xt" ?>
<!-- tunicates_ncrna-m112 by TeX4ht from tunicates_ncrna.tex line 996 2009-06-11-09:32 
(http://www.cse.ohio-state.edu/~gurari/TeX4ht/) -->
<math:math xmlns:math="http://www.w3.org/1998/Math/MathML" xmlns:xlink="http://www.w3.org/1999/xlink">
  <math:mn>9</math:mn>
</math:math>
</file>

<file path=tunicates_ncrna-m113/content.xml><?xml version="1.0" encoding="utf-8"?>
<!DOCTYPE math  PUBLIC '-//W3C//DTD MathML 2.0//EN'  'math.dtd'>
<?xtpipes file="oo-math.4xt" ?>
<!-- tunicates_ncrna-m113 by TeX4ht from tunicates_ncrna.tex line 1021 2009-06-11-09:32 
(http://www.cse.ohio-state.edu/~gurari/TeX4ht/) -->
<math:math xmlns:math="http://www.w3.org/1998/Math/MathML" xmlns:xlink="http://www.w3.org/1999/xlink">
  <math:mn>1</math:mn>
  <math:mn>6</math:mn>
</math:math>
</file>

<file path=tunicates_ncrna-m114/content.xml><?xml version="1.0" encoding="utf-8"?>
<!DOCTYPE math  PUBLIC '-//W3C//DTD MathML 2.0//EN'  'math.dtd'>
<?xtpipes file="oo-math.4xt" ?>
<!-- tunicates_ncrna-m114 by TeX4ht from tunicates_ncrna.tex line 1021 2009-06-11-09:32 
(http://www.cse.ohio-state.edu/~gurari/TeX4ht/) -->
<math:math xmlns:math="http://www.w3.org/1998/Math/MathML" xmlns:xlink="http://www.w3.org/1999/xlink">
  <math:mn>4</math:mn>
  <math:mn>1</math:mn>
</math:math>
</file>

<file path=tunicates_ncrna-m115/content.xml><?xml version="1.0" encoding="utf-8"?>
<!DOCTYPE math  PUBLIC '-//W3C//DTD MathML 2.0//EN'  'math.dtd'>
<?xtpipes file="oo-math.4xt" ?>
<!-- tunicates_ncrna-m115 by TeX4ht from tunicates_ncrna.tex line 198 2009-06-11-09:32 
(http://www.cse.ohio-state.edu/~gurari/TeX4ht/) -->
<math:math xmlns:math="http://www.w3.org/1998/Math/MathML" xmlns:xlink="http://www.w3.org/1999/xlink">
  <math:mo>⋅</math:mo>
</math:math>
</file>

<file path=tunicates_ncrna-m12/content.xml><?xml version="1.0" encoding="utf-8"?>
<!DOCTYPE math  PUBLIC '-//W3C//DTD MathML 2.0//EN'  'math.dtd'>
<?xtpipes file="oo-math.4xt" ?>
<!-- tunicates_ncrna-m12 by TeX4ht from tunicates_ncrna.tex line 303 2009-06-11-09:32 
(http://www.cse.ohio-state.edu/~gurari/TeX4ht/) -->
<math:math xmlns:math="http://www.w3.org/1998/Math/MathML" xmlns:xlink="http://www.w3.org/1999/xlink">
  <math:mn>1</math:mn>
  <math:mn>4</math:mn>
</math:math>
</file>

<file path=tunicates_ncrna-m13/content.xml><?xml version="1.0" encoding="utf-8"?>
<!DOCTYPE math  PUBLIC '-//W3C//DTD MathML 2.0//EN'  'math.dtd'>
<?xtpipes file="oo-math.4xt" ?>
<!-- tunicates_ncrna-m13 by TeX4ht from tunicates_ncrna.tex line 325 2009-06-11-09:32 
(http://www.cse.ohio-state.edu/~gurari/TeX4ht/) -->
<math:math xmlns:math="http://www.w3.org/1998/Math/MathML" xmlns:xlink="http://www.w3.org/1999/xlink">
  <math:mn>3</math:mn>
  <math:mn>0</math:mn>
  <math:mn>6</math:mn>
  <math:mn>6</math:mn>
</math:math>
</file>

<file path=tunicates_ncrna-m14/content.xml><?xml version="1.0" encoding="utf-8"?>
<!DOCTYPE math  PUBLIC '-//W3C//DTD MathML 2.0//EN'  'math.dtd'>
<?xtpipes file="oo-math.4xt" ?>
<!-- tunicates_ncrna-m14 by TeX4ht from tunicates_ncrna.tex line 326 2009-06-11-09:32 
(http://www.cse.ohio-state.edu/~gurari/TeX4ht/) -->
<math:math xmlns:math="http://www.w3.org/1998/Math/MathML" xmlns:xlink="http://www.w3.org/1999/xlink">
  <math:mn>5</math:mn>
  <math:mn>5</math:mn>
</math:math>
</file>

<file path=tunicates_ncrna-m15/content.xml><?xml version="1.0" encoding="utf-8"?>
<!DOCTYPE math  PUBLIC '-//W3C//DTD MathML 2.0//EN'  'math.dtd'>
<?xtpipes file="oo-math.4xt" ?>
<!-- tunicates_ncrna-m15 by TeX4ht from tunicates_ncrna.tex line 366 2009-06-11-09:32 
(http://www.cse.ohio-state.edu/~gurari/TeX4ht/) -->
<math:math xmlns:math="http://www.w3.org/1998/Math/MathML" xmlns:xlink="http://www.w3.org/1999/xlink">
  <math:mn>8</math:mn>
  <math:mn>0</math:mn>
</math:math>
</file>

<file path=tunicates_ncrna-m16/content.xml><?xml version="1.0" encoding="utf-8"?>
<!DOCTYPE math  PUBLIC '-//W3C//DTD MathML 2.0//EN'  'math.dtd'>
<?xtpipes file="oo-math.4xt" ?>
<!-- tunicates_ncrna-m16 by TeX4ht from tunicates_ncrna.tex line 372 2009-06-11-09:32 
(http://www.cse.ohio-state.edu/~gurari/TeX4ht/) -->
<math:math xmlns:math="http://www.w3.org/1998/Math/MathML" xmlns:xlink="http://www.w3.org/1999/xlink">
  <math:mn>1</math:mn>
  <math:mn>2</math:mn>
</math:math>
</file>

<file path=tunicates_ncrna-m17/content.xml><?xml version="1.0" encoding="utf-8"?>
<!DOCTYPE math  PUBLIC '-//W3C//DTD MathML 2.0//EN'  'math.dtd'>
<?xtpipes file="oo-math.4xt" ?>
<!-- tunicates_ncrna-m17 by TeX4ht from tunicates_ncrna.tex line 375 2009-06-11-09:32 
(http://www.cse.ohio-state.edu/~gurari/TeX4ht/) -->
<math:math xmlns:math="http://www.w3.org/1998/Math/MathML" xmlns:xlink="http://www.w3.org/1999/xlink">
  <math:mn>4</math:mn>
  <math:mn>5</math:mn>
  <math:mn>8</math:mn>
</math:math>
</file>

<file path=tunicates_ncrna-m18/content.xml><?xml version="1.0" encoding="utf-8"?>
<!DOCTYPE math  PUBLIC '-//W3C//DTD MathML 2.0//EN'  'math.dtd'>
<?xtpipes file="oo-math.4xt" ?>
<!-- tunicates_ncrna-m18 by TeX4ht from tunicates_ncrna.tex line 377 2009-06-11-09:32 
(http://www.cse.ohio-state.edu/~gurari/TeX4ht/) -->
<math:math xmlns:math="http://www.w3.org/1998/Math/MathML" xmlns:xlink="http://www.w3.org/1999/xlink">
  <math:mn>2</math:mn>
  <math:mn>4</math:mn>
  <math:mn>4</math:mn>
</math:math>
</file>

<file path=tunicates_ncrna-m19/content.xml><?xml version="1.0" encoding="utf-8"?>
<!DOCTYPE math  PUBLIC '-//W3C//DTD MathML 2.0//EN'  'math.dtd'>
<?xtpipes file="oo-math.4xt" ?>
<!-- tunicates_ncrna-m19 by TeX4ht from tunicates_ncrna.tex line 377 2009-06-11-09:32 
(http://www.cse.ohio-state.edu/~gurari/TeX4ht/) -->
<math:math xmlns:math="http://www.w3.org/1998/Math/MathML" xmlns:xlink="http://www.w3.org/1999/xlink">
  <math:mn>4</math:mn>
  <math:mn>5</math:mn>
  <math:mn>8</math:mn>
</math:math>
</file>

<file path=tunicates_ncrna-m20/content.xml><?xml version="1.0" encoding="utf-8"?>
<!DOCTYPE math  PUBLIC '-//W3C//DTD MathML 2.0//EN'  'math.dtd'>
<?xtpipes file="oo-math.4xt" ?>
<!-- tunicates_ncrna-m20 by TeX4ht from tunicates_ncrna.tex line 380 2009-06-11-09:32 
(http://www.cse.ohio-state.edu/~gurari/TeX4ht/) -->
<math:math xmlns:math="http://www.w3.org/1998/Math/MathML" xmlns:xlink="http://www.w3.org/1999/xlink">
  <math:mn>3</math:mn>
  <math:mn>0</math:mn>
  <math:mn>0</math:mn>
</math:math>
</file>

<file path=tunicates_ncrna-m21/content.xml><?xml version="1.0" encoding="utf-8"?>
<!DOCTYPE math  PUBLIC '-//W3C//DTD MathML 2.0//EN'  'math.dtd'>
<?xtpipes file="oo-math.4xt" ?>
<!-- tunicates_ncrna-m21 by TeX4ht from tunicates_ncrna.tex line 381 2009-06-11-09:32 
(http://www.cse.ohio-state.edu/~gurari/TeX4ht/) -->
<math:math xmlns:math="http://www.w3.org/1998/Math/MathML" xmlns:xlink="http://www.w3.org/1999/xlink">
  <math:mn>3</math:mn>
  <math:mn>9</math:mn>
</math:math>
</file>

<file path=tunicates_ncrna-m22/content.xml><?xml version="1.0" encoding="utf-8"?>
<!DOCTYPE math  PUBLIC '-//W3C//DTD MathML 2.0//EN'  'math.dtd'>
<?xtpipes file="oo-math.4xt" ?>
<!-- tunicates_ncrna-m22 by TeX4ht from tunicates_ncrna.tex line 388 2009-06-11-09:32 
(http://www.cse.ohio-state.edu/~gurari/TeX4ht/) -->
<math:math xmlns:math="http://www.w3.org/1998/Math/MathML" xmlns:xlink="http://www.w3.org/1999/xlink">
  <math:mn>4</math:mn>
  <math:mn>0</math:mn>
  <math:mn>0</math:mn>
</math:math>
</file>

<file path=tunicates_ncrna-m23/content.xml><?xml version="1.0" encoding="utf-8"?>
<!DOCTYPE math  PUBLIC '-//W3C//DTD MathML 2.0//EN'  'math.dtd'>
<?xtpipes file="oo-math.4xt" ?>
<!-- tunicates_ncrna-m23 by TeX4ht from tunicates_ncrna.tex line 396 2009-06-11-09:32 
(http://www.cse.ohio-state.edu/~gurari/TeX4ht/) -->
<math:math xmlns:math="http://www.w3.org/1998/Math/MathML" xmlns:xlink="http://www.w3.org/1999/xlink">
  <math:mn>9</math:mn>
  <math:mn>8</math:mn>
  <math:mo>.</math:mo>
  <math:mn>6</math:mn>
</math:math>
</file>

<file path=tunicates_ncrna-m24/content.xml><?xml version="1.0" encoding="utf-8"?>
<!DOCTYPE math  PUBLIC '-//W3C//DTD MathML 2.0//EN'  'math.dtd'>
<?xtpipes file="oo-math.4xt" ?>
<!-- tunicates_ncrna-m24 by TeX4ht from tunicates_ncrna.tex line 396 2009-06-11-09:32 
(http://www.cse.ohio-state.edu/~gurari/TeX4ht/) -->
<math:math xmlns:math="http://www.w3.org/1998/Math/MathML" xmlns:xlink="http://www.w3.org/1999/xlink">
  <math:mn>9</math:mn>
  <math:mn>9</math:mn>
  <math:mo>.</math:mo>
  <math:mn>9</math:mn>
</math:math>
</file>

<file path=tunicates_ncrna-m25/content.xml><?xml version="1.0" encoding="utf-8"?>
<!DOCTYPE math  PUBLIC '-//W3C//DTD MathML 2.0//EN'  'math.dtd'>
<?xtpipes file="oo-math.4xt" ?>
<!-- tunicates_ncrna-m25 by TeX4ht from tunicates_ncrna.tex line 398 2009-06-11-09:32 
(http://www.cse.ohio-state.edu/~gurari/TeX4ht/) -->
<math:math xmlns:math="http://www.w3.org/1998/Math/MathML" xmlns:xlink="http://www.w3.org/1999/xlink">
  <math:mn>3</math:mn>
  <math:mn>1</math:mn>
  <math:mn>3</math:mn>
</math:math>
</file>

<file path=tunicates_ncrna-m26/content.xml><?xml version="1.0" encoding="utf-8"?>
<!DOCTYPE math  PUBLIC '-//W3C//DTD MathML 2.0//EN'  'math.dtd'>
<?xtpipes file="oo-math.4xt" ?>
<!-- tunicates_ncrna-m26 by TeX4ht from tunicates_ncrna.tex line 398 2009-06-11-09:32 
(http://www.cse.ohio-state.edu/~gurari/TeX4ht/) -->
<math:math xmlns:math="http://www.w3.org/1998/Math/MathML" xmlns:xlink="http://www.w3.org/1999/xlink">
  <math:mn>1</math:mn>
  <math:mn>2</math:mn>
  <math:mn>7</math:mn>
</math:math>
</file>

<file path=tunicates_ncrna-m27/content.xml><?xml version="1.0" encoding="utf-8"?>
<!DOCTYPE math  PUBLIC '-//W3C//DTD MathML 2.0//EN'  'math.dtd'>
<?xtpipes file="oo-math.4xt" ?>
<!-- tunicates_ncrna-m27 by TeX4ht from tunicates_ncrna.tex line 423 2009-06-11-09:32 
(http://www.cse.ohio-state.edu/~gurari/TeX4ht/) -->
<math:math xmlns:math="http://www.w3.org/1998/Math/MathML" xmlns:xlink="http://www.w3.org/1999/xlink">
  <math:mn>5</math:mn>
  <math:mn>7</math:mn>
</math:math>
</file>

<file path=tunicates_ncrna-m28/content.xml><?xml version="1.0" encoding="utf-8"?>
<!DOCTYPE math  PUBLIC '-//W3C//DTD MathML 2.0//EN'  'math.dtd'>
<?xtpipes file="oo-math.4xt" ?>
<!-- tunicates_ncrna-m28 by TeX4ht from tunicates_ncrna.tex line 424 2009-06-11-09:32 
(http://www.cse.ohio-state.edu/~gurari/TeX4ht/) -->
<math:math xmlns:math="http://www.w3.org/1998/Math/MathML" xmlns:xlink="http://www.w3.org/1999/xlink">
  <math:mn>1</math:mn>
  <math:mn>0</math:mn>
  <math:mn>0</math:mn>
</math:math>
</file>

<file path=tunicates_ncrna-m29/content.xml><?xml version="1.0" encoding="utf-8"?>
<!DOCTYPE math  PUBLIC '-//W3C//DTD MathML 2.0//EN'  'math.dtd'>
<?xtpipes file="oo-math.4xt" ?>
<!-- tunicates_ncrna-m29 by TeX4ht from tunicates_ncrna.tex line 433 2009-06-11-09:32 
(http://www.cse.ohio-state.edu/~gurari/TeX4ht/) -->
<math:math xmlns:math="http://www.w3.org/1998/Math/MathML" xmlns:xlink="http://www.w3.org/1999/xlink">
  <math:mn>3</math:mn>
  <math:mn>1</math:mn>
  <math:mn>9</math:mn>
</math:math>
</file>

<file path=tunicates_ncrna-m3/content.xml><?xml version="1.0" encoding="utf-8"?>
<!DOCTYPE math  PUBLIC '-//W3C//DTD MathML 2.0//EN'  'math.dtd'>
<?xtpipes file="oo-math.4xt" ?>
<!-- tunicates_ncrna-m3 by TeX4ht from tunicates_ncrna.tex line 97 2009-06-11-09:32 
(http://www.cse.ohio-state.edu/~gurari/TeX4ht/) -->
<math:math xmlns:math="http://www.w3.org/1998/Math/MathML" xmlns:xlink="http://www.w3.org/1999/xlink"> </math:math>
</file>

<file path=tunicates_ncrna-m31/content.xml><?xml version="1.0" encoding="utf-8"?>
<!DOCTYPE math  PUBLIC '-//W3C//DTD MathML 2.0//EN'  'math.dtd'>
<?xtpipes file="oo-math.4xt" ?>
<!-- tunicates_ncrna-m31 by TeX4ht from tunicates_ncrna.tex line 491 2009-06-11-09:32 
(http://www.cse.ohio-state.edu/~gurari/TeX4ht/) -->
<math:math xmlns:math="http://www.w3.org/1998/Math/MathML" xmlns:xlink="http://www.w3.org/1999/xlink">
  <math:mn>2</math:mn>
  <math:mn>1</math:mn>
  <math:mn>6</math:mn>
  <math:mn>7</math:mn>
  <math:mn>4</math:mn>
  <math:mn>4</math:mn>
</math:math>
</file>

<file path=tunicates_ncrna-m32/content.xml><?xml version="1.0" encoding="utf-8"?>
<!DOCTYPE math  PUBLIC '-//W3C//DTD MathML 2.0//EN'  'math.dtd'>
<?xtpipes file="oo-math.4xt" ?>
<!-- tunicates_ncrna-m32 by TeX4ht from tunicates_ncrna.tex line 491 2009-06-11-09:32 
(http://www.cse.ohio-state.edu/~gurari/TeX4ht/) -->
<math:math xmlns:math="http://www.w3.org/1998/Math/MathML" xmlns:xlink="http://www.w3.org/1999/xlink">
  <math:mn>2</math:mn>
  <math:mn>2</math:mn>
  <math:mn>0</math:mn>
  <math:mn>3</math:mn>
  <math:mn>5</math:mn>
  <math:mn>1</math:mn>
</math:math>
</file>

<file path=tunicates_ncrna-m33/content.xml><?xml version="1.0" encoding="utf-8"?>
<!DOCTYPE math  PUBLIC '-//W3C//DTD MathML 2.0//EN'  'math.dtd'>
<?xtpipes file="oo-math.4xt" ?>
<!-- tunicates_ncrna-m33 by TeX4ht from tunicates_ncrna.tex line 491 2009-06-11-09:32 
(http://www.cse.ohio-state.edu/~gurari/TeX4ht/) -->
<math:math xmlns:math="http://www.w3.org/1998/Math/MathML" xmlns:xlink="http://www.w3.org/1999/xlink">
  <math:mn>3</math:mn>
  <math:mn>6</math:mn>
  <math:mn>0</math:mn>
  <math:mn>7</math:mn>
</math:math>
</file>

<file path=tunicates_ncrna-m34/content.xml><?xml version="1.0" encoding="utf-8"?>
<!DOCTYPE math  PUBLIC '-//W3C//DTD MathML 2.0//EN'  'math.dtd'>
<?xtpipes file="oo-math.4xt" ?>
<!-- tunicates_ncrna-m34 by TeX4ht from tunicates_ncrna.tex line 491 2009-06-11-09:32 
(http://www.cse.ohio-state.edu/~gurari/TeX4ht/) -->
<math:math xmlns:math="http://www.w3.org/1998/Math/MathML" xmlns:xlink="http://www.w3.org/1999/xlink">
  <math:mn>5</math:mn>
</math:math>
</file>

<file path=tunicates_ncrna-m35/content.xml><?xml version="1.0" encoding="utf-8"?>
<!DOCTYPE math  PUBLIC '-//W3C//DTD MathML 2.0//EN'  'math.dtd'>
<?xtpipes file="oo-math.4xt" ?>
<!-- tunicates_ncrna-m35 by TeX4ht from tunicates_ncrna.tex line 493 2009-06-11-09:32 
(http://www.cse.ohio-state.edu/~gurari/TeX4ht/) -->
<math:math xmlns:math="http://www.w3.org/1998/Math/MathML" xmlns:xlink="http://www.w3.org/1999/xlink">
  <math:mn>2</math:mn>
  <math:mn>2</math:mn>
  <math:mn>2</math:mn>
  <math:mn>2</math:mn>
  <math:mn>8</math:mn>
  <math:mn>5</math:mn>
  <math:mn>7</math:mn>
</math:math>
</file>

<file path=tunicates_ncrna-m36/content.xml><?xml version="1.0" encoding="utf-8"?>
<!DOCTYPE math  PUBLIC '-//W3C//DTD MathML 2.0//EN'  'math.dtd'>
<?xtpipes file="oo-math.4xt" ?>
<!-- tunicates_ncrna-m36 by TeX4ht from tunicates_ncrna.tex line 493 2009-06-11-09:32 
(http://www.cse.ohio-state.edu/~gurari/TeX4ht/) -->
<math:math xmlns:math="http://www.w3.org/1998/Math/MathML" xmlns:xlink="http://www.w3.org/1999/xlink">
  <math:mn>2</math:mn>
  <math:mn>2</math:mn>
  <math:mn>2</math:mn>
  <math:mn>3</math:mn>
  <math:mn>7</math:mn>
  <math:mn>1</math:mn>
  <math:mn>4</math:mn>
</math:math>
</file>

<file path=tunicates_ncrna-m37/content.xml><?xml version="1.0" encoding="utf-8"?>
<!DOCTYPE math  PUBLIC '-//W3C//DTD MathML 2.0//EN'  'math.dtd'>
<?xtpipes file="oo-math.4xt" ?>
<!-- tunicates_ncrna-m37 by TeX4ht from tunicates_ncrna.tex line 493 2009-06-11-09:32 
(http://www.cse.ohio-state.edu/~gurari/TeX4ht/) -->
<math:math xmlns:math="http://www.w3.org/1998/Math/MathML" xmlns:xlink="http://www.w3.org/1999/xlink">
  <math:mn>8</math:mn>
  <math:mn>5</math:mn>
  <math:mn>7</math:mn>
</math:math>
</file>

<file path=tunicates_ncrna-m38/content.xml><?xml version="1.0" encoding="utf-8"?>
<!DOCTYPE math  PUBLIC '-//W3C//DTD MathML 2.0//EN'  'math.dtd'>
<?xtpipes file="oo-math.4xt" ?>
<!-- tunicates_ncrna-m38 by TeX4ht from tunicates_ncrna.tex line 493 2009-06-11-09:32 
(http://www.cse.ohio-state.edu/~gurari/TeX4ht/) -->
<math:math xmlns:math="http://www.w3.org/1998/Math/MathML" xmlns:xlink="http://www.w3.org/1999/xlink">
  <math:mn>6</math:mn>
</math:math>
</file>

<file path=tunicates_ncrna-m39/content.xml><?xml version="1.0" encoding="utf-8"?>
<!DOCTYPE math  PUBLIC '-//W3C//DTD MathML 2.0//EN'  'math.dtd'>
<?xtpipes file="oo-math.4xt" ?>
<!-- tunicates_ncrna-m39 by TeX4ht from tunicates_ncrna.tex line 496 2009-06-11-09:32 
(http://www.cse.ohio-state.edu/~gurari/TeX4ht/) -->
<math:math xmlns:math="http://www.w3.org/1998/Math/MathML" xmlns:xlink="http://www.w3.org/1999/xlink">
  <math:mn>4</math:mn>
  <math:mn>0</math:mn>
  <math:mn>0</math:mn>
  <math:mn>0</math:mn>
  <math:mn>3</math:mn>
</math:math>
</file>

<file path=tunicates_ncrna-m40/content.xml><?xml version="1.0" encoding="utf-8"?>
<!DOCTYPE math  PUBLIC '-//W3C//DTD MathML 2.0//EN'  'math.dtd'>
<?xtpipes file="oo-math.4xt" ?>
<!-- tunicates_ncrna-m40 by TeX4ht from tunicates_ncrna.tex line 496 2009-06-11-09:32 
(http://www.cse.ohio-state.edu/~gurari/TeX4ht/) -->
<math:math xmlns:math="http://www.w3.org/1998/Math/MathML" xmlns:xlink="http://www.w3.org/1999/xlink">
  <math:mn>4</math:mn>
  <math:mn>1</math:mn>
  <math:mn>3</math:mn>
  <math:mn>2</math:mn>
  <math:mn>0</math:mn>
</math:math>
</file>

<file path=tunicates_ncrna-m41/content.xml><?xml version="1.0" encoding="utf-8"?>
<!DOCTYPE math  PUBLIC '-//W3C//DTD MathML 2.0//EN'  'math.dtd'>
<?xtpipes file="oo-math.4xt" ?>
<!-- tunicates_ncrna-m41 by TeX4ht from tunicates_ncrna.tex line 496 2009-06-11-09:32 
(http://www.cse.ohio-state.edu/~gurari/TeX4ht/) -->
<math:math xmlns:math="http://www.w3.org/1998/Math/MathML" xmlns:xlink="http://www.w3.org/1999/xlink">
  <math:mn>1</math:mn>
  <math:mn>3</math:mn>
  <math:mn>1</math:mn>
  <math:mn>7</math:mn>
</math:math>
</file>

<file path=tunicates_ncrna-m42/content.xml><?xml version="1.0" encoding="utf-8"?>
<!DOCTYPE math  PUBLIC '-//W3C//DTD MathML 2.0//EN'  'math.dtd'>
<?xtpipes file="oo-math.4xt" ?>
<!-- tunicates_ncrna-m42 by TeX4ht from tunicates_ncrna.tex line 496 2009-06-11-09:32 
(http://www.cse.ohio-state.edu/~gurari/TeX4ht/) -->
<math:math xmlns:math="http://www.w3.org/1998/Math/MathML" xmlns:xlink="http://www.w3.org/1999/xlink">
  <math:mn>2</math:mn>
</math:math>
</file>

<file path=tunicates_ncrna-m43/content.xml><?xml version="1.0" encoding="utf-8"?>
<!DOCTYPE math  PUBLIC '-//W3C//DTD MathML 2.0//EN'  'math.dtd'>
<?xtpipes file="oo-math.4xt" ?>
<!-- tunicates_ncrna-m43 by TeX4ht from tunicates_ncrna.tex line 498 2009-06-11-09:32 
(http://www.cse.ohio-state.edu/~gurari/TeX4ht/) -->
<math:math xmlns:math="http://www.w3.org/1998/Math/MathML" xmlns:xlink="http://www.w3.org/1999/xlink">
  <math:mn>7</math:mn>
</math:math>
</file>

<file path=tunicates_ncrna-m44/content.xml><?xml version="1.0" encoding="utf-8"?>
<!DOCTYPE math  PUBLIC '-//W3C//DTD MathML 2.0//EN'  'math.dtd'>
<?xtpipes file="oo-math.4xt" ?>
<!-- tunicates_ncrna-m44 by TeX4ht from tunicates_ncrna.tex line 498 2009-06-11-09:32 
(http://www.cse.ohio-state.edu/~gurari/TeX4ht/) -->
<math:math xmlns:math="http://www.w3.org/1998/Math/MathML" xmlns:xlink="http://www.w3.org/1999/xlink">
  <math:mn>4</math:mn>
  <math:mn>1</math:mn>
  <math:mn>5</math:mn>
  <math:mn>3</math:mn>
  <math:mn>2</math:mn>
  <math:mn>8</math:mn>
  <math:mn>4</math:mn>
</math:math>
</file>

<file path=tunicates_ncrna-m45/content.xml><?xml version="1.0" encoding="utf-8"?>
<!DOCTYPE math  PUBLIC '-//W3C//DTD MathML 2.0//EN'  'math.dtd'>
<?xtpipes file="oo-math.4xt" ?>
<!-- tunicates_ncrna-m45 by TeX4ht from tunicates_ncrna.tex line 498 2009-06-11-09:32 
(http://www.cse.ohio-state.edu/~gurari/TeX4ht/) -->
<math:math xmlns:math="http://www.w3.org/1998/Math/MathML" xmlns:xlink="http://www.w3.org/1999/xlink">
  <math:mn>4</math:mn>
  <math:mn>1</math:mn>
  <math:mn>5</math:mn>
  <math:mn>6</math:mn>
  <math:mn>7</math:mn>
  <math:mn>8</math:mn>
  <math:mn>2</math:mn>
</math:math>
</file>

<file path=tunicates_ncrna-m46/content.xml><?xml version="1.0" encoding="utf-8"?>
<!DOCTYPE math  PUBLIC '-//W3C//DTD MathML 2.0//EN'  'math.dtd'>
<?xtpipes file="oo-math.4xt" ?>
<!-- tunicates_ncrna-m46 by TeX4ht from tunicates_ncrna.tex line 498 2009-06-11-09:32 
(http://www.cse.ohio-state.edu/~gurari/TeX4ht/) -->
<math:math xmlns:math="http://www.w3.org/1998/Math/MathML" xmlns:xlink="http://www.w3.org/1999/xlink">
  <math:mn>3</math:mn>
  <math:mn>4</math:mn>
  <math:mn>9</math:mn>
  <math:mn>8</math:mn>
</math:math>
</file>

<file path=tunicates_ncrna-m47/content.xml><?xml version="1.0" encoding="utf-8"?>
<!DOCTYPE math  PUBLIC '-//W3C//DTD MathML 2.0//EN'  'math.dtd'>
<?xtpipes file="oo-math.4xt" ?>
<!-- tunicates_ncrna-m47 by TeX4ht from tunicates_ncrna.tex line 498 2009-06-11-09:32 
(http://www.cse.ohio-state.edu/~gurari/TeX4ht/) -->
<math:math xmlns:math="http://www.w3.org/1998/Math/MathML" xmlns:xlink="http://www.w3.org/1999/xlink">
  <math:mn>2</math:mn>
  <math:mn>3</math:mn>
</math:math>
</file>

<file path=tunicates_ncrna-m48/content.xml><?xml version="1.0" encoding="utf-8"?>
<!DOCTYPE math  PUBLIC '-//W3C//DTD MathML 2.0//EN'  'math.dtd'>
<?xtpipes file="oo-math.4xt" ?>
<!-- tunicates_ncrna-m48 by TeX4ht from tunicates_ncrna.tex line 504 2009-06-11-09:32 
(http://www.cse.ohio-state.edu/~gurari/TeX4ht/) -->
<math:math xmlns:math="http://www.w3.org/1998/Math/MathML" xmlns:xlink="http://www.w3.org/1999/xlink">
  <math:mn>3</math:mn>
  <math:mn>9</math:mn>
  <math:mn>2</math:mn>
  <math:mn>4</math:mn>
  <math:mn>7</math:mn>
  <math:mn>8</math:mn>
  <math:mn>3</math:mn>
</math:math>
</file>

<file path=tunicates_ncrna-m49/content.xml><?xml version="1.0" encoding="utf-8"?>
<!DOCTYPE math  PUBLIC '-//W3C//DTD MathML 2.0//EN'  'math.dtd'>
<?xtpipes file="oo-math.4xt" ?>
<!-- tunicates_ncrna-m49 by TeX4ht from tunicates_ncrna.tex line 504 2009-06-11-09:32 
(http://www.cse.ohio-state.edu/~gurari/TeX4ht/) -->
<math:math xmlns:math="http://www.w3.org/1998/Math/MathML" xmlns:xlink="http://www.w3.org/1999/xlink">
  <math:mn>3</math:mn>
  <math:mn>9</math:mn>
  <math:mn>2</math:mn>
  <math:mn>5</math:mn>
  <math:mn>3</math:mn>
  <math:mn>3</math:mn>
  <math:mn>6</math:mn>
</math:math>
</file>

<file path=tunicates_ncrna-m50/content.xml><?xml version="1.0" encoding="utf-8"?>
<!DOCTYPE math  PUBLIC '-//W3C//DTD MathML 2.0//EN'  'math.dtd'>
<?xtpipes file="oo-math.4xt" ?>
<!-- tunicates_ncrna-m50 by TeX4ht from tunicates_ncrna.tex line 504 2009-06-11-09:32 
(http://www.cse.ohio-state.edu/~gurari/TeX4ht/) -->
<math:math xmlns:math="http://www.w3.org/1998/Math/MathML" xmlns:xlink="http://www.w3.org/1999/xlink">
  <math:mn>5</math:mn>
  <math:mn>5</math:mn>
  <math:mn>3</math:mn>
</math:math>
</file>

<file path=tunicates_ncrna-m51/content.xml><?xml version="1.0" encoding="utf-8"?>
<!DOCTYPE math  PUBLIC '-//W3C//DTD MathML 2.0//EN'  'math.dtd'>
<?xtpipes file="oo-math.4xt" ?>
<!-- tunicates_ncrna-m51 by TeX4ht from tunicates_ncrna.tex line 504 2009-06-11-09:32 
(http://www.cse.ohio-state.edu/~gurari/TeX4ht/) -->
<math:math xmlns:math="http://www.w3.org/1998/Math/MathML" xmlns:xlink="http://www.w3.org/1999/xlink">
  <math:mn>3</math:mn>
</math:math>
</file>

<file path=tunicates_ncrna-m52/content.xml><?xml version="1.0" encoding="utf-8"?>
<!DOCTYPE math  PUBLIC '-//W3C//DTD MathML 2.0//EN'  'math.dtd'>
<?xtpipes file="oo-math.4xt" ?>
<!-- tunicates_ncrna-m52 by TeX4ht from tunicates_ncrna.tex line 506 2009-06-11-09:32 
(http://www.cse.ohio-state.edu/~gurari/TeX4ht/) -->
<math:math xmlns:math="http://www.w3.org/1998/Math/MathML" xmlns:xlink="http://www.w3.org/1999/xlink">
  <math:mn>1</math:mn>
  <math:mn>3</math:mn>
  <math:mn>3</math:mn>
  <math:mn>5</math:mn>
  <math:mn>3</math:mn>
  <math:mn>7</math:mn>
  <math:mn>5</math:mn>
</math:math>
</file>

<file path=tunicates_ncrna-m53/content.xml><?xml version="1.0" encoding="utf-8"?>
<!DOCTYPE math  PUBLIC '-//W3C//DTD MathML 2.0//EN'  'math.dtd'>
<?xtpipes file="oo-math.4xt" ?>
<!-- tunicates_ncrna-m53 by TeX4ht from tunicates_ncrna.tex line 506 2009-06-11-09:32 
(http://www.cse.ohio-state.edu/~gurari/TeX4ht/) -->
<math:math xmlns:math="http://www.w3.org/1998/Math/MathML" xmlns:xlink="http://www.w3.org/1999/xlink">
  <math:mn>1</math:mn>
  <math:mn>3</math:mn>
  <math:mn>3</math:mn>
  <math:mn>6</math:mn>
  <math:mn>4</math:mn>
  <math:mn>8</math:mn>
  <math:mn>7</math:mn>
</math:math>
</file>

<file path=tunicates_ncrna-m54/content.xml><?xml version="1.0" encoding="utf-8"?>
<!DOCTYPE math  PUBLIC '-//W3C//DTD MathML 2.0//EN'  'math.dtd'>
<?xtpipes file="oo-math.4xt" ?>
<!-- tunicates_ncrna-m54 by TeX4ht from tunicates_ncrna.tex line 506 2009-06-11-09:32 
(http://www.cse.ohio-state.edu/~gurari/TeX4ht/) -->
<math:math xmlns:math="http://www.w3.org/1998/Math/MathML" xmlns:xlink="http://www.w3.org/1999/xlink">
  <math:mn>1</math:mn>
  <math:mn>1</math:mn>
  <math:mn>1</math:mn>
  <math:mn>2</math:mn>
</math:math>
</file>

<file path=tunicates_ncrna-m55/content.xml><?xml version="1.0" encoding="utf-8"?>
<!DOCTYPE math  PUBLIC '-//W3C//DTD MathML 2.0//EN'  'math.dtd'>
<?xtpipes file="oo-math.4xt" ?>
<!-- tunicates_ncrna-m55 by TeX4ht from tunicates_ncrna.tex line 506 2009-06-11-09:32 
(http://www.cse.ohio-state.edu/~gurari/TeX4ht/) -->
<math:math xmlns:math="http://www.w3.org/1998/Math/MathML" xmlns:xlink="http://www.w3.org/1999/xlink">
  <math:mn>3</math:mn>
</math:math>
</file>

<file path=tunicates_ncrna-m56/content.xml><?xml version="1.0" encoding="utf-8"?>
<!DOCTYPE math  PUBLIC '-//W3C//DTD MathML 2.0//EN'  'math.dtd'>
<?xtpipes file="oo-math.4xt" ?>
<!-- tunicates_ncrna-m56 by TeX4ht from tunicates_ncrna.tex line 508 2009-06-11-09:32 
(http://www.cse.ohio-state.edu/~gurari/TeX4ht/) -->
<math:math xmlns:math="http://www.w3.org/1998/Math/MathML" xmlns:xlink="http://www.w3.org/1999/xlink">
  <math:mn>4</math:mn>
</math:math>
</file>

<file path=tunicates_ncrna-m57/content.xml><?xml version="1.0" encoding="utf-8"?>
<!DOCTYPE math  PUBLIC '-//W3C//DTD MathML 2.0//EN'  'math.dtd'>
<?xtpipes file="oo-math.4xt" ?>
<!-- tunicates_ncrna-m57 by TeX4ht from tunicates_ncrna.tex line 508 2009-06-11-09:32 
(http://www.cse.ohio-state.edu/~gurari/TeX4ht/) -->
<math:math xmlns:math="http://www.w3.org/1998/Math/MathML" xmlns:xlink="http://www.w3.org/1999/xlink">
  <math:mn>2</math:mn>
  <math:mn>8</math:mn>
  <math:mn>7</math:mn>
  <math:mn>3</math:mn>
  <math:mn>8</math:mn>
  <math:mn>5</math:mn>
  <math:mn>5</math:mn>
  <math:mn>6</math:mn>
</math:math>
</file>

<file path=tunicates_ncrna-m58/content.xml><?xml version="1.0" encoding="utf-8"?>
<!DOCTYPE math  PUBLIC '-//W3C//DTD MathML 2.0//EN'  'math.dtd'>
<?xtpipes file="oo-math.4xt" ?>
<!-- tunicates_ncrna-m58 by TeX4ht from tunicates_ncrna.tex line 508 2009-06-11-09:32 
(http://www.cse.ohio-state.edu/~gurari/TeX4ht/) -->
<math:math xmlns:math="http://www.w3.org/1998/Math/MathML" xmlns:xlink="http://www.w3.org/1999/xlink">
  <math:mn>2</math:mn>
  <math:mn>8</math:mn>
  <math:mn>7</math:mn>
  <math:mn>5</math:mn>
  <math:mn>4</math:mn>
  <math:mn>8</math:mn>
  <math:mn>9</math:mn>
  <math:mn>1</math:mn>
</math:math>
</file>

<file path=tunicates_ncrna-m59/content.xml><?xml version="1.0" encoding="utf-8"?>
<!DOCTYPE math  PUBLIC '-//W3C//DTD MathML 2.0//EN'  'math.dtd'>
<?xtpipes file="oo-math.4xt" ?>
<!-- tunicates_ncrna-m59 by TeX4ht from tunicates_ncrna.tex line 508 2009-06-11-09:32 
(http://www.cse.ohio-state.edu/~gurari/TeX4ht/) -->
<math:math xmlns:math="http://www.w3.org/1998/Math/MathML" xmlns:xlink="http://www.w3.org/1999/xlink">
  <math:mn>1</math:mn>
  <math:mn>6</math:mn>
  <math:mn>3</math:mn>
  <math:mn>3</math:mn>
  <math:mn>5</math:mn>
</math:math>
</file>

<file path=tunicates_ncrna-m6/content.xml><?xml version="1.0" encoding="utf-8"?>
<!DOCTYPE math  PUBLIC '-//W3C//DTD MathML 2.0//EN'  'math.dtd'>
<?xtpipes file="oo-math.4xt" ?>
<!-- tunicates_ncrna-m6 by TeX4ht from tunicates_ncrna.tex line 227 2009-06-11-09:32 
(http://www.cse.ohio-state.edu/~gurari/TeX4ht/) -->
<math:math xmlns:math="http://www.w3.org/1998/Math/MathML" xmlns:xlink="http://www.w3.org/1999/xlink">
  <math:mn>1</math:mn>
  <math:mn>2</math:mn>
</math:math>
</file>

<file path=tunicates_ncrna-m60/content.xml><?xml version="1.0" encoding="utf-8"?>
<!DOCTYPE math  PUBLIC '-//W3C//DTD MathML 2.0//EN'  'math.dtd'>
<?xtpipes file="oo-math.4xt" ?>
<!-- tunicates_ncrna-m60 by TeX4ht from tunicates_ncrna.tex line 508 2009-06-11-09:32 
(http://www.cse.ohio-state.edu/~gurari/TeX4ht/) -->
<math:math xmlns:math="http://www.w3.org/1998/Math/MathML" xmlns:xlink="http://www.w3.org/1999/xlink">
  <math:mn>6</math:mn>
  <math:mn>0</math:mn>
</math:math>
</file>

<file path=tunicates_ncrna-m61/content.xml><?xml version="1.0" encoding="utf-8"?>
<!DOCTYPE math  PUBLIC '-//W3C//DTD MathML 2.0//EN'  'math.dtd'>
<?xtpipes file="oo-math.4xt" ?>
<!-- tunicates_ncrna-m61 by TeX4ht from tunicates_ncrna.tex line 524 2009-06-11-09:32 
(http://www.cse.ohio-state.edu/~gurari/TeX4ht/) -->
<math:math xmlns:math="http://www.w3.org/1998/Math/MathML" xmlns:xlink="http://www.w3.org/1999/xlink">
  <math:mn>1</math:mn>
  <math:mn>5</math:mn>
  <math:mn>2</math:mn>
  <math:mn>9</math:mn>
  <math:mn>3</math:mn>
  <math:mn>5</math:mn>
  <math:mn>5</math:mn>
</math:math>
</file>

<file path=tunicates_ncrna-m62/content.xml><?xml version="1.0" encoding="utf-8"?>
<!DOCTYPE math  PUBLIC '-//W3C//DTD MathML 2.0//EN'  'math.dtd'>
<?xtpipes file="oo-math.4xt" ?>
<!-- tunicates_ncrna-m62 by TeX4ht from tunicates_ncrna.tex line 524 2009-06-11-09:32 
(http://www.cse.ohio-state.edu/~gurari/TeX4ht/) -->
<math:math xmlns:math="http://www.w3.org/1998/Math/MathML" xmlns:xlink="http://www.w3.org/1999/xlink">
  <math:mn>1</math:mn>
  <math:mn>8</math:mn>
  <math:mn>8</math:mn>
  <math:mn>2</math:mn>
  <math:mn>7</math:mn>
  <math:mn>7</math:mn>
  <math:mn>7</math:mn>
</math:math>
</file>

<file path=tunicates_ncrna-m63/content.xml><?xml version="1.0" encoding="utf-8"?>
<!DOCTYPE math  PUBLIC '-//W3C//DTD MathML 2.0//EN'  'math.dtd'>
<?xtpipes file="oo-math.4xt" ?>
<!-- tunicates_ncrna-m63 by TeX4ht from tunicates_ncrna.tex line 524 2009-06-11-09:32 
(http://www.cse.ohio-state.edu/~gurari/TeX4ht/) -->
<math:math xmlns:math="http://www.w3.org/1998/Math/MathML" xmlns:xlink="http://www.w3.org/1999/xlink">
  <math:mn>3</math:mn>
  <math:mn>5</math:mn>
  <math:mn>3</math:mn>
  <math:mn>4</math:mn>
  <math:mn>2</math:mn>
  <math:mn>2</math:mn>
</math:math>
</file>

<file path=tunicates_ncrna-m64/content.xml><?xml version="1.0" encoding="utf-8"?>
<!DOCTYPE math  PUBLIC '-//W3C//DTD MathML 2.0//EN'  'math.dtd'>
<?xtpipes file="oo-math.4xt" ?>
<!-- tunicates_ncrna-m64 by TeX4ht from tunicates_ncrna.tex line 524 2009-06-11-09:32 
(http://www.cse.ohio-state.edu/~gurari/TeX4ht/) -->
<math:math xmlns:math="http://www.w3.org/1998/Math/MathML" xmlns:xlink="http://www.w3.org/1999/xlink">
  <math:mn>7</math:mn>
</math:math>
</file>

<file path=tunicates_ncrna-m66/content.xml><?xml version="1.0" encoding="utf-8"?>
<!DOCTYPE math  PUBLIC '-//W3C//DTD MathML 2.0//EN'  'math.dtd'>
<?xtpipes file="oo-math.4xt" ?>
<!-- tunicates_ncrna-m66 by TeX4ht from tunicates_ncrna.tex line 533 2009-06-11-09:32 
(http://www.cse.ohio-state.edu/~gurari/TeX4ht/) -->
<math:math xmlns:math="http://www.w3.org/1998/Math/MathML" xmlns:xlink="http://www.w3.org/1999/xlink">
  <math:mn>4</math:mn>
  <math:mn>4</math:mn>
</math:math>
</file>

<file path=tunicates_ncrna-m67/content.xml><?xml version="1.0" encoding="utf-8"?>
<!DOCTYPE math  PUBLIC '-//W3C//DTD MathML 2.0//EN'  'math.dtd'>
<?xtpipes file="oo-math.4xt" ?>
<!-- tunicates_ncrna-m67 by TeX4ht from tunicates_ncrna.tex line 533 2009-06-11-09:32 
(http://www.cse.ohio-state.edu/~gurari/TeX4ht/) -->
<math:math xmlns:math="http://www.w3.org/1998/Math/MathML" xmlns:xlink="http://www.w3.org/1999/xlink">
  <math:mn>3</math:mn>
  <math:mn>0</math:mn>
  <math:mn>0</math:mn>
</math:math>
</file>

<file path=tunicates_ncrna-m68/content.xml><?xml version="1.0" encoding="utf-8"?>
<!DOCTYPE math  PUBLIC '-//W3C//DTD MathML 2.0//EN'  'math.dtd'>
<?xtpipes file="oo-math.4xt" ?>
<!-- tunicates_ncrna-m68 by TeX4ht from tunicates_ncrna.tex line 580 2009-06-11-09:32 
(http://www.cse.ohio-state.edu/~gurari/TeX4ht/) -->
<math:math xmlns:math="http://www.w3.org/1998/Math/MathML" xmlns:xlink="http://www.w3.org/1999/xlink">
  <math:mn>1</math:mn>
  <math:mn>1</math:mn>
</math:math>
</file>

<file path=tunicates_ncrna-m69/content.xml><?xml version="1.0" encoding="utf-8"?>
<!DOCTYPE math  PUBLIC '-//W3C//DTD MathML 2.0//EN'  'math.dtd'>
<?xtpipes file="oo-math.4xt" ?>
<!-- tunicates_ncrna-m69 by TeX4ht from tunicates_ncrna.tex line 580 2009-06-11-09:32 
(http://www.cse.ohio-state.edu/~gurari/TeX4ht/) -->
<math:math xmlns:math="http://www.w3.org/1998/Math/MathML" xmlns:xlink="http://www.w3.org/1999/xlink">
  <math:mn>4</math:mn>
</math:math>
</file>

<file path=tunicates_ncrna-m7/content.xml><?xml version="1.0" encoding="utf-8"?>
<!DOCTYPE math  PUBLIC '-//W3C//DTD MathML 2.0//EN'  'math.dtd'>
<?xtpipes file="oo-math.4xt" ?>
<!-- tunicates_ncrna-m7 by TeX4ht from tunicates_ncrna.tex line 241 2009-06-11-09:32 
(http://www.cse.ohio-state.edu/~gurari/TeX4ht/) -->
<math:math xmlns:math="http://www.w3.org/1998/Math/MathML" xmlns:xlink="http://www.w3.org/1999/xlink">
  <math:mn>1</math:mn>
</math:math>
</file>

<file path=tunicates_ncrna-m71/content.xml><?xml version="1.0" encoding="utf-8"?>
<!DOCTYPE math  PUBLIC '-//W3C//DTD MathML 2.0//EN'  'math.dtd'>
<?xtpipes file="oo-math.4xt" ?>
<!-- tunicates_ncrna-m71 by TeX4ht from tunicates_ncrna.tex line 676 2009-06-11-09:32 
(http://www.cse.ohio-state.edu/~gurari/TeX4ht/) -->
<math:math xmlns:math="http://www.w3.org/1998/Math/MathML" xmlns:xlink="http://www.w3.org/1999/xlink">
  <math:mn>2</math:mn>
  <math:mn>0</math:mn>
  <math:mn>8</math:mn>
  <math:mn>2</math:mn>
  <math:mn>2</math:mn>
  <math:mn>6</math:mn>
  <math:mn>0</math:mn>
</math:math>
</file>

<file path=tunicates_ncrna-m72/content.xml><?xml version="1.0" encoding="utf-8"?>
<!DOCTYPE math  PUBLIC '-//W3C//DTD MathML 2.0//EN'  'math.dtd'>
<?xtpipes file="oo-math.4xt" ?>
<!-- tunicates_ncrna-m72 by TeX4ht from tunicates_ncrna.tex line 676 2009-06-11-09:32 
(http://www.cse.ohio-state.edu/~gurari/TeX4ht/) -->
<math:math xmlns:math="http://www.w3.org/1998/Math/MathML" xmlns:xlink="http://www.w3.org/1999/xlink">
  <math:mn>2</math:mn>
  <math:mn>0</math:mn>
  <math:mn>8</math:mn>
  <math:mn>3</math:mn>
  <math:mn>2</math:mn>
  <math:mn>8</math:mn>
  <math:mn>6</math:mn>
</math:math>
</file>

<file path=tunicates_ncrna-m73/content.xml><?xml version="1.0" encoding="utf-8"?>
<!DOCTYPE math  PUBLIC '-//W3C//DTD MathML 2.0//EN'  'math.dtd'>
<?xtpipes file="oo-math.4xt" ?>
<!-- tunicates_ncrna-m73 by TeX4ht from tunicates_ncrna.tex line 680 2009-06-11-09:32 
(http://www.cse.ohio-state.edu/~gurari/TeX4ht/) -->
<math:math xmlns:math="http://www.w3.org/1998/Math/MathML" xmlns:xlink="http://www.w3.org/1999/xlink">
  <math:mn>1</math:mn>
  <math:mn>1</math:mn>
  <math:mn>1</math:mn>
  <math:mn>4</math:mn>
  <math:mn>1</math:mn>
  <math:mn>3</math:mn>
  <math:mn>9</math:mn>
</math:math>
</file>

<file path=tunicates_ncrna-m74/content.xml><?xml version="1.0" encoding="utf-8"?>
<!DOCTYPE math  PUBLIC '-//W3C//DTD MathML 2.0//EN'  'math.dtd'>
<?xtpipes file="oo-math.4xt" ?>
<!-- tunicates_ncrna-m74 by TeX4ht from tunicates_ncrna.tex line 680 2009-06-11-09:32 
(http://www.cse.ohio-state.edu/~gurari/TeX4ht/) -->
<math:math xmlns:math="http://www.w3.org/1998/Math/MathML" xmlns:xlink="http://www.w3.org/1999/xlink">
  <math:mn>1</math:mn>
  <math:mn>1</math:mn>
  <math:mn>1</math:mn>
  <math:mn>7</math:mn>
  <math:mn>5</math:mn>
  <math:mn>9</math:mn>
  <math:mn>7</math:mn>
</math:math>
</file>

<file path=tunicates_ncrna-m75/content.xml><?xml version="1.0" encoding="utf-8"?>
<!DOCTYPE math  PUBLIC '-//W3C//DTD MathML 2.0//EN'  'math.dtd'>
<?xtpipes file="oo-math.4xt" ?>
<!-- tunicates_ncrna-m75 by TeX4ht from tunicates_ncrna.tex line 684 2009-06-11-09:32 
(http://www.cse.ohio-state.edu/~gurari/TeX4ht/) -->
<math:math xmlns:math="http://www.w3.org/1998/Math/MathML" xmlns:xlink="http://www.w3.org/1999/xlink">
  <math:mn>3</math:mn>
  <math:mn>2</math:mn>
  <math:mn>2</math:mn>
  <math:mn>6</math:mn>
  <math:mn>2</math:mn>
  <math:mn>0</math:mn>
  <math:mn>0</math:mn>
</math:math>
</file>

<file path=tunicates_ncrna-m76/content.xml><?xml version="1.0" encoding="utf-8"?>
<!DOCTYPE math  PUBLIC '-//W3C//DTD MathML 2.0//EN'  'math.dtd'>
<?xtpipes file="oo-math.4xt" ?>
<!-- tunicates_ncrna-m76 by TeX4ht from tunicates_ncrna.tex line 684 2009-06-11-09:32 
(http://www.cse.ohio-state.edu/~gurari/TeX4ht/) -->
<math:math xmlns:math="http://www.w3.org/1998/Math/MathML" xmlns:xlink="http://www.w3.org/1999/xlink">
  <math:mn>3</math:mn>
  <math:mn>2</math:mn>
  <math:mn>2</math:mn>
  <math:mn>8</math:mn>
  <math:mn>8</math:mn>
  <math:mn>8</math:mn>
  <math:mn>4</math:mn>
</math:math>
</file>

<file path=tunicates_ncrna-m77/content.xml><?xml version="1.0" encoding="utf-8"?>
<!DOCTYPE math  PUBLIC '-//W3C//DTD MathML 2.0//EN'  'math.dtd'>
<?xtpipes file="oo-math.4xt" ?>
<!-- tunicates_ncrna-m77 by TeX4ht from tunicates_ncrna.tex line 689 2009-06-11-09:32 
(http://www.cse.ohio-state.edu/~gurari/TeX4ht/) -->
<math:math xmlns:math="http://www.w3.org/1998/Math/MathML" xmlns:xlink="http://www.w3.org/1999/xlink">
  <math:mn>4</math:mn>
  <math:mn>8</math:mn>
  <math:mn>2</math:mn>
  <math:mn>8</math:mn>
  <math:mn>4</math:mn>
  <math:mn>3</math:mn>
  <math:mn>1</math:mn>
</math:math>
</file>

<file path=tunicates_ncrna-m78/content.xml><?xml version="1.0" encoding="utf-8"?>
<!DOCTYPE math  PUBLIC '-//W3C//DTD MathML 2.0//EN'  'math.dtd'>
<?xtpipes file="oo-math.4xt" ?>
<!-- tunicates_ncrna-m78 by TeX4ht from tunicates_ncrna.tex line 689 2009-06-11-09:32 
(http://www.cse.ohio-state.edu/~gurari/TeX4ht/) -->
<math:math xmlns:math="http://www.w3.org/1998/Math/MathML" xmlns:xlink="http://www.w3.org/1999/xlink">
  <math:mn>4</math:mn>
  <math:mn>8</math:mn>
  <math:mn>3</math:mn>
  <math:mn>5</math:mn>
  <math:mn>9</math:mn>
  <math:mn>6</math:mn>
  <math:mn>7</math:mn>
</math:math>
</file>

<file path=tunicates_ncrna-m79/content.xml><?xml version="1.0" encoding="utf-8"?>
<!DOCTYPE math  PUBLIC '-//W3C//DTD MathML 2.0//EN'  'math.dtd'>
<?xtpipes file="oo-math.4xt" ?>
<!-- tunicates_ncrna-m79 by TeX4ht from tunicates_ncrna.tex line 694 2009-06-11-09:32 
(http://www.cse.ohio-state.edu/~gurari/TeX4ht/) -->
<math:math xmlns:math="http://www.w3.org/1998/Math/MathML" xmlns:xlink="http://www.w3.org/1999/xlink">
  <math:mn>5</math:mn>
  <math:mn>6</math:mn>
  <math:mn>7</math:mn>
  <math:mn>4</math:mn>
  <math:mn>7</math:mn>
  <math:mn>8</math:mn>
</math:math>
</file>

<file path=tunicates_ncrna-m8/content.xml><?xml version="1.0" encoding="utf-8"?>
<!DOCTYPE math  PUBLIC '-//W3C//DTD MathML 2.0//EN'  'math.dtd'>
<?xtpipes file="oo-math.4xt" ?>
<!-- tunicates_ncrna-m8 by TeX4ht from tunicates_ncrna.tex line 262 2009-06-11-09:32 
(http://www.cse.ohio-state.edu/~gurari/TeX4ht/) -->
<math:math xmlns:math="http://www.w3.org/1998/Math/MathML" xmlns:xlink="http://www.w3.org/1999/xlink">
  <math:mn>2</math:mn>
  <math:mn>1</math:mn>
</math:math>
</file>

<file path=tunicates_ncrna-m80/content.xml><?xml version="1.0" encoding="utf-8"?>
<!DOCTYPE math  PUBLIC '-//W3C//DTD MathML 2.0//EN'  'math.dtd'>
<?xtpipes file="oo-math.4xt" ?>
<!-- tunicates_ncrna-m80 by TeX4ht from tunicates_ncrna.tex line 694 2009-06-11-09:32 
(http://www.cse.ohio-state.edu/~gurari/TeX4ht/) -->
<math:math xmlns:math="http://www.w3.org/1998/Math/MathML" xmlns:xlink="http://www.w3.org/1999/xlink">
  <math:mn>5</math:mn>
  <math:mn>7</math:mn>
  <math:mn>1</math:mn>
  <math:mn>0</math:mn>
  <math:mn>3</math:mn>
  <math:mn>1</math:mn>
</math:math>
</file>

<file path=tunicates_ncrna-m81/content.xml><?xml version="1.0" encoding="utf-8"?>
<!DOCTYPE math  PUBLIC '-//W3C//DTD MathML 2.0//EN'  'math.dtd'>
<?xtpipes file="oo-math.4xt" ?>
<!-- tunicates_ncrna-m81 by TeX4ht from tunicates_ncrna.tex line 700 2009-06-11-09:32 
(http://www.cse.ohio-state.edu/~gurari/TeX4ht/) -->
<math:math xmlns:math="http://www.w3.org/1998/Math/MathML" xmlns:xlink="http://www.w3.org/1999/xlink">
  <math:mn>4</math:mn>
  <math:mn>8</math:mn>
  <math:mn>8</math:mn>
  <math:mn>4</math:mn>
</math:math>
</file>

<file path=tunicates_ncrna-m82/content.xml><?xml version="1.0" encoding="utf-8"?>
<!DOCTYPE math  PUBLIC '-//W3C//DTD MathML 2.0//EN'  'math.dtd'>
<?xtpipes file="oo-math.4xt" ?>
<!-- tunicates_ncrna-m82 by TeX4ht from tunicates_ncrna.tex line 700 2009-06-11-09:32 
(http://www.cse.ohio-state.edu/~gurari/TeX4ht/) -->
<math:math xmlns:math="http://www.w3.org/1998/Math/MathML" xmlns:xlink="http://www.w3.org/1999/xlink">
  <math:mn>5</math:mn>
  <math:mn>2</math:mn>
  <math:mn>5</math:mn>
  <math:mn>0</math:mn>
</math:math>
</file>

<file path=tunicates_ncrna-m83/content.xml><?xml version="1.0" encoding="utf-8"?>
<!DOCTYPE math  PUBLIC '-//W3C//DTD MathML 2.0//EN'  'math.dtd'>
<?xtpipes file="oo-math.4xt" ?>
<!-- tunicates_ncrna-m83 by TeX4ht from tunicates_ncrna.tex line 706 2009-06-11-09:32 
(http://www.cse.ohio-state.edu/~gurari/TeX4ht/) -->
<math:math xmlns:math="http://www.w3.org/1998/Math/MathML" xmlns:xlink="http://www.w3.org/1999/xlink">
  <math:mn>3</math:mn>
  <math:mn>2</math:mn>
  <math:mn>2</math:mn>
  <math:mn>6</math:mn>
  <math:mn>2</math:mn>
  <math:mn>0</math:mn>
  <math:mn>0</math:mn>
</math:math>
</file>

<file path=tunicates_ncrna-m84/content.xml><?xml version="1.0" encoding="utf-8"?>
<!DOCTYPE math  PUBLIC '-//W3C//DTD MathML 2.0//EN'  'math.dtd'>
<?xtpipes file="oo-math.4xt" ?>
<!-- tunicates_ncrna-m84 by TeX4ht from tunicates_ncrna.tex line 706 2009-06-11-09:32 
(http://www.cse.ohio-state.edu/~gurari/TeX4ht/) -->
<math:math xmlns:math="http://www.w3.org/1998/Math/MathML" xmlns:xlink="http://www.w3.org/1999/xlink">
  <math:mn>3</math:mn>
  <math:mn>2</math:mn>
  <math:mn>2</math:mn>
  <math:mn>8</math:mn>
  <math:mn>8</math:mn>
  <math:mn>8</math:mn>
  <math:mn>4</math:mn>
</math:math>
</file>

<file path=tunicates_ncrna-m85/content.xml><?xml version="1.0" encoding="utf-8"?>
<!DOCTYPE math  PUBLIC '-//W3C//DTD MathML 2.0//EN'  'math.dtd'>
<?xtpipes file="oo-math.4xt" ?>
<!-- tunicates_ncrna-m85 by TeX4ht from tunicates_ncrna.tex line 710 2009-06-11-09:32 
(http://www.cse.ohio-state.edu/~gurari/TeX4ht/) -->
<math:math xmlns:math="http://www.w3.org/1998/Math/MathML" xmlns:xlink="http://www.w3.org/1999/xlink">
  <math:mn>8</math:mn>
  <math:mn>8</math:mn>
  <math:mn>4</math:mn>
  <math:mn>6</math:mn>
  <math:mn>1</math:mn>
  <math:mn>5</math:mn>
</math:math>
</file>

<file path=tunicates_ncrna-m86/content.xml><?xml version="1.0" encoding="utf-8"?>
<!DOCTYPE math  PUBLIC '-//W3C//DTD MathML 2.0//EN'  'math.dtd'>
<?xtpipes file="oo-math.4xt" ?>
<!-- tunicates_ncrna-m86 by TeX4ht from tunicates_ncrna.tex line 710 2009-06-11-09:32 
(http://www.cse.ohio-state.edu/~gurari/TeX4ht/) -->
<math:math xmlns:math="http://www.w3.org/1998/Math/MathML" xmlns:xlink="http://www.w3.org/1999/xlink">
  <math:mn>8</math:mn>
  <math:mn>8</math:mn>
  <math:mn>5</math:mn>
  <math:mn>5</math:mn>
  <math:mn>0</math:mn>
  <math:mn>8</math:mn>
</math:math>
</file>

<file path=tunicates_ncrna-m87/content.xml><?xml version="1.0" encoding="utf-8"?>
<!DOCTYPE math  PUBLIC '-//W3C//DTD MathML 2.0//EN'  'math.dtd'>
<?xtpipes file="oo-math.4xt" ?>
<!-- tunicates_ncrna-m87 by TeX4ht from tunicates_ncrna.tex line 713 2009-06-11-09:32 
(http://www.cse.ohio-state.edu/~gurari/TeX4ht/) -->
<math:math xmlns:math="http://www.w3.org/1998/Math/MathML" xmlns:xlink="http://www.w3.org/1999/xlink">
  <math:mn>1</math:mn>
  <math:mn>3</math:mn>
  <math:mn>3</math:mn>
  <math:mn>5</math:mn>
  <math:mn>3</math:mn>
  <math:mn>7</math:mn>
  <math:mn>5</math:mn>
</math:math>
</file>

<file path=tunicates_ncrna-m88/content.xml><?xml version="1.0" encoding="utf-8"?>
<!DOCTYPE math  PUBLIC '-//W3C//DTD MathML 2.0//EN'  'math.dtd'>
<?xtpipes file="oo-math.4xt" ?>
<!-- tunicates_ncrna-m88 by TeX4ht from tunicates_ncrna.tex line 713 2009-06-11-09:32 
(http://www.cse.ohio-state.edu/~gurari/TeX4ht/) -->
<math:math xmlns:math="http://www.w3.org/1998/Math/MathML" xmlns:xlink="http://www.w3.org/1999/xlink">
  <math:mn>1</math:mn>
  <math:mn>3</math:mn>
  <math:mn>3</math:mn>
  <math:mn>6</math:mn>
  <math:mn>4</math:mn>
  <math:mn>8</math:mn>
  <math:mn>7</math:mn>
</math:math>
</file>

<file path=tunicates_ncrna-m89/content.xml><?xml version="1.0" encoding="utf-8"?>
<!DOCTYPE math  PUBLIC '-//W3C//DTD MathML 2.0//EN'  'math.dtd'>
<?xtpipes file="oo-math.4xt" ?>
<!-- tunicates_ncrna-m89 by TeX4ht from tunicates_ncrna.tex line 715 2009-06-11-09:32 
(http://www.cse.ohio-state.edu/~gurari/TeX4ht/) -->
<math:math xmlns:math="http://www.w3.org/1998/Math/MathML" xmlns:xlink="http://www.w3.org/1999/xlink">
  <math:mn>3</math:mn>
  <math:mn>0</math:mn>
  <math:mn>8</math:mn>
  <math:mn>6</math:mn>
  <math:mn>3</math:mn>
  <math:mn>6</math:mn>
  <math:mn>9</math:mn>
</math:math>
</file>

<file path=tunicates_ncrna-m9/content.xml><?xml version="1.0" encoding="utf-8"?>
<!DOCTYPE math  PUBLIC '-//W3C//DTD MathML 2.0//EN'  'math.dtd'>
<?xtpipes file="oo-math.4xt" ?>
<!-- tunicates_ncrna-m9 by TeX4ht from tunicates_ncrna.tex line 282 2009-06-11-09:32 
(http://www.cse.ohio-state.edu/~gurari/TeX4ht/) -->
<math:math xmlns:math="http://www.w3.org/1998/Math/MathML" xmlns:xlink="http://www.w3.org/1999/xlink">
  <math:mn>4</math:mn>
  <math:mn>1</math:mn>
</math:math>
</file>

<file path=tunicates_ncrna-m90/content.xml><?xml version="1.0" encoding="utf-8"?>
<!DOCTYPE math  PUBLIC '-//W3C//DTD MathML 2.0//EN'  'math.dtd'>
<?xtpipes file="oo-math.4xt" ?>
<!-- tunicates_ncrna-m90 by TeX4ht from tunicates_ncrna.tex line 715 2009-06-11-09:32 
(http://www.cse.ohio-state.edu/~gurari/TeX4ht/) -->
<math:math xmlns:math="http://www.w3.org/1998/Math/MathML" xmlns:xlink="http://www.w3.org/1999/xlink">
  <math:mn>3</math:mn>
  <math:mn>0</math:mn>
  <math:mn>8</math:mn>
  <math:mn>6</math:mn>
  <math:mn>5</math:mn>
  <math:mn>8</math:mn>
  <math:mn>6</math:mn>
</math:math>
</file>

<file path=tunicates_ncrna-m91/content.xml><?xml version="1.0" encoding="utf-8"?>
<!DOCTYPE math  PUBLIC '-//W3C//DTD MathML 2.0//EN'  'math.dtd'>
<?xtpipes file="oo-math.4xt" ?>
<!-- tunicates_ncrna-m91 by TeX4ht from tunicates_ncrna.tex line 718 2009-06-11-09:32 
(http://www.cse.ohio-state.edu/~gurari/TeX4ht/) -->
<math:math xmlns:math="http://www.w3.org/1998/Math/MathML" xmlns:xlink="http://www.w3.org/1999/xlink">
  <math:mn>4</math:mn>
  <math:mn>9</math:mn>
  <math:mn>6</math:mn>
  <math:mn>9</math:mn>
  <math:mn>6</math:mn>
  <math:mn>9</math:mn>
  <math:mn>1</math:mn>
</math:math>
</file>

<file path=tunicates_ncrna-m92/content.xml><?xml version="1.0" encoding="utf-8"?>
<!DOCTYPE math  PUBLIC '-//W3C//DTD MathML 2.0//EN'  'math.dtd'>
<?xtpipes file="oo-math.4xt" ?>
<!-- tunicates_ncrna-m92 by TeX4ht from tunicates_ncrna.tex line 718 2009-06-11-09:32 
(http://www.cse.ohio-state.edu/~gurari/TeX4ht/) -->
<math:math xmlns:math="http://www.w3.org/1998/Math/MathML" xmlns:xlink="http://www.w3.org/1999/xlink">
  <math:mn>4</math:mn>
  <math:mn>9</math:mn>
  <math:mn>6</math:mn>
  <math:mn>9</math:mn>
  <math:mn>9</math:mn>
  <math:mn>1</math:mn>
  <math:mn>2</math:mn>
</math:math>
</file>

<file path=tunicates_ncrna-m93/content.xml><?xml version="1.0" encoding="utf-8"?>
<!DOCTYPE math  PUBLIC '-//W3C//DTD MathML 2.0//EN'  'math.dtd'>
<?xtpipes file="oo-math.4xt" ?>
<!-- tunicates_ncrna-m93 by TeX4ht from tunicates_ncrna.tex line 720 2009-06-11-09:32 
(http://www.cse.ohio-state.edu/~gurari/TeX4ht/) -->
<math:math xmlns:math="http://www.w3.org/1998/Math/MathML" xmlns:xlink="http://www.w3.org/1999/xlink">
  <math:mn>4</math:mn>
  <math:mn>9</math:mn>
  <math:mn>3</math:mn>
  <math:mn>9</math:mn>
  <math:mn>2</math:mn>
</math:math>
</file>

<file path=tunicates_ncrna-m94/content.xml><?xml version="1.0" encoding="utf-8"?>
<!DOCTYPE math  PUBLIC '-//W3C//DTD MathML 2.0//EN'  'math.dtd'>
<?xtpipes file="oo-math.4xt" ?>
<!-- tunicates_ncrna-m94 by TeX4ht from tunicates_ncrna.tex line 720 2009-06-11-09:32 
(http://www.cse.ohio-state.edu/~gurari/TeX4ht/) -->
<math:math xmlns:math="http://www.w3.org/1998/Math/MathML" xmlns:xlink="http://www.w3.org/1999/xlink">
  <math:mn>4</math:mn>
  <math:mn>9</math:mn>
  <math:mn>6</math:mn>
  <math:mn>2</math:mn>
  <math:mn>0</math:mn>
</math:math>
</file>

<file path=tunicates_ncrna-m95/content.xml><?xml version="1.0" encoding="utf-8"?>
<!DOCTYPE math  PUBLIC '-//W3C//DTD MathML 2.0//EN'  'math.dtd'>
<?xtpipes file="oo-math.4xt" ?>
<!-- tunicates_ncrna-m95 by TeX4ht from tunicates_ncrna.tex line 723 2009-06-11-09:32 
(http://www.cse.ohio-state.edu/~gurari/TeX4ht/) -->
<math:math xmlns:math="http://www.w3.org/1998/Math/MathML" xmlns:xlink="http://www.w3.org/1999/xlink">
  <math:mn>8</math:mn>
  <math:mn>3</math:mn>
  <math:mn>3</math:mn>
  <math:mn>1</math:mn>
</math:math>
</file>

<file path=tunicates_ncrna-m96/content.xml><?xml version="1.0" encoding="utf-8"?>
<!DOCTYPE math  PUBLIC '-//W3C//DTD MathML 2.0//EN'  'math.dtd'>
<?xtpipes file="oo-math.4xt" ?>
<!-- tunicates_ncrna-m96 by TeX4ht from tunicates_ncrna.tex line 723 2009-06-11-09:32 
(http://www.cse.ohio-state.edu/~gurari/TeX4ht/) -->
<math:math xmlns:math="http://www.w3.org/1998/Math/MathML" xmlns:xlink="http://www.w3.org/1999/xlink">
  <math:mn>8</math:mn>
  <math:mn>7</math:mn>
  <math:mn>7</math:mn>
  <math:mn>8</math:mn>
</math:math>
</file>

<file path=tunicates_ncrna-m97/content.xml><?xml version="1.0" encoding="utf-8"?>
<!DOCTYPE math  PUBLIC '-//W3C//DTD MathML 2.0//EN'  'math.dtd'>
<?xtpipes file="oo-math.4xt" ?>
<!-- tunicates_ncrna-m97 by TeX4ht from tunicates_ncrna.tex line 727 2009-06-11-09:32 
(http://www.cse.ohio-state.edu/~gurari/TeX4ht/) -->
<math:math xmlns:math="http://www.w3.org/1998/Math/MathML" xmlns:xlink="http://www.w3.org/1999/xlink">
  <math:mn>3</math:mn>
  <math:mn>1</math:mn>
  <math:mn>3</math:mn>
  <math:mn>5</math:mn>
  <math:mn>3</math:mn>
</math:math>
</file>

<file path=tunicates_ncrna-m98/content.xml><?xml version="1.0" encoding="utf-8"?>
<!DOCTYPE math  PUBLIC '-//W3C//DTD MathML 2.0//EN'  'math.dtd'>
<?xtpipes file="oo-math.4xt" ?>
<!-- tunicates_ncrna-m98 by TeX4ht from tunicates_ncrna.tex line 727 2009-06-11-09:32 
(http://www.cse.ohio-state.edu/~gurari/TeX4ht/) -->
<math:math xmlns:math="http://www.w3.org/1998/Math/MathML" xmlns:xlink="http://www.w3.org/1999/xlink">
  <math:mn>3</math:mn>
  <math:mn>1</math:mn>
  <math:mn>9</math:mn>
  <math:mn>4</math:mn>
  <math:mn>9</math:mn>
</math:math>
</file>

<file path=tunicates_ncrna-m99/content.xml><?xml version="1.0" encoding="utf-8"?>
<!DOCTYPE math  PUBLIC '-//W3C//DTD MathML 2.0//EN'  'math.dtd'>
<?xtpipes file="oo-math.4xt" ?>
<!-- tunicates_ncrna-m99 by TeX4ht from tunicates_ncrna.tex line 729 2009-06-11-09:32 
(http://www.cse.ohio-state.edu/~gurari/TeX4ht/) -->
<math:math xmlns:math="http://www.w3.org/1998/Math/MathML" xmlns:xlink="http://www.w3.org/1999/xlink">
  <math:mn>4</math:mn>
  <math:mn>1</math:mn>
  <math:mn>5</math:mn>
  <math:mn>3</math:mn>
  <math:mn>2</math:mn>
  <math:mn>8</math:mn>
  <math:mn>4</math:mn>
</math:math>
</file>